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20000807500009CC9C75A4973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620000807500009CC9C75A4973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0.2256in"/>
    </style:style>
    <style:style style:name="co3" style:family="table-column">
      <style:table-column-properties fo:break-before="auto" style:column-width="0.4866in"/>
    </style:style>
    <style:style style:name="co4" style:family="table-column">
      <style:table-column-properties fo:break-before="auto" style:column-width="0.4516in"/>
    </style:style>
    <style:style style:name="co5" style:family="table-column">
      <style:table-column-properties fo:break-before="auto" style:column-width="0.2043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1827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1929in"/>
    </style:style>
    <style:style style:name="co10" style:family="table-column">
      <style:table-column-properties fo:break-before="auto" style:column-width="0.5272in"/>
    </style:style>
    <style:style style:name="co11" style:family="table-column">
      <style:table-column-properties fo:break-before="auto" style:column-width="0.2791in"/>
    </style:style>
    <style:style style:name="co12" style:family="table-column">
      <style:table-column-properties fo:break-before="auto" style:column-width="0.5484in"/>
    </style:style>
    <style:style style:name="co13" style:family="table-column">
      <style:table-column-properties fo:break-before="auto" style:column-width="0.3437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0.013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end" fo:margin-left="0in"/>
    </style:style>
    <style:style style:name="ce6" style:family="table-cell" style:parent-style-name="Default">
      <style:table-cell-properties fo:border-bottom="0.0346in solid #000000" fo:border-left="none" fo:border-right="0.0346in solid #000000" fo:border-top="none"/>
    </style:style>
    <style:style style:name="ce7" style:family="table-cell" style:parent-style-name="Default">
      <style:table-cell-properties fo:border-bottom="none" fo:border-left="none" fo:border-right="0.0346in solid #000000" fo:border-top="none"/>
    </style:style>
    <style:style style:name="ce8" style:family="table-cell" style:parent-style-name="Default" style:data-style-name="N118">
      <style:table-cell-properties fo:border-bottom="0.0346in solid #000000" style:text-align-source="fix" style:repeat-content="false" fo:border-left="0.0346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8"/>
    <style:style style:name="ce10" style:family="table-cell" style:parent-style-name="Default" style:data-style-name="N2">
      <style:table-cell-properties fo:border-bottom="0.0346in solid #000000" style:text-align-source="fix" style:repeat-content="false" fo:border-left="none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="none"/>
    </style:style>
    <style:style style:name="ce13" style:family="table-cell" style:parent-style-name="Default">
      <style:table-cell-properties fo:border-bottom="0.0346in solid #000000" style:text-align-source="fix" style:repeat-content="false" fo:border-left="none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19"/>
    <style:style style:name="ce15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346in solid #000000" fo:border-right="0.0346in solid #000000" fo:border-top="none"/>
    </style:style>
    <style:style style:name="ce17" style:family="table-cell" style:parent-style-name="Default" style:data-style-name="N118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order-bottom="none" fo:border-left="none" fo:border-right="0.0346in solid #000000" fo:border-top="0.0346in solid #000000"/>
    </style:style>
    <style:style style:name="ce21" style:family="table-cell" style:parent-style-name="Default" style:data-style-name="N11">
      <style:table-cell-properties fo:border-bottom="none" fo:border-left="none" fo:border-right="0.0346in solid #000000" fo:border-top="none"/>
    </style:style>
    <style:style style:name="ce22" style:family="table-cell" style:parent-style-name="Default">
      <style:table-cell-properties fo:border-bottom="0.0346in solid #000000" fo:border-left="none" fo:border-right="none" fo:border-top="none"/>
    </style:style>
    <style:style style:name="ce23" style:family="table-cell" style:parent-style-name="Default" style:data-style-name="N10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style-name="gr1" svg:width="7.3799in" svg:height="4.4055in" svg:x="12.1579in" svg:y="0.3461in">
            <draw:object draw:notify-on-update-of-ranges="Sheet1.Z13:Sheet1.Z22 Sheet1.AA13:Sheet1.AA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3425in" svg:height="5.3681in" svg:x="12.1776in" svg:y="4.9496in">
            <draw:object draw:notify-on-update-of-ranges="Sheet1.Z33:Sheet1.Z43 Sheet1.AA33:Sheet1.AA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aphics 1" draw:style-name="gr2" draw:text-style-name="P1" svg:width="12.9465in" svg:height="15.8016in" svg:x="19.1169in" svg:y="1.1717in">
            <draw:image xlink:href="Pictures/200000620000807500009CC9C75A4973.svm" xlink:type="simple" xlink:show="embed" xlink:actuate="onLoad">
              <text:p/>
            </draw:image>
          </draw:frame>
          <draw:frame draw:z-index="3" draw:style-name="gr1" svg:width="7.313in" svg:height="3.9976in" svg:x="12.2071in" svg:y="10.5268in">
            <draw:object draw:notify-on-update-of-ranges="Sheet1.Z65:Sheet1.Z74 Sheet1.AA65:Sheet1.AA7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ce16"/>
        <table:table-column table:style-name="co3" table:default-cell-style-name="Default"/>
        <table:table-column table:style-name="co3" table:default-cell-style-name="ce11"/>
        <table:table-column table:style-name="co6" table:default-cell-style-name="ce21"/>
        <table:table-column table:style-name="co7" table:default-cell-style-name="ce16"/>
        <table:table-column table:style-name="co3" table:default-cell-style-name="Default"/>
        <table:table-column table:style-name="co3" table:default-cell-style-name="ce11"/>
        <table:table-column table:style-name="co6" table:default-cell-style-name="ce21"/>
        <table:table-column table:style-name="co8" table:default-cell-style-name="ce21"/>
        <table:table-column table:style-name="co9" table:default-cell-style-name="ce16"/>
        <table:table-column table:style-name="co3" table:default-cell-style-name="Default"/>
        <table:table-column table:style-name="co3" table:default-cell-style-name="ce11"/>
        <table:table-column table:style-name="co6" table:default-cell-style-name="ce21"/>
        <table:table-column table:style-name="co9" table:default-cell-style-name="ce16"/>
        <table:table-column table:style-name="co3" table:default-cell-style-name="Default"/>
        <table:table-column table:style-name="co3" table:default-cell-style-name="ce11"/>
        <table:table-column table:style-name="co6" table:default-cell-style-name="ce21"/>
        <table:table-column table:style-name="co10" table:default-cell-style-name="ce21"/>
        <table:table-column table:style-name="co11" table:default-cell-style-name="Default"/>
        <table:table-column table:style-name="co12" table:default-cell-style-name="ce24"/>
        <table:table-column table:style-name="co13" table:default-cell-style-name="Default"/>
        <table:table-column table:style-name="co14" table:number-columns-repeated="997" table:default-cell-style-name="Default"/>
        <table:table-row table:style-name="ro1">
          <table:table-cell table:style-name="ce1" office:value-type="string">
            <text:p>MWR</text:p>
          </table:table-cell>
          <table:table-cell table:style-name="ce3" office:value-type="string">
            <text:p>MNU</text:p>
          </table:table-cell>
          <table:table-cell table:style-name="ce6"/>
          <table:table-cell table:style-name="ce8" office:value-type="string" table:number-columns-spanned="3" table:number-rows-spanned="1">
            <text:p>Nom.</text:p>
          </table:table-cell>
          <table:covered-table-cell table:style-name="ce10"/>
          <table:covered-table-cell table:style-name="ce13"/>
          <table:table-cell table:style-name="ce15"/>
          <table:table-cell table:style-name="ce17" office:value-type="string" table:number-columns-spanned="3" table:number-rows-spanned="1">
            <text:p>JES hi</text:p>
          </table:table-cell>
          <table:covered-table-cell table:style-name="ce18"/>
          <table:covered-table-cell table:style-name="ce19"/>
          <table:table-cell table:style-name="ce15"/>
          <table:table-cell table:style-name="ce17" office:value-type="string" table:number-columns-spanned="3" table:number-rows-spanned="1">
            <text:p>JES lo</text:p>
          </table:table-cell>
          <table:covered-table-cell table:style-name="ce18"/>
          <table:covered-table-cell table:style-name="ce19"/>
          <table:table-cell table:style-name="ce19"/>
          <table:table-cell table:style-name="ce15"/>
          <table:table-cell table:style-name="ce17" office:value-type="string" table:number-columns-spanned="3" table:number-rows-spanned="1">
            <text:p>MES hi</text:p>
          </table:table-cell>
          <table:covered-table-cell table:style-name="ce18"/>
          <table:covered-table-cell table:style-name="ce19"/>
          <table:table-cell table:style-name="ce15"/>
          <table:table-cell table:style-name="ce17" office:value-type="string" table:number-columns-spanned="3" table:number-rows-spanned="1">
            <text:p>MES lo</text:p>
          </table:table-cell>
          <table:covered-table-cell table:style-name="ce18"/>
          <table:covered-table-cell table:style-name="ce19"/>
          <table:table-cell table:style-name="ce19"/>
          <table:table-cell table:style-name="ce22"/>
          <table:table-cell table:style-name="ce23" office:value-type="string">
            <text:p>bins</text:p>
          </table:table-cell>
          <table:table-cell table:style-name="ce22" table:number-columns-repeated="998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/>
          <table:table-cell office:value-type="float" office:value="16.72">
            <text:p>16.72</text:p>
          </table:table-cell>
          <table:table-cell office:value-type="float" office:value="9.36">
            <text:p>9.36</text:p>
          </table:table-cell>
          <table:table-cell table:style-name="ce14" table:formula="of:=0.1/SQRT([.E2])" office:value-type="percentage" office:value="0.0326860225230307">
            <text:p>3.3%</text:p>
          </table:table-cell>
          <table:table-cell/>
          <table:table-cell office:value-type="float" office:value="18.26">
            <text:p>18.26</text:p>
          </table:table-cell>
          <table:table-cell office:value-type="float" office:value="10.22">
            <text:p>10.22</text:p>
          </table:table-cell>
          <table:table-cell table:style-name="ce20" table:formula="of:=([.H2]-[.$D2])/[.$D2]" office:value-type="percentage" office:value="0.0921052631578949">
            <text:p>9.21%</text:p>
          </table:table-cell>
          <table:table-cell/>
          <table:table-cell office:value-type="float" office:value="15.38">
            <text:p>15.38</text:p>
          </table:table-cell>
          <table:table-cell office:value-type="float" office:value="8.61">
            <text:p>8.61</text:p>
          </table:table-cell>
          <table:table-cell table:style-name="ce20" table:formula="of:=([.L2]-[.$D2])/[.$D2]" office:value-type="percentage" office:value="-0.0801435406698564">
            <text:p>-8.01%</text:p>
          </table:table-cell>
          <table:table-cell table:style-name="ce20" table:formula="of:=MAX([.J2];ABS([.N2]))" office:value-type="percentage" office:value="0.0921052631578949">
            <text:p>9.21%</text:p>
          </table:table-cell>
          <table:table-cell/>
          <table:table-cell office:value-type="float" office:value="16.67">
            <text:p>16.67</text:p>
          </table:table-cell>
          <table:table-cell office:value-type="float" office:value="9.33">
            <text:p>9.33</text:p>
          </table:table-cell>
          <table:table-cell table:style-name="ce20" table:formula="of:=([.Q2]-[.$D2])/[.$D2]" office:value-type="percentage" office:value="-0.0029904306220094">
            <text:p>-0.30%</text:p>
          </table:table-cell>
          <table:table-cell/>
          <table:table-cell office:value-type="float" office:value="16.51">
            <text:p>16.51</text:p>
          </table:table-cell>
          <table:table-cell office:value-type="float" office:value="9.24">
            <text:p>9.24</text:p>
          </table:table-cell>
          <table:table-cell table:style-name="ce20" table:formula="of:=([.U2]-[.$D2])/[.$D2]" office:value-type="percentage" office:value="-0.01255980861244">
            <text:p>-1.26%</text:p>
          </table:table-cell>
          <table:table-cell table:style-name="ce20" table:formula="of:=MAX([.S2];ABS([.W2]))" office:value-type="percentage" office:value="0.01255980861244">
            <text:p>1.26%</text:p>
          </table:table-cell>
          <table:table-cell table:number-columns-repeated="1000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/>
          <table:table-cell office:value-type="float" office:value="7.935">
            <text:p>7.94</text:p>
          </table:table-cell>
          <table:table-cell office:value-type="float" office:value="7.92">
            <text:p>7.92</text:p>
          </table:table-cell>
          <table:table-cell table:style-name="ce14" table:formula="of:=0.1/SQRT([.E3])" office:value-type="percentage" office:value="0.0355334527259351">
            <text:p>3.6%</text:p>
          </table:table-cell>
          <table:table-cell/>
          <table:table-cell office:value-type="float" office:value="8.516">
            <text:p>8.52</text:p>
          </table:table-cell>
          <table:table-cell office:value-type="float" office:value="8.5">
            <text:p>8.50</text:p>
          </table:table-cell>
          <table:table-cell table:formula="of:=([.H3]-[.$D3])/[.$D3]" office:value-type="percentage" office:value="0.0732199117832389">
            <text:p>7.32%</text:p>
          </table:table-cell>
          <table:table-cell/>
          <table:table-cell office:value-type="float" office:value="7.304">
            <text:p>7.3</text:p>
          </table:table-cell>
          <table:table-cell office:value-type="float" office:value="7.29">
            <text:p>7.29</text:p>
          </table:table-cell>
          <table:table-cell table:formula="of:=([.L3]-[.$D3])/[.$D3]" office:value-type="percentage" office:value="-0.079521109010712">
            <text:p>-7.95%</text:p>
          </table:table-cell>
          <table:table-cell table:formula="of:=MAX([.J3];ABS([.N3]))" office:value-type="percentage" office:value="0.079521109010712">
            <text:p>7.95%</text:p>
          </table:table-cell>
          <table:table-cell/>
          <table:table-cell office:value-type="float" office:value="8.106">
            <text:p>8.11</text:p>
          </table:table-cell>
          <table:table-cell office:value-type="float" office:value="8.09">
            <text:p>8.09</text:p>
          </table:table-cell>
          <table:table-cell table:formula="of:=([.Q3]-[.$D3])/[.$D3]" office:value-type="percentage" office:value="0.0215500945179584">
            <text:p>2.16%</text:p>
          </table:table-cell>
          <table:table-cell/>
          <table:table-cell office:value-type="float" office:value="7.925">
            <text:p>7.93</text:p>
          </table:table-cell>
          <table:table-cell office:value-type="float" office:value="7.91">
            <text:p>7.91</text:p>
          </table:table-cell>
          <table:table-cell table:formula="of:=([.U3]-[.$D3])/[.$D3]" office:value-type="percentage" office:value="-0.00126023944549462">
            <text:p>-0.13%</text:p>
          </table:table-cell>
          <table:table-cell table:formula="of:=MAX([.S3];ABS([.W3]))" office:value-type="percentage" office:value="0.0215500945179584">
            <text:p>2.16%</text:p>
          </table:table-cell>
          <table:table-cell table:number-columns-repeated="1000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00">
            <text:p>100</text:p>
          </table:table-cell>
          <table:table-cell/>
          <table:table-cell office:value-type="float" office:value="4.052">
            <text:p>4.05</text:p>
          </table:table-cell>
          <table:table-cell office:value-type="float" office:value="6.86">
            <text:p>6.86</text:p>
          </table:table-cell>
          <table:table-cell table:style-name="ce14" table:formula="of:=0.1/SQRT([.E4])" office:value-type="percentage" office:value="0.0381801774160606">
            <text:p>3.8%</text:p>
          </table:table-cell>
          <table:table-cell/>
          <table:table-cell office:value-type="float" office:value="4.33">
            <text:p>4.33</text:p>
          </table:table-cell>
          <table:table-cell office:value-type="float" office:value="7.33">
            <text:p>7.33</text:p>
          </table:table-cell>
          <table:table-cell table:formula="of:=([.H4]-[.$D4])/[.$D4]" office:value-type="percentage" office:value="0.0686080947680159">
            <text:p>6.86%</text:p>
          </table:table-cell>
          <table:table-cell/>
          <table:table-cell office:value-type="float" office:value="3.822">
            <text:p>3.82</text:p>
          </table:table-cell>
          <table:table-cell office:value-type="float" office:value="6.47">
            <text:p>6.47</text:p>
          </table:table-cell>
          <table:table-cell table:formula="of:=([.L4]-[.$D4])/[.$D4]" office:value-type="percentage" office:value="-0.056762092793682">
            <text:p>-5.68%</text:p>
          </table:table-cell>
          <table:table-cell table:formula="of:=MAX([.J4];ABS([.N4]))" office:value-type="percentage" office:value="0.0686080947680159">
            <text:p>6.86%</text:p>
          </table:table-cell>
          <table:table-cell/>
          <table:table-cell office:value-type="float" office:value="4.076">
            <text:p>4.08</text:p>
          </table:table-cell>
          <table:table-cell office:value-type="float" office:value="6.9">
            <text:p>6.90</text:p>
          </table:table-cell>
          <table:table-cell table:formula="of:=([.Q4]-[.$D4])/[.$D4]" office:value-type="percentage" office:value="0.00592300098716684">
            <text:p>0.59%</text:p>
          </table:table-cell>
          <table:table-cell/>
          <table:table-cell office:value-type="float" office:value="4.046">
            <text:p>4.05</text:p>
          </table:table-cell>
          <table:table-cell office:value-type="float" office:value="6.85">
            <text:p>6.85</text:p>
          </table:table-cell>
          <table:table-cell table:formula="of:=([.U4]-[.$D4])/[.$D4]" office:value-type="percentage" office:value="-0.00148075024679155">
            <text:p>-0.15%</text:p>
          </table:table-cell>
          <table:table-cell table:formula="of:=MAX([.S4];ABS([.W4]))" office:value-type="percentage" office:value="0.00592300098716684">
            <text:p>0.59%</text:p>
          </table:table-cell>
          <table:table-cell table:number-columns-repeated="100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/>
          <table:table-cell office:value-type="float" office:value="2.22">
            <text:p>2.22</text:p>
          </table:table-cell>
          <table:table-cell office:value-type="float" office:value="6.34">
            <text:p>6.34</text:p>
          </table:table-cell>
          <table:table-cell table:style-name="ce14" table:formula="of:=0.1/SQRT([.E5])" office:value-type="percentage" office:value="0.0397150735394769">
            <text:p>4.0%</text:p>
          </table:table-cell>
          <table:table-cell/>
          <table:table-cell office:value-type="float" office:value="2.342">
            <text:p>2.34</text:p>
          </table:table-cell>
          <table:table-cell office:value-type="float" office:value="6.69">
            <text:p>6.69</text:p>
          </table:table-cell>
          <table:table-cell table:formula="of:=([.H5]-[.$D5])/[.$D5]" office:value-type="percentage" office:value="0.0549549549549549">
            <text:p>5.50%</text:p>
          </table:table-cell>
          <table:table-cell/>
          <table:table-cell office:value-type="float" office:value="2.094">
            <text:p>2.09</text:p>
          </table:table-cell>
          <table:table-cell office:value-type="float" office:value="5.98">
            <text:p>5.98</text:p>
          </table:table-cell>
          <table:table-cell table:formula="of:=([.L5]-[.$D5])/[.$D5]" office:value-type="percentage" office:value="-0.0567567567567569">
            <text:p>-5.68%</text:p>
          </table:table-cell>
          <table:table-cell table:formula="of:=MAX([.J5];ABS([.N5]))" office:value-type="percentage" office:value="0.0567567567567569">
            <text:p>5.68%</text:p>
          </table:table-cell>
          <table:table-cell/>
          <table:table-cell office:value-type="float" office:value="2.234">
            <text:p>2.23</text:p>
          </table:table-cell>
          <table:table-cell office:value-type="float" office:value="6.38">
            <text:p>6.38</text:p>
          </table:table-cell>
          <table:table-cell table:formula="of:=([.Q5]-[.$D5])/[.$D5]" office:value-type="percentage" office:value="0.00630630630630621">
            <text:p>0.63%</text:p>
          </table:table-cell>
          <table:table-cell/>
          <table:table-cell office:value-type="float" office:value="2.202">
            <text:p>2.2</text:p>
          </table:table-cell>
          <table:table-cell office:value-type="float" office:value="6.29">
            <text:p>6.29</text:p>
          </table:table-cell>
          <table:table-cell table:formula="of:=([.U5]-[.$D5])/[.$D5]" office:value-type="percentage" office:value="-0.00810810810810821">
            <text:p>-0.81%</text:p>
          </table:table-cell>
          <table:table-cell table:formula="of:=MAX([.S5];ABS([.W5]))" office:value-type="percentage" office:value="0.00810810810810821">
            <text:p>0.81%</text:p>
          </table:table-cell>
          <table:table-cell table:number-columns-repeated="1000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00">
            <text:p>100</text:p>
          </table:table-cell>
          <table:table-cell/>
          <table:table-cell office:value-type="float" office:value="1.195">
            <text:p>1.2</text:p>
          </table:table-cell>
          <table:table-cell office:value-type="float" office:value="5.5">
            <text:p>5.50</text:p>
          </table:table-cell>
          <table:table-cell table:style-name="ce14" table:formula="of:=0.1/SQRT([.E6])" office:value-type="percentage" office:value="0.0426401432711221">
            <text:p>4.3%</text:p>
          </table:table-cell>
          <table:table-cell/>
          <table:table-cell office:value-type="float" office:value="1.269">
            <text:p>1.27</text:p>
          </table:table-cell>
          <table:table-cell office:value-type="float" office:value="5.84">
            <text:p>5.84</text:p>
          </table:table-cell>
          <table:table-cell table:formula="of:=([.H6]-[.$D6])/[.$D6]" office:value-type="percentage" office:value="0.0619246861924685">
            <text:p>6.19%</text:p>
          </table:table-cell>
          <table:table-cell/>
          <table:table-cell office:value-type="float" office:value="1.134">
            <text:p>1.13</text:p>
          </table:table-cell>
          <table:table-cell office:value-type="float" office:value="5.22">
            <text:p>5.22</text:p>
          </table:table-cell>
          <table:table-cell table:formula="of:=([.L6]-[.$D6])/[.$D6]" office:value-type="percentage" office:value="-0.0510460251046027">
            <text:p>-5.10%</text:p>
          </table:table-cell>
          <table:table-cell table:formula="of:=MAX([.J6];ABS([.N6]))" office:value-type="percentage" office:value="0.0619246861924685">
            <text:p>6.19%</text:p>
          </table:table-cell>
          <table:table-cell/>
          <table:table-cell office:value-type="float" office:value="1.206">
            <text:p>1.21</text:p>
          </table:table-cell>
          <table:table-cell office:value-type="float" office:value="5.55">
            <text:p>5.55</text:p>
          </table:table-cell>
          <table:table-cell table:formula="of:=([.Q6]-[.$D6])/[.$D6]" office:value-type="percentage" office:value="0.00920502092050201">
            <text:p>0.92%</text:p>
          </table:table-cell>
          <table:table-cell/>
          <table:table-cell office:value-type="float" office:value="1.18">
            <text:p>1.18</text:p>
          </table:table-cell>
          <table:table-cell office:value-type="float" office:value="5.43">
            <text:p>5.43</text:p>
          </table:table-cell>
          <table:table-cell table:formula="of:=([.U6]-[.$D6])/[.$D6]" office:value-type="percentage" office:value="-0.0125523012552302">
            <text:p>-1.26%</text:p>
          </table:table-cell>
          <table:table-cell table:formula="of:=MAX([.S6];ABS([.W6]))" office:value-type="percentage" office:value="0.0125523012552302">
            <text:p>1.26%</text:p>
          </table:table-cell>
          <table:table-cell table:number-columns-repeated="1000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/>
          <table:table-cell office:value-type="float" office:value="0.6499">
            <text:p>0.65</text:p>
          </table:table-cell>
          <table:table-cell office:value-type="float" office:value="4.66">
            <text:p>4.66</text:p>
          </table:table-cell>
          <table:table-cell table:style-name="ce14" table:formula="of:=0.1/SQRT([.E7])" office:value-type="percentage" office:value="0.0463241054612079">
            <text:p>4.6%</text:p>
          </table:table-cell>
          <table:table-cell/>
          <table:table-cell office:value-type="float" office:value="0.6917">
            <text:p>0.69</text:p>
          </table:table-cell>
          <table:table-cell office:value-type="float" office:value="4.96">
            <text:p>4.96</text:p>
          </table:table-cell>
          <table:table-cell table:formula="of:=([.H7]-[.$D7])/[.$D7]" office:value-type="percentage" office:value="0.0643175873211262">
            <text:p>6.43%</text:p>
          </table:table-cell>
          <table:table-cell/>
          <table:table-cell office:value-type="float" office:value="0.6234">
            <text:p>0.62</text:p>
          </table:table-cell>
          <table:table-cell office:value-type="float" office:value="4.47">
            <text:p>4.47</text:p>
          </table:table-cell>
          <table:table-cell table:formula="of:=([.L7]-[.$D7])/[.$D7]" office:value-type="percentage" office:value="-0.0407755039236805">
            <text:p>-4.08%</text:p>
          </table:table-cell>
          <table:table-cell table:formula="of:=MAX([.J7];ABS([.N7]))" office:value-type="percentage" office:value="0.0643175873211262">
            <text:p>6.43%</text:p>
          </table:table-cell>
          <table:table-cell/>
          <table:table-cell office:value-type="float" office:value="0.6638">
            <text:p>0.66</text:p>
          </table:table-cell>
          <table:table-cell office:value-type="float" office:value="4.76">
            <text:p>4.76</text:p>
          </table:table-cell>
          <table:table-cell table:formula="of:=([.Q7]-[.$D7])/[.$D7]" office:value-type="percentage" office:value="0.0213879058316664">
            <text:p>2.14%</text:p>
          </table:table-cell>
          <table:table-cell/>
          <table:table-cell office:value-type="float" office:value="0.6499">
            <text:p>0.65</text:p>
          </table:table-cell>
          <table:table-cell office:value-type="float" office:value="4.66">
            <text:p>4.66</text:p>
          </table:table-cell>
          <table:table-cell table:formula="of:=([.U7]-[.$D7])/[.$D7]" office:value-type="percentage" office:value="0">
            <text:p>0.00%</text:p>
          </table:table-cell>
          <table:table-cell table:formula="of:=MAX([.S7];ABS([.W7]))" office:value-type="percentage" office:value="0.0213879058316664">
            <text:p>2.14%</text:p>
          </table:table-cell>
          <table:table-cell table:number-columns-repeated="1000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00">
            <text:p>100</text:p>
          </table:table-cell>
          <table:table-cell/>
          <table:table-cell office:value-type="float" office:value="0.3173">
            <text:p>0.32</text:p>
          </table:table-cell>
          <table:table-cell office:value-type="float" office:value="3.6">
            <text:p>3.60</text:p>
          </table:table-cell>
          <table:table-cell table:style-name="ce14" table:formula="of:=0.1/SQRT([.E8])" office:value-type="percentage" office:value="0.052704627669473">
            <text:p>5.3%</text:p>
          </table:table-cell>
          <table:table-cell/>
          <table:table-cell office:value-type="float" office:value="0.3384">
            <text:p>0.34</text:p>
          </table:table-cell>
          <table:table-cell office:value-type="float" office:value="3.84">
            <text:p>3.84</text:p>
          </table:table-cell>
          <table:table-cell table:formula="of:=([.H8]-[.$D8])/[.$D8]" office:value-type="percentage" office:value="0.0664985817838008">
            <text:p>6.65%</text:p>
          </table:table-cell>
          <table:table-cell/>
          <table:table-cell office:value-type="float" office:value="0.3023">
            <text:p>0.3</text:p>
          </table:table-cell>
          <table:table-cell office:value-type="float" office:value="3.43">
            <text:p>3.43</text:p>
          </table:table-cell>
          <table:table-cell table:formula="of:=([.L8]-[.$D8])/[.$D8]" office:value-type="percentage" office:value="-0.0472738733060196">
            <text:p>-4.73%</text:p>
          </table:table-cell>
          <table:table-cell table:formula="of:=MAX([.J8];ABS([.N8]))" office:value-type="percentage" office:value="0.0664985817838008">
            <text:p>6.65%</text:p>
          </table:table-cell>
          <table:table-cell/>
          <table:table-cell office:value-type="float" office:value="0.3173">
            <text:p>0.32</text:p>
          </table:table-cell>
          <table:table-cell office:value-type="float" office:value="3.6">
            <text:p>3.60</text:p>
          </table:table-cell>
          <table:table-cell table:formula="of:=([.Q8]-[.$D8])/[.$D8]" office:value-type="percentage" office:value="0">
            <text:p>0.00%</text:p>
          </table:table-cell>
          <table:table-cell/>
          <table:table-cell office:value-type="float" office:value="0.3173">
            <text:p>0.32</text:p>
          </table:table-cell>
          <table:table-cell office:value-type="float" office:value="3.6">
            <text:p>3.60</text:p>
          </table:table-cell>
          <table:table-cell table:formula="of:=([.U8]-[.$D8])/[.$D8]" office:value-type="percentage" office:value="0">
            <text:p>0.00%</text:p>
          </table:table-cell>
          <table:table-cell table:formula="of:=MAX([.S8];ABS([.W8]))" office:value-type="percentage" office:value="0">
            <text:p>0.00%</text:p>
          </table:table-cell>
          <table:table-cell table:number-columns-repeated="100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0">
            <text:p>100</text:p>
          </table:table-cell>
          <table:table-cell/>
          <table:table-cell office:value-type="float" office:value="0.1874">
            <text:p>0.19</text:p>
          </table:table-cell>
          <table:table-cell office:value-type="float" office:value="3.23">
            <text:p>3.23</text:p>
          </table:table-cell>
          <table:table-cell table:style-name="ce14" table:formula="of:=0.1/SQRT([.E9])" office:value-type="percentage" office:value="0.0556414884074657">
            <text:p>5.6%</text:p>
          </table:table-cell>
          <table:table-cell/>
          <table:table-cell office:value-type="float" office:value="0.2019">
            <text:p>0.2</text:p>
          </table:table-cell>
          <table:table-cell office:value-type="float" office:value="3.48">
            <text:p>3.48</text:p>
          </table:table-cell>
          <table:table-cell table:formula="of:=([.H9]-[.$D9])/[.$D9]" office:value-type="percentage" office:value="0.0773745997865527">
            <text:p>7.74%</text:p>
          </table:table-cell>
          <table:table-cell/>
          <table:table-cell office:value-type="float" office:value="0.1735">
            <text:p>0.17</text:p>
          </table:table-cell>
          <table:table-cell office:value-type="float" office:value="2.99">
            <text:p>2.99</text:p>
          </table:table-cell>
          <table:table-cell table:formula="of:=([.L9]-[.$D9])/[.$D9]" office:value-type="percentage" office:value="-0.0741728922091782">
            <text:p>-7.42%</text:p>
          </table:table-cell>
          <table:table-cell table:formula="of:=MAX([.J9];ABS([.N9]))" office:value-type="percentage" office:value="0.0773745997865527">
            <text:p>7.74%</text:p>
          </table:table-cell>
          <table:table-cell/>
          <table:table-cell office:value-type="float" office:value="0.1874">
            <text:p>0.19</text:p>
          </table:table-cell>
          <table:table-cell office:value-type="float" office:value="3.23">
            <text:p>3.23</text:p>
          </table:table-cell>
          <table:table-cell table:formula="of:=([.Q9]-[.$D9])/[.$D9]" office:value-type="percentage" office:value="0">
            <text:p>0.00%</text:p>
          </table:table-cell>
          <table:table-cell/>
          <table:table-cell office:value-type="float" office:value="0.1857">
            <text:p>0.19</text:p>
          </table:table-cell>
          <table:table-cell office:value-type="float" office:value="3.2">
            <text:p>3.20</text:p>
          </table:table-cell>
          <table:table-cell table:formula="of:=([.U9]-[.$D9])/[.$D9]" office:value-type="percentage" office:value="-0.0090715048025614">
            <text:p>-0.91%</text:p>
          </table:table-cell>
          <table:table-cell table:formula="of:=MAX([.S9];ABS([.W9]))" office:value-type="percentage" office:value="0.0090715048025614">
            <text:p>0.91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/>
          <table:table-cell office:value-type="float" office:value="0.1206">
            <text:p>0.12</text:p>
          </table:table-cell>
          <table:table-cell office:value-type="float" office:value="3.12">
            <text:p>3.12</text:p>
          </table:table-cell>
          <table:table-cell table:style-name="ce14" table:formula="of:=0.1/SQRT([.E10])" office:value-type="percentage" office:value="0.0566138517072298">
            <text:p>5.7%</text:p>
          </table:table-cell>
          <table:table-cell/>
          <table:table-cell office:value-type="float" office:value="0.1257">
            <text:p>0.13</text:p>
          </table:table-cell>
          <table:table-cell office:value-type="float" office:value="3.25">
            <text:p>3.25</text:p>
          </table:table-cell>
          <table:table-cell table:formula="of:=([.H10]-[.$D10])/[.$D10]" office:value-type="percentage" office:value="0.0422885572139304">
            <text:p>4.23%</text:p>
          </table:table-cell>
          <table:table-cell/>
          <table:table-cell office:value-type="float" office:value="0.1148">
            <text:p>0.11</text:p>
          </table:table-cell>
          <table:table-cell office:value-type="float" office:value="2.97">
            <text:p>2.97</text:p>
          </table:table-cell>
          <table:table-cell table:formula="of:=([.L10]-[.$D10])/[.$D10]" office:value-type="percentage" office:value="-0.0480928689883914">
            <text:p>-4.81%</text:p>
          </table:table-cell>
          <table:table-cell table:formula="of:=MAX([.J10];ABS([.N10]))" office:value-type="percentage" office:value="0.0480928689883914">
            <text:p>4.81%</text:p>
          </table:table-cell>
          <table:table-cell/>
          <table:table-cell office:value-type="float" office:value="0.1202">
            <text:p>0.12</text:p>
          </table:table-cell>
          <table:table-cell office:value-type="float" office:value="3.11">
            <text:p>3.11</text:p>
          </table:table-cell>
          <table:table-cell table:formula="of:=([.Q10]-[.$D10])/[.$D10]" office:value-type="percentage" office:value="-0.00331674958540628">
            <text:p>-0.33%</text:p>
          </table:table-cell>
          <table:table-cell/>
          <table:table-cell office:value-type="float" office:value="0.1199">
            <text:p>0.12</text:p>
          </table:table-cell>
          <table:table-cell office:value-type="float" office:value="3.1">
            <text:p>3.10</text:p>
          </table:table-cell>
          <table:table-cell table:formula="of:=([.U10]-[.$D10])/[.$D10]" office:value-type="percentage" office:value="-0.00580431177446096">
            <text:p>-0.58%</text:p>
          </table:table-cell>
          <table:table-cell table:formula="of:=MAX([.S10];ABS([.W10]))" office:value-type="percentage" office:value="0.00580431177446096">
            <text:p>0.58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/>
          <table:table-cell office:value-type="float" office:value="0.06949">
            <text:p>0.07</text:p>
          </table:table-cell>
          <table:table-cell office:value-type="float" office:value="2.7">
            <text:p>2.70</text:p>
          </table:table-cell>
          <table:table-cell table:style-name="ce14" table:formula="of:=0.1/SQRT([.E11])" office:value-type="percentage" office:value="0.0608580619450185">
            <text:p>6.1%</text:p>
          </table:table-cell>
          <table:table-cell/>
          <table:table-cell office:value-type="float" office:value="0.07155">
            <text:p>0.07</text:p>
          </table:table-cell>
          <table:table-cell office:value-type="float" office:value="2.78">
            <text:p>2.78</text:p>
          </table:table-cell>
          <table:table-cell table:formula="of:=([.H11]-[.$D11])/[.$D11]" office:value-type="percentage" office:value="0.0296445531731183">
            <text:p>2.96%</text:p>
          </table:table-cell>
          <table:table-cell/>
          <table:table-cell office:value-type="float" office:value="0.0628">
            <text:p>0.06</text:p>
          </table:table-cell>
          <table:table-cell office:value-type="float" office:value="2.44">
            <text:p>2.44</text:p>
          </table:table-cell>
          <table:table-cell table:formula="of:=([.L11]-[.$D11])/[.$D11]" office:value-type="percentage" office:value="-0.096272845013671">
            <text:p>-9.63%</text:p>
          </table:table-cell>
          <table:table-cell table:formula="of:=MAX([.J11];ABS([.N11]))" office:value-type="percentage" office:value="0.096272845013671">
            <text:p>9.63%</text:p>
          </table:table-cell>
          <table:table-cell/>
          <table:table-cell office:value-type="float" office:value="0.07026">
            <text:p>0.07</text:p>
          </table:table-cell>
          <table:table-cell office:value-type="float" office:value="2.73">
            <text:p>2.73</text:p>
          </table:table-cell>
          <table:table-cell table:formula="of:=([.Q11]-[.$D11])/[.$D11]" office:value-type="percentage" office:value="0.0110807310404374">
            <text:p>1.11%</text:p>
          </table:table-cell>
          <table:table-cell/>
          <table:table-cell office:value-type="float" office:value="0.06846">
            <text:p>0.07</text:p>
          </table:table-cell>
          <table:table-cell office:value-type="float" office:value="2.66">
            <text:p>2.66</text:p>
          </table:table-cell>
          <table:table-cell table:formula="of:=([.U11]-[.$D11])/[.$D11]" office:value-type="percentage" office:value="-0.0148222765865593">
            <text:p>-1.48%</text:p>
          </table:table-cell>
          <table:table-cell table:formula="of:=MAX([.S11];ABS([.W11]))" office:value-type="percentage" office:value="0.0148222765865593">
            <text:p>1.48%</text:p>
          </table:table-cell>
          <table:table-cell table:number-columns-repeated="1000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00">
            <text:p>200</text:p>
          </table:table-cell>
          <table:table-cell/>
          <table:table-cell office:value-type="float" office:value="44.61">
            <text:p>44.61</text:p>
          </table:table-cell>
          <table:table-cell office:value-type="float" office:value="28.06">
            <text:p>28.06</text:p>
          </table:table-cell>
          <table:table-cell table:style-name="ce14" table:formula="of:=0.1/SQRT([.E12])" office:value-type="percentage" office:value="0.0188780080372759">
            <text:p>1.9%</text:p>
          </table:table-cell>
          <table:table-cell/>
          <table:table-cell office:value-type="float" office:value="46.98">
            <text:p>46.98</text:p>
          </table:table-cell>
          <table:table-cell office:value-type="float" office:value="29.55">
            <text:p>29.55</text:p>
          </table:table-cell>
          <table:table-cell table:formula="of:=([.H12]-[.$D12])/[.$D12]" office:value-type="percentage" office:value="0.0531271015467384">
            <text:p>5.31%</text:p>
          </table:table-cell>
          <table:table-cell/>
          <table:table-cell office:value-type="float" office:value="41.91">
            <text:p>41.91</text:p>
          </table:table-cell>
          <table:table-cell office:value-type="float" office:value="26.36">
            <text:p>26.36</text:p>
          </table:table-cell>
          <table:table-cell table:formula="of:=([.L12]-[.$D12])/[.$D12]" office:value-type="percentage" office:value="-0.0605245460659046">
            <text:p>-6.05%</text:p>
          </table:table-cell>
          <table:table-cell table:formula="of:=MAX([.J12];ABS([.N12]))" office:value-type="percentage" office:value="0.0605245460659046">
            <text:p>6.05%</text:p>
          </table:table-cell>
          <table:table-cell/>
          <table:table-cell office:value-type="float" office:value="44.81">
            <text:p>44.81</text:p>
          </table:table-cell>
          <table:table-cell office:value-type="float" office:value="28.19">
            <text:p>28.19</text:p>
          </table:table-cell>
          <table:table-cell table:formula="of:=([.Q12]-[.$D12])/[.$D12]" office:value-type="percentage" office:value="0.00448329970858558">
            <text:p>0.45%</text:p>
          </table:table-cell>
          <table:table-cell/>
          <table:table-cell office:value-type="float" office:value="44.27">
            <text:p>44.27</text:p>
          </table:table-cell>
          <table:table-cell office:value-type="float" office:value="27.85">
            <text:p>27.85</text:p>
          </table:table-cell>
          <table:table-cell table:formula="of:=([.U12]-[.$D12])/[.$D12]" office:value-type="percentage" office:value="-0.0076216095045953">
            <text:p>-0.76%</text:p>
          </table:table-cell>
          <table:table-cell table:formula="of:=MAX([.S12];ABS([.W12]))" office:value-type="percentage" office:value="0.0076216095045953">
            <text:p>0.76%</text:p>
          </table:table-cell>
          <table:table-cell table:number-columns-repeated="1000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00">
            <text:p>200</text:p>
          </table:table-cell>
          <table:table-cell/>
          <table:table-cell office:value-type="float" office:value="27.15">
            <text:p>27.15</text:p>
          </table:table-cell>
          <table:table-cell office:value-type="float" office:value="29.59">
            <text:p>29.59</text:p>
          </table:table-cell>
          <table:table-cell table:style-name="ce14" table:formula="of:=0.1/SQRT([.E13])" office:value-type="percentage" office:value="0.0183834711307322">
            <text:p>1.8%</text:p>
          </table:table-cell>
          <table:table-cell/>
          <table:table-cell office:value-type="float" office:value="28.16">
            <text:p>28.16</text:p>
          </table:table-cell>
          <table:table-cell office:value-type="float" office:value="30.69">
            <text:p>30.69</text:p>
          </table:table-cell>
          <table:table-cell table:formula="of:=([.H13]-[.$D13])/[.$D13]" office:value-type="percentage" office:value="0.0372007366482505">
            <text:p>3.72%</text:p>
          </table:table-cell>
          <table:table-cell/>
          <table:table-cell office:value-type="float" office:value="25.93">
            <text:p>25.93</text:p>
          </table:table-cell>
          <table:table-cell office:value-type="float" office:value="28.26">
            <text:p>28.26</text:p>
          </table:table-cell>
          <table:table-cell table:formula="of:=([.L13]-[.$D13])/[.$D13]" office:value-type="percentage" office:value="-0.0449355432780847">
            <text:p>-4.49%</text:p>
          </table:table-cell>
          <table:table-cell table:formula="of:=MAX([.J13];ABS([.N13]))" office:value-type="percentage" office:value="0.0449355432780847">
            <text:p>4.49%</text:p>
          </table:table-cell>
          <table:table-cell/>
          <table:table-cell office:value-type="float" office:value="27.2">
            <text:p>27.2</text:p>
          </table:table-cell>
          <table:table-cell office:value-type="float" office:value="29.65">
            <text:p>29.65</text:p>
          </table:table-cell>
          <table:table-cell table:formula="of:=([.Q13]-[.$D13])/[.$D13]" office:value-type="percentage" office:value="0.00184162062615104">
            <text:p>0.18%</text:p>
          </table:table-cell>
          <table:table-cell/>
          <table:table-cell office:value-type="float" office:value="26.97">
            <text:p>26.97</text:p>
          </table:table-cell>
          <table:table-cell office:value-type="float" office:value="29.4">
            <text:p>29.40</text:p>
          </table:table-cell>
          <table:table-cell table:formula="of:=([.U13]-[.$D13])/[.$D13]" office:value-type="percentage" office:value="-0.00662983425414364">
            <text:p>-0.66%</text:p>
          </table:table-cell>
          <table:table-cell table:formula="of:=MAX([.S13];ABS([.W13]))" office:value-type="percentage" office:value="0.00662983425414364">
            <text:p>0.66%</text:p>
          </table:table-cell>
          <table:table-cell/>
          <table:table-cell office:value-type="percentage" office:value="0.01">
            <text:p>1%</text:p>
          </table:table-cell>
          <table:table-cell table:number-matrix-columns-spanned="1" table:number-matrix-rows-spanned="11" table:formula="of:=FREQUENCY([.O2:.O64];[.Z13:.Z23])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00">
            <text:p>200</text:p>
          </table:table-cell>
          <table:table-cell/>
          <table:table-cell office:value-type="float" office:value="16.13">
            <text:p>16.13</text:p>
          </table:table-cell>
          <table:table-cell office:value-type="float" office:value="29.29">
            <text:p>29.29</text:p>
          </table:table-cell>
          <table:table-cell table:style-name="ce14" table:formula="of:=0.1/SQRT([.E14])" office:value-type="percentage" office:value="0.0184773767534787">
            <text:p>1.8%</text:p>
          </table:table-cell>
          <table:table-cell/>
          <table:table-cell office:value-type="float" office:value="16.66">
            <text:p>16.66</text:p>
          </table:table-cell>
          <table:table-cell office:value-type="float" office:value="30.26">
            <text:p>30.26</text:p>
          </table:table-cell>
          <table:table-cell table:formula="of:=([.H14]-[.$D14])/[.$D14]" office:value-type="percentage" office:value="0.032858028518289">
            <text:p>3.29%</text:p>
          </table:table-cell>
          <table:table-cell/>
          <table:table-cell office:value-type="float" office:value="15.47">
            <text:p>15.47</text:p>
          </table:table-cell>
          <table:table-cell office:value-type="float" office:value="28.1">
            <text:p>28.10</text:p>
          </table:table-cell>
          <table:table-cell table:formula="of:=([.L14]-[.$D14])/[.$D14]" office:value-type="percentage" office:value="-0.0409175449473031">
            <text:p>-4.09%</text:p>
          </table:table-cell>
          <table:table-cell table:formula="of:=MAX([.J14];ABS([.N14]))" office:value-type="percentage" office:value="0.0409175449473031">
            <text:p>4.09%</text:p>
          </table:table-cell>
          <table:table-cell/>
          <table:table-cell office:value-type="float" office:value="16.14">
            <text:p>16.14</text:p>
          </table:table-cell>
          <table:table-cell office:value-type="float" office:value="29.32">
            <text:p>29.32</text:p>
          </table:table-cell>
          <table:table-cell table:formula="of:=([.Q14]-[.$D14])/[.$D14]" office:value-type="percentage" office:value="0.000619962802231963">
            <text:p>0.06%</text:p>
          </table:table-cell>
          <table:table-cell/>
          <table:table-cell office:value-type="float" office:value="16.02">
            <text:p>16.02</text:p>
          </table:table-cell>
          <table:table-cell office:value-type="float" office:value="29.09">
            <text:p>29.09</text:p>
          </table:table-cell>
          <table:table-cell table:formula="of:=([.U14]-[.$D14])/[.$D14]" office:value-type="percentage" office:value="-0.00681959082455049">
            <text:p>-0.68%</text:p>
          </table:table-cell>
          <table:table-cell table:formula="of:=MAX([.S14];ABS([.W14]))" office:value-type="percentage" office:value="0.00681959082455049">
            <text:p>0.68%</text:p>
          </table:table-cell>
          <table:table-cell/>
          <table:table-cell office:value-type="percentage" office:value="0.022">
            <text:p>2%</text:p>
          </table:table-cell>
          <table:table-cell office:value-type="float" office:value="25">
            <text:p>25</text:p>
          </table:table-cell>
          <table:table-cell table:number-columns-repeated="99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/>
          <table:table-cell office:value-type="float" office:value="9.34">
            <text:p>9.34</text:p>
          </table:table-cell>
          <table:table-cell office:value-type="float" office:value="28.15">
            <text:p>28.15</text:p>
          </table:table-cell>
          <table:table-cell table:style-name="ce14" table:formula="of:=0.1/SQRT([.E15])" office:value-type="percentage" office:value="0.0188478058897084">
            <text:p>1.9%</text:p>
          </table:table-cell>
          <table:table-cell/>
          <table:table-cell office:value-type="float" office:value="9.602">
            <text:p>9.6</text:p>
          </table:table-cell>
          <table:table-cell office:value-type="float" office:value="28.94">
            <text:p>28.94</text:p>
          </table:table-cell>
          <table:table-cell table:formula="of:=([.H15]-[.$D15])/[.$D15]" office:value-type="percentage" office:value="0.0280513918629551">
            <text:p>2.81%</text:p>
          </table:table-cell>
          <table:table-cell/>
          <table:table-cell office:value-type="float" office:value="8.915">
            <text:p>8.92</text:p>
          </table:table-cell>
          <table:table-cell office:value-type="float" office:value="26.87">
            <text:p>26.87</text:p>
          </table:table-cell>
          <table:table-cell table:formula="of:=([.L15]-[.$D15])/[.$D15]" office:value-type="percentage" office:value="-0.0455032119914348">
            <text:p>-4.55%</text:p>
          </table:table-cell>
          <table:table-cell table:formula="of:=MAX([.J15];ABS([.N15]))" office:value-type="percentage" office:value="0.0455032119914348">
            <text:p>4.55%</text:p>
          </table:table-cell>
          <table:table-cell/>
          <table:table-cell office:value-type="float" office:value="9.313">
            <text:p>9.31</text:p>
          </table:table-cell>
          <table:table-cell office:value-type="float" office:value="28.07">
            <text:p>28.07</text:p>
          </table:table-cell>
          <table:table-cell table:formula="of:=([.Q15]-[.$D15])/[.$D15]" office:value-type="percentage" office:value="-0.00289079229122048">
            <text:p>-0.29%</text:p>
          </table:table-cell>
          <table:table-cell/>
          <table:table-cell office:value-type="float" office:value="9.313">
            <text:p>9.31</text:p>
          </table:table-cell>
          <table:table-cell office:value-type="float" office:value="28.07">
            <text:p>28.07</text:p>
          </table:table-cell>
          <table:table-cell table:formula="of:=([.U15]-[.$D15])/[.$D15]" office:value-type="percentage" office:value="-0.00289079229122048">
            <text:p>-0.29%</text:p>
          </table:table-cell>
          <table:table-cell table:formula="of:=MAX([.S15];ABS([.W15]))" office:value-type="percentage" office:value="0.00289079229122048">
            <text:p>0.29%</text:p>
          </table:table-cell>
          <table:table-cell/>
          <table:table-cell office:value-type="percentage" office:value="0.03">
            <text:p>3%</text:p>
          </table:table-cell>
          <table:table-cell office:value-type="float" office:value="12">
            <text:p>12</text:p>
          </table:table-cell>
          <table:table-cell table:number-columns-repeated="997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00">
            <text:p>200</text:p>
          </table:table-cell>
          <table:table-cell/>
          <table:table-cell office:value-type="float" office:value="5.466">
            <text:p>5.47</text:p>
          </table:table-cell>
          <table:table-cell office:value-type="float" office:value="26.41">
            <text:p>26.41</text:p>
          </table:table-cell>
          <table:table-cell table:style-name="ce14" table:formula="of:=0.1/SQRT([.E16])" office:value-type="percentage" office:value="0.0194587885763417">
            <text:p>1.9%</text:p>
          </table:table-cell>
          <table:table-cell/>
          <table:table-cell office:value-type="float" office:value="5.659">
            <text:p>5.66</text:p>
          </table:table-cell>
          <table:table-cell office:value-type="float" office:value="27.34">
            <text:p>27.34</text:p>
          </table:table-cell>
          <table:table-cell table:formula="of:=([.H16]-[.$D16])/[.$D16]" office:value-type="percentage" office:value="0.0353091840468349">
            <text:p>3.53%</text:p>
          </table:table-cell>
          <table:table-cell/>
          <table:table-cell office:value-type="float" office:value="5.245">
            <text:p>5.25</text:p>
          </table:table-cell>
          <table:table-cell office:value-type="float" office:value="25.34">
            <text:p>25.34</text:p>
          </table:table-cell>
          <table:table-cell table:formula="of:=([.L16]-[.$D16])/[.$D16]" office:value-type="percentage" office:value="-0.0404317599707282">
            <text:p>-4.04%</text:p>
          </table:table-cell>
          <table:table-cell table:formula="of:=MAX([.J16];ABS([.N16]))" office:value-type="percentage" office:value="0.0404317599707282">
            <text:p>4.04%</text:p>
          </table:table-cell>
          <table:table-cell/>
          <table:table-cell office:value-type="float" office:value="5.491">
            <text:p>5.49</text:p>
          </table:table-cell>
          <table:table-cell office:value-type="float" office:value="26.53">
            <text:p>26.53</text:p>
          </table:table-cell>
          <table:table-cell table:formula="of:=([.Q16]-[.$D16])/[.$D16]" office:value-type="percentage" office:value="0.00457372850347594">
            <text:p>0.46%</text:p>
          </table:table-cell>
          <table:table-cell/>
          <table:table-cell office:value-type="float" office:value="5.452">
            <text:p>5.45</text:p>
          </table:table-cell>
          <table:table-cell office:value-type="float" office:value="26.34">
            <text:p>26.34</text:p>
          </table:table-cell>
          <table:table-cell table:formula="of:=([.U16]-[.$D16])/[.$D16]" office:value-type="percentage" office:value="-0.00256128796194662">
            <text:p>-0.26%</text:p>
          </table:table-cell>
          <table:table-cell table:formula="of:=MAX([.S16];ABS([.W16]))" office:value-type="percentage" office:value="0.00457372850347594">
            <text:p>0.46%</text:p>
          </table:table-cell>
          <table:table-cell/>
          <table:table-cell office:value-type="percentage" office:value="0.04">
            <text:p>4%</text:p>
          </table:table-cell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/>
          <table:table-cell office:value-type="float" office:value="3.335">
            <text:p>3.34</text:p>
          </table:table-cell>
          <table:table-cell office:value-type="float" office:value="25.26">
            <text:p>25.26</text:p>
          </table:table-cell>
          <table:table-cell table:style-name="ce14" table:formula="of:=0.1/SQRT([.E17])" office:value-type="percentage" office:value="0.0198968042329835">
            <text:p>2.0%</text:p>
          </table:table-cell>
          <table:table-cell/>
          <table:table-cell office:value-type="float" office:value="3.482">
            <text:p>3.48</text:p>
          </table:table-cell>
          <table:table-cell office:value-type="float" office:value="26.37">
            <text:p>26.37</text:p>
          </table:table-cell>
          <table:table-cell table:formula="of:=([.H17]-[.$D17])/[.$D17]" office:value-type="percentage" office:value="0.0440779610194903">
            <text:p>4.41%</text:p>
          </table:table-cell>
          <table:table-cell/>
          <table:table-cell office:value-type="float" office:value="3.216">
            <text:p>3.22</text:p>
          </table:table-cell>
          <table:table-cell office:value-type="float" office:value="24.36">
            <text:p>24.36</text:p>
          </table:table-cell>
          <table:table-cell table:formula="of:=([.L17]-[.$D17])/[.$D17]" office:value-type="percentage" office:value="-0.0356821589205397">
            <text:p>-3.57%</text:p>
          </table:table-cell>
          <table:table-cell table:formula="of:=MAX([.J17];ABS([.N17]))" office:value-type="percentage" office:value="0.0440779610194903">
            <text:p>4.41%</text:p>
          </table:table-cell>
          <table:table-cell/>
          <table:table-cell office:value-type="float" office:value="3.347">
            <text:p>3.35</text:p>
          </table:table-cell>
          <table:table-cell office:value-type="float" office:value="25.35">
            <text:p>25.35</text:p>
          </table:table-cell>
          <table:table-cell table:formula="of:=([.Q17]-[.$D17])/[.$D17]" office:value-type="percentage" office:value="0.00359820089955023">
            <text:p>0.36%</text:p>
          </table:table-cell>
          <table:table-cell/>
          <table:table-cell office:value-type="float" office:value="3.329">
            <text:p>3.33</text:p>
          </table:table-cell>
          <table:table-cell office:value-type="float" office:value="25.21">
            <text:p>25.21</text:p>
          </table:table-cell>
          <table:table-cell table:formula="of:=([.U17]-[.$D17])/[.$D17]" office:value-type="percentage" office:value="-0.00179910044977505">
            <text:p>-0.18%</text:p>
          </table:table-cell>
          <table:table-cell table:formula="of:=MAX([.S17];ABS([.W17]))" office:value-type="percentage" office:value="0.00359820089955023">
            <text:p>0.36%</text:p>
          </table:table-cell>
          <table:table-cell/>
          <table:table-cell office:value-type="percentage" office:value="0.05">
            <text:p>5%</text:p>
          </table:table-cell>
          <table:table-cell office:value-type="float" office:value="9">
            <text:p>9</text:p>
          </table:table-cell>
          <table:table-cell table:number-columns-repeated="997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/>
          <table:table-cell office:value-type="float" office:value="1.937">
            <text:p>1.94</text:p>
          </table:table-cell>
          <table:table-cell office:value-type="float" office:value="22.83">
            <text:p>22.83</text:p>
          </table:table-cell>
          <table:table-cell table:style-name="ce14" table:formula="of:=0.1/SQRT([.E18])" office:value-type="percentage" office:value="0.0209289309074031">
            <text:p>2.1%</text:p>
          </table:table-cell>
          <table:table-cell/>
          <table:table-cell office:value-type="float" office:value="2.005">
            <text:p>2.01</text:p>
          </table:table-cell>
          <table:table-cell office:value-type="float" office:value="23.63">
            <text:p>23.63</text:p>
          </table:table-cell>
          <table:table-cell table:formula="of:=([.H18]-[.$D18])/[.$D18]" office:value-type="percentage" office:value="0.0351058337635518">
            <text:p>3.51%</text:p>
          </table:table-cell>
          <table:table-cell/>
          <table:table-cell office:value-type="float" office:value="1.848">
            <text:p>1.85</text:p>
          </table:table-cell>
          <table:table-cell office:value-type="float" office:value="21.78">
            <text:p>21.78</text:p>
          </table:table-cell>
          <table:table-cell table:formula="of:=([.L18]-[.$D18])/[.$D18]" office:value-type="percentage" office:value="-0.0459473412493547">
            <text:p>-4.59%</text:p>
          </table:table-cell>
          <table:table-cell table:formula="of:=MAX([.J18];ABS([.N18]))" office:value-type="percentage" office:value="0.0459473412493547">
            <text:p>4.59%</text:p>
          </table:table-cell>
          <table:table-cell/>
          <table:table-cell office:value-type="float" office:value="1.939">
            <text:p>1.94</text:p>
          </table:table-cell>
          <table:table-cell office:value-type="float" office:value="22.85">
            <text:p>22.85</text:p>
          </table:table-cell>
          <table:table-cell table:formula="of:=([.Q18]-[.$D18])/[.$D18]" office:value-type="percentage" office:value="0.00103252452245741">
            <text:p>0.10%</text:p>
          </table:table-cell>
          <table:table-cell/>
          <table:table-cell office:value-type="float" office:value="1.928">
            <text:p>1.93</text:p>
          </table:table-cell>
          <table:table-cell office:value-type="float" office:value="22.72">
            <text:p>22.72</text:p>
          </table:table-cell>
          <table:table-cell table:formula="of:=([.U18]-[.$D18])/[.$D18]" office:value-type="percentage" office:value="-0.0046463603510584">
            <text:p>-0.46%</text:p>
          </table:table-cell>
          <table:table-cell table:formula="of:=MAX([.S18];ABS([.W18]))" office:value-type="percentage" office:value="0.0046463603510584">
            <text:p>0.46%</text:p>
          </table:table-cell>
          <table:table-cell/>
          <table:table-cell office:value-type="percentage" office:value="0.06">
            <text:p>6%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00">
            <text:p>200</text:p>
          </table:table-cell>
          <table:table-cell/>
          <table:table-cell office:value-type="float" office:value="1.139">
            <text:p>1.14</text:p>
          </table:table-cell>
          <table:table-cell office:value-type="float" office:value="20.37">
            <text:p>20.37</text:p>
          </table:table-cell>
          <table:table-cell table:style-name="ce14" table:formula="of:=0.1/SQRT([.E19])" office:value-type="percentage" office:value="0.0221566698014664">
            <text:p>2.2%</text:p>
          </table:table-cell>
          <table:table-cell/>
          <table:table-cell office:value-type="float" office:value="1.182">
            <text:p>1.18</text:p>
          </table:table-cell>
          <table:table-cell office:value-type="float" office:value="21.13">
            <text:p>21.13</text:p>
          </table:table-cell>
          <table:table-cell table:formula="of:=([.H19]-[.$D19])/[.$D19]" office:value-type="percentage" office:value="0.0377524143985952">
            <text:p>3.78%</text:p>
          </table:table-cell>
          <table:table-cell/>
          <table:table-cell office:value-type="float" office:value="1.101">
            <text:p>1.1</text:p>
          </table:table-cell>
          <table:table-cell office:value-type="float" office:value="19.69">
            <text:p>19.69</text:p>
          </table:table-cell>
          <table:table-cell table:formula="of:=([.L19]-[.$D19])/[.$D19]" office:value-type="percentage" office:value="-0.0333625987708517">
            <text:p>-3.34%</text:p>
          </table:table-cell>
          <table:table-cell table:formula="of:=MAX([.J19];ABS([.N19]))" office:value-type="percentage" office:value="0.0377524143985952">
            <text:p>3.78%</text:p>
          </table:table-cell>
          <table:table-cell/>
          <table:table-cell office:value-type="float" office:value="1.141">
            <text:p>1.14</text:p>
          </table:table-cell>
          <table:table-cell office:value-type="float" office:value="20.4">
            <text:p>20.40</text:p>
          </table:table-cell>
          <table:table-cell table:formula="of:=([.Q19]-[.$D19])/[.$D19]" office:value-type="percentage" office:value="0.00175592625109746">
            <text:p>0.18%</text:p>
          </table:table-cell>
          <table:table-cell/>
          <table:table-cell office:value-type="float" office:value="1.14">
            <text:p>1.14</text:p>
          </table:table-cell>
          <table:table-cell office:value-type="float" office:value="20.38">
            <text:p>20.38</text:p>
          </table:table-cell>
          <table:table-cell table:formula="of:=([.U19]-[.$D19])/[.$D19]" office:value-type="percentage" office:value="0.00087796312554863">
            <text:p>0.09%</text:p>
          </table:table-cell>
          <table:table-cell table:formula="of:=MAX([.S19];ABS([.W19]))" office:value-type="percentage" office:value="0.00175592625109746">
            <text:p>0.18%</text:p>
          </table:table-cell>
          <table:table-cell/>
          <table:table-cell office:value-type="percentage" office:value="0.07">
            <text:p>7%</text:p>
          </table:table-cell>
          <table:table-cell office:value-type="float" office:value="5">
            <text:p>5</text:p>
          </table:table-cell>
          <table:table-cell table:number-columns-repeated="997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/>
          <table:table-cell office:value-type="float" office:value="0.669">
            <text:p>0.67</text:p>
          </table:table-cell>
          <table:table-cell office:value-type="float" office:value="18.16">
            <text:p>18.16</text:p>
          </table:table-cell>
          <table:table-cell table:style-name="ce14" table:formula="of:=0.1/SQRT([.E20])" office:value-type="percentage" office:value="0.0234661627231966">
            <text:p>2.3%</text:p>
          </table:table-cell>
          <table:table-cell/>
          <table:table-cell office:value-type="float" office:value="0.6978">
            <text:p>0.7</text:p>
          </table:table-cell>
          <table:table-cell office:value-type="float" office:value="18.94">
            <text:p>18.94</text:p>
          </table:table-cell>
          <table:table-cell table:formula="of:=([.H20]-[.$D20])/[.$D20]" office:value-type="percentage" office:value="0.0430493273542602">
            <text:p>4.30%</text:p>
          </table:table-cell>
          <table:table-cell/>
          <table:table-cell office:value-type="float" office:value="0.6374">
            <text:p>0.64</text:p>
          </table:table-cell>
          <table:table-cell office:value-type="float" office:value="17.3">
            <text:p>17.30</text:p>
          </table:table-cell>
          <table:table-cell table:formula="of:=([.L20]-[.$D20])/[.$D20]" office:value-type="percentage" office:value="-0.0472346786248131">
            <text:p>-4.72%</text:p>
          </table:table-cell>
          <table:table-cell table:formula="of:=MAX([.J20];ABS([.N20]))" office:value-type="percentage" office:value="0.0472346786248131">
            <text:p>4.72%</text:p>
          </table:table-cell>
          <table:table-cell/>
          <table:table-cell office:value-type="float" office:value="0.6705">
            <text:p>0.67</text:p>
          </table:table-cell>
          <table:table-cell office:value-type="float" office:value="18.2">
            <text:p>18.20</text:p>
          </table:table-cell>
          <table:table-cell table:formula="of:=([.Q20]-[.$D20])/[.$D20]" office:value-type="percentage" office:value="0.00224215246636763">
            <text:p>0.22%</text:p>
          </table:table-cell>
          <table:table-cell/>
          <table:table-cell office:value-type="float" office:value="0.6676">
            <text:p>0.67</text:p>
          </table:table-cell>
          <table:table-cell office:value-type="float" office:value="18.12">
            <text:p>18.12</text:p>
          </table:table-cell>
          <table:table-cell table:formula="of:=([.U20]-[.$D20])/[.$D20]" office:value-type="percentage" office:value="-0.00209267563527647">
            <text:p>-0.21%</text:p>
          </table:table-cell>
          <table:table-cell table:formula="of:=MAX([.S20];ABS([.W20]))" office:value-type="percentage" office:value="0.00224215246636763">
            <text:p>0.22%</text:p>
          </table:table-cell>
          <table:table-cell/>
          <table:table-cell office:value-type="percentage" office:value="0.08">
            <text:p>8%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00">
            <text:p>200</text:p>
          </table:table-cell>
          <table:table-cell/>
          <table:table-cell office:value-type="float" office:value="0.4232">
            <text:p>0.42</text:p>
          </table:table-cell>
          <table:table-cell office:value-type="float" office:value="17.05">
            <text:p>17.05</text:p>
          </table:table-cell>
          <table:table-cell table:style-name="ce14" table:formula="of:=0.1/SQRT([.E21])" office:value-type="percentage" office:value="0.0242179739848241">
            <text:p>2.4%</text:p>
          </table:table-cell>
          <table:table-cell/>
          <table:table-cell office:value-type="float" office:value="0.4369">
            <text:p>0.44</text:p>
          </table:table-cell>
          <table:table-cell office:value-type="float" office:value="17.6">
            <text:p>17.60</text:p>
          </table:table-cell>
          <table:table-cell table:formula="of:=([.H21]-[.$D21])/[.$D21]" office:value-type="percentage" office:value="0.0323724007561436">
            <text:p>3.24%</text:p>
          </table:table-cell>
          <table:table-cell/>
          <table:table-cell office:value-type="float" office:value="0.4041">
            <text:p>0.4</text:p>
          </table:table-cell>
          <table:table-cell office:value-type="float" office:value="16.28">
            <text:p>16.28</text:p>
          </table:table-cell>
          <table:table-cell table:formula="of:=([.L21]-[.$D21])/[.$D21]" office:value-type="percentage" office:value="-0.045132325141777">
            <text:p>-4.51%</text:p>
          </table:table-cell>
          <table:table-cell table:formula="of:=MAX([.J21];ABS([.N21]))" office:value-type="percentage" office:value="0.045132325141777">
            <text:p>4.51%</text:p>
          </table:table-cell>
          <table:table-cell/>
          <table:table-cell office:value-type="float" office:value="0.4244">
            <text:p>0.42</text:p>
          </table:table-cell>
          <table:table-cell office:value-type="float" office:value="17.1">
            <text:p>17.10</text:p>
          </table:table-cell>
          <table:table-cell table:formula="of:=([.Q21]-[.$D21])/[.$D21]" office:value-type="percentage" office:value="0.0028355387523629">
            <text:p>0.28%</text:p>
          </table:table-cell>
          <table:table-cell/>
          <table:table-cell office:value-type="float" office:value="0.4227">
            <text:p>0.42</text:p>
          </table:table-cell>
          <table:table-cell office:value-type="float" office:value="17.03">
            <text:p>17.03</text:p>
          </table:table-cell>
          <table:table-cell table:formula="of:=([.U21]-[.$D21])/[.$D21]" office:value-type="percentage" office:value="-0.00118147448015123">
            <text:p>-0.12%</text:p>
          </table:table-cell>
          <table:table-cell table:formula="of:=MAX([.S21];ABS([.W21]))" office:value-type="percentage" office:value="0.0028355387523629">
            <text:p>0.28%</text:p>
          </table:table-cell>
          <table:table-cell/>
          <table:table-cell office:value-type="percentage" office:value="0.09">
            <text:p>9%</text:p>
          </table:table-cell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/>
          <table:table-cell office:value-type="float" office:value="49.47">
            <text:p>49.47</text:p>
          </table:table-cell>
          <table:table-cell office:value-type="float" office:value="37.06">
            <text:p>37.06</text:p>
          </table:table-cell>
          <table:table-cell table:style-name="ce14" table:formula="of:=0.1/SQRT([.E22])" office:value-type="percentage" office:value="0.0164265852727733">
            <text:p>1.6%</text:p>
          </table:table-cell>
          <table:table-cell/>
          <table:table-cell office:value-type="float" office:value="51.37">
            <text:p>51.37</text:p>
          </table:table-cell>
          <table:table-cell office:value-type="float" office:value="38.48">
            <text:p>38.48</text:p>
          </table:table-cell>
          <table:table-cell table:formula="of:=([.H22]-[.$D22])/[.$D22]" office:value-type="percentage" office:value="0.038407115423489">
            <text:p>3.84%</text:p>
          </table:table-cell>
          <table:table-cell/>
          <table:table-cell office:value-type="float" office:value="47.67">
            <text:p>47.67</text:p>
          </table:table-cell>
          <table:table-cell office:value-type="float" office:value="35.71">
            <text:p>35.71</text:p>
          </table:table-cell>
          <table:table-cell table:formula="of:=([.L22]-[.$D22])/[.$D22]" office:value-type="percentage" office:value="-0.0363856882959369">
            <text:p>-3.64%</text:p>
          </table:table-cell>
          <table:table-cell table:formula="of:=MAX([.J22];ABS([.N22]))" office:value-type="percentage" office:value="0.038407115423489">
            <text:p>3.84%</text:p>
          </table:table-cell>
          <table:table-cell/>
          <table:table-cell office:value-type="float" office:value="49.98">
            <text:p>49.98</text:p>
          </table:table-cell>
          <table:table-cell office:value-type="float" office:value="37.44">
            <text:p>37.44</text:p>
          </table:table-cell>
          <table:table-cell table:formula="of:=([.Q22]-[.$D22])/[.$D22]" office:value-type="percentage" office:value="0.0103092783505154">
            <text:p>1.03%</text:p>
          </table:table-cell>
          <table:table-cell/>
          <table:table-cell office:value-type="float" office:value="48.99">
            <text:p>48.99</text:p>
          </table:table-cell>
          <table:table-cell office:value-type="float" office:value="36.7">
            <text:p>36.70</text:p>
          </table:table-cell>
          <table:table-cell table:formula="of:=([.U22]-[.$D22])/[.$D22]" office:value-type="percentage" office:value="-0.00970285021224979">
            <text:p>-0.97%</text:p>
          </table:table-cell>
          <table:table-cell table:formula="of:=MAX([.S22];ABS([.W22]))" office:value-type="percentage" office:value="0.0103092783505154">
            <text:p>1.03%</text:p>
          </table:table-cell>
          <table:table-cell/>
          <table:table-cell office:value-type="percentage" office:value="0.1">
            <text:p>10%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00">
            <text:p>300</text:p>
          </table:table-cell>
          <table:table-cell/>
          <table:table-cell office:value-type="float" office:value="31.53">
            <text:p>31.53</text:p>
          </table:table-cell>
          <table:table-cell office:value-type="float" office:value="39.76">
            <text:p>39.76</text:p>
          </table:table-cell>
          <table:table-cell table:style-name="ce14" table:formula="of:=0.1/SQRT([.E23])" office:value-type="percentage" office:value="0.0158590369923888">
            <text:p>1.6%</text:p>
          </table:table-cell>
          <table:table-cell/>
          <table:table-cell office:value-type="float" office:value="32.48">
            <text:p>32.48</text:p>
          </table:table-cell>
          <table:table-cell office:value-type="float" office:value="40.96">
            <text:p>40.96</text:p>
          </table:table-cell>
          <table:table-cell table:formula="of:=([.H23]-[.$D23])/[.$D23]" office:value-type="percentage" office:value="0.0301300348874087">
            <text:p>3.01%</text:p>
          </table:table-cell>
          <table:table-cell/>
          <table:table-cell office:value-type="float" office:value="30.44">
            <text:p>30.44</text:p>
          </table:table-cell>
          <table:table-cell office:value-type="float" office:value="38.39">
            <text:p>38.39</text:p>
          </table:table-cell>
          <table:table-cell table:formula="of:=([.L23]-[.$D23])/[.$D23]" office:value-type="percentage" office:value="-0.034570250555027">
            <text:p>-3.46%</text:p>
          </table:table-cell>
          <table:table-cell table:formula="of:=MAX([.J23];ABS([.N23]))" office:value-type="percentage" office:value="0.034570250555027">
            <text:p>3.46%</text:p>
          </table:table-cell>
          <table:table-cell/>
          <table:table-cell office:value-type="float" office:value="31.72">
            <text:p>31.72</text:p>
          </table:table-cell>
          <table:table-cell office:value-type="float" office:value="40">
            <text:p>40.00</text:p>
          </table:table-cell>
          <table:table-cell table:formula="of:=([.Q23]-[.$D23])/[.$D23]" office:value-type="percentage" office:value="0.00602600697748169">
            <text:p>0.60%</text:p>
          </table:table-cell>
          <table:table-cell/>
          <table:table-cell office:value-type="float" office:value="31.31">
            <text:p>31.31</text:p>
          </table:table-cell>
          <table:table-cell office:value-type="float" office:value="39.48">
            <text:p>39.48</text:p>
          </table:table-cell>
          <table:table-cell table:formula="of:=([.U23]-[.$D23])/[.$D23]" office:value-type="percentage" office:value="-0.00697748176340001">
            <text:p>-0.70%</text:p>
          </table:table-cell>
          <table:table-cell table:formula="of:=MAX([.S23];ABS([.W23]))" office:value-type="percentage" office:value="0.00697748176340001">
            <text:p>0.70%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00">
            <text:p>300</text:p>
          </table:table-cell>
          <table:table-cell/>
          <table:table-cell office:value-type="float" office:value="20.44">
            <text:p>20.44</text:p>
          </table:table-cell>
          <table:table-cell office:value-type="float" office:value="41.83">
            <text:p>41.83</text:p>
          </table:table-cell>
          <table:table-cell table:style-name="ce14" table:formula="of:=0.1/SQRT([.E24])" office:value-type="percentage" office:value="0.0154616581754914">
            <text:p>1.5%</text:p>
          </table:table-cell>
          <table:table-cell/>
          <table:table-cell office:value-type="float" office:value="21.01">
            <text:p>21.01</text:p>
          </table:table-cell>
          <table:table-cell office:value-type="float" office:value="43.01">
            <text:p>43.01</text:p>
          </table:table-cell>
          <table:table-cell table:formula="of:=([.H24]-[.$D24])/[.$D24]" office:value-type="percentage" office:value="0.0278864970645793">
            <text:p>2.79%</text:p>
          </table:table-cell>
          <table:table-cell/>
          <table:table-cell office:value-type="float" office:value="19.85">
            <text:p>19.85</text:p>
          </table:table-cell>
          <table:table-cell office:value-type="float" office:value="40.63">
            <text:p>40.63</text:p>
          </table:table-cell>
          <table:table-cell table:formula="of:=([.L24]-[.$D24])/[.$D24]" office:value-type="percentage" office:value="-0.0288649706457926">
            <text:p>-2.89%</text:p>
          </table:table-cell>
          <table:table-cell table:formula="of:=MAX([.J24];ABS([.N24]))" office:value-type="percentage" office:value="0.0288649706457926">
            <text:p>2.89%</text:p>
          </table:table-cell>
          <table:table-cell/>
          <table:table-cell office:value-type="float" office:value="20.58">
            <text:p>20.58</text:p>
          </table:table-cell>
          <table:table-cell office:value-type="float" office:value="42.13">
            <text:p>42.13</text:p>
          </table:table-cell>
          <table:table-cell table:formula="of:=([.Q24]-[.$D24])/[.$D24]" office:value-type="percentage" office:value="0.00684931506849301">
            <text:p>0.68%</text:p>
          </table:table-cell>
          <table:table-cell/>
          <table:table-cell office:value-type="float" office:value="20.37">
            <text:p>20.37</text:p>
          </table:table-cell>
          <table:table-cell office:value-type="float" office:value="41.69">
            <text:p>41.69</text:p>
          </table:table-cell>
          <table:table-cell table:formula="of:=([.U24]-[.$D24])/[.$D24]" office:value-type="percentage" office:value="-0.00342465753424659">
            <text:p>-0.34%</text:p>
          </table:table-cell>
          <table:table-cell table:formula="of:=MAX([.S24];ABS([.W24]))" office:value-type="percentage" office:value="0.00684931506849301">
            <text:p>0.68%</text:p>
          </table:table-cell>
          <table:table-cell table:number-columns-repeated="100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/>
          <table:table-cell office:value-type="float" office:value="12.8">
            <text:p>12.8</text:p>
          </table:table-cell>
          <table:table-cell office:value-type="float" office:value="42.52">
            <text:p>42.52</text:p>
          </table:table-cell>
          <table:table-cell table:style-name="ce14" table:formula="of:=0.1/SQRT([.E25])" office:value-type="percentage" office:value="0.0153356918032936">
            <text:p>1.5%</text:p>
          </table:table-cell>
          <table:table-cell/>
          <table:table-cell office:value-type="float" office:value="13.15">
            <text:p>13.15</text:p>
          </table:table-cell>
          <table:table-cell office:value-type="float" office:value="43.68">
            <text:p>43.68</text:p>
          </table:table-cell>
          <table:table-cell table:formula="of:=([.H25]-[.$D25])/[.$D25]" office:value-type="percentage" office:value="0.02734375">
            <text:p>2.73%</text:p>
          </table:table-cell>
          <table:table-cell/>
          <table:table-cell office:value-type="float" office:value="12.35">
            <text:p>12.35</text:p>
          </table:table-cell>
          <table:table-cell office:value-type="float" office:value="41">
            <text:p>41.00</text:p>
          </table:table-cell>
          <table:table-cell table:formula="of:=([.L25]-[.$D25])/[.$D25]" office:value-type="percentage" office:value="-0.0351562500000001">
            <text:p>-3.52%</text:p>
          </table:table-cell>
          <table:table-cell table:formula="of:=MAX([.J25];ABS([.N25]))" office:value-type="percentage" office:value="0.0351562500000001">
            <text:p>3.52%</text:p>
          </table:table-cell>
          <table:table-cell/>
          <table:table-cell office:value-type="float" office:value="12.84">
            <text:p>12.84</text:p>
          </table:table-cell>
          <table:table-cell office:value-type="float" office:value="42.64">
            <text:p>42.64</text:p>
          </table:table-cell>
          <table:table-cell table:formula="of:=([.Q25]-[.$D25])/[.$D25]" office:value-type="percentage" office:value="0.00312499999999993">
            <text:p>0.31%</text:p>
          </table:table-cell>
          <table:table-cell/>
          <table:table-cell office:value-type="float" office:value="12.76">
            <text:p>12.76</text:p>
          </table:table-cell>
          <table:table-cell office:value-type="float" office:value="42.37">
            <text:p>42.37</text:p>
          </table:table-cell>
          <table:table-cell table:formula="of:=([.U25]-[.$D25])/[.$D25]" office:value-type="percentage" office:value="-0.00312500000000007">
            <text:p>-0.31%</text:p>
          </table:table-cell>
          <table:table-cell table:formula="of:=MAX([.S25];ABS([.W25]))" office:value-type="percentage" office:value="0.00312500000000007">
            <text:p>0.31%</text:p>
          </table:table-cell>
          <table:table-cell table:number-columns-repeated="1000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00">
            <text:p>300</text:p>
          </table:table-cell>
          <table:table-cell/>
          <table:table-cell office:value-type="float" office:value="8.23">
            <text:p>8.23</text:p>
          </table:table-cell>
          <table:table-cell office:value-type="float" office:value="42.92">
            <text:p>42.92</text:p>
          </table:table-cell>
          <table:table-cell table:style-name="ce14" table:formula="of:=0.1/SQRT([.E26])" office:value-type="percentage" office:value="0.0152640627718166">
            <text:p>1.5%</text:p>
          </table:table-cell>
          <table:table-cell/>
          <table:table-cell office:value-type="float" office:value="8.413">
            <text:p>8.41</text:p>
          </table:table-cell>
          <table:table-cell office:value-type="float" office:value="43.87">
            <text:p>43.87</text:p>
          </table:table-cell>
          <table:table-cell table:formula="of:=([.H26]-[.$D26])/[.$D26]" office:value-type="percentage" office:value="0.022235722964763">
            <text:p>2.22%</text:p>
          </table:table-cell>
          <table:table-cell/>
          <table:table-cell office:value-type="float" office:value="8.029">
            <text:p>8.03</text:p>
          </table:table-cell>
          <table:table-cell office:value-type="float" office:value="41.87">
            <text:p>41.87</text:p>
          </table:table-cell>
          <table:table-cell table:formula="of:=([.L26]-[.$D26])/[.$D26]" office:value-type="percentage" office:value="-0.0244228432563792">
            <text:p>-2.44%</text:p>
          </table:table-cell>
          <table:table-cell table:formula="of:=MAX([.J26];ABS([.N26]))" office:value-type="percentage" office:value="0.0244228432563792">
            <text:p>2.44%</text:p>
          </table:table-cell>
          <table:table-cell/>
          <table:table-cell office:value-type="float" office:value="8.244">
            <text:p>8.24</text:p>
          </table:table-cell>
          <table:table-cell office:value-type="float" office:value="42.99">
            <text:p>42.99</text:p>
          </table:table-cell>
          <table:table-cell table:formula="of:=([.Q26]-[.$D26])/[.$D26]" office:value-type="percentage" office:value="0.00170109356014573">
            <text:p>0.17%</text:p>
          </table:table-cell>
          <table:table-cell/>
          <table:table-cell office:value-type="float" office:value="8.213">
            <text:p>8.21</text:p>
          </table:table-cell>
          <table:table-cell office:value-type="float" office:value="42.83">
            <text:p>42.83</text:p>
          </table:table-cell>
          <table:table-cell table:formula="of:=([.U26]-[.$D26])/[.$D26]" office:value-type="percentage" office:value="-0.00206561360874863">
            <text:p>-0.21%</text:p>
          </table:table-cell>
          <table:table-cell table:formula="of:=MAX([.S26];ABS([.W26]))" office:value-type="percentage" office:value="0.00206561360874863">
            <text:p>0.21%</text:p>
          </table:table-cell>
          <table:table-cell table:number-columns-repeated="1000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00">
            <text:p>300</text:p>
          </table:table-cell>
          <table:table-cell/>
          <table:table-cell office:value-type="float" office:value="5.099">
            <text:p>5.1</text:p>
          </table:table-cell>
          <table:table-cell office:value-type="float" office:value="41.12">
            <text:p>41.12</text:p>
          </table:table-cell>
          <table:table-cell table:style-name="ce14" table:formula="of:=0.1/SQRT([.E27])" office:value-type="percentage" office:value="0.0155945715387951">
            <text:p>1.6%</text:p>
          </table:table-cell>
          <table:table-cell/>
          <table:table-cell office:value-type="float" office:value="5.221">
            <text:p>5.22</text:p>
          </table:table-cell>
          <table:table-cell office:value-type="float" office:value="42.1">
            <text:p>42.10</text:p>
          </table:table-cell>
          <table:table-cell table:formula="of:=([.H27]-[.$D27])/[.$D27]" office:value-type="percentage" office:value="0.0239262600509904">
            <text:p>2.39%</text:p>
          </table:table-cell>
          <table:table-cell/>
          <table:table-cell office:value-type="float" office:value="4.951">
            <text:p>4.95</text:p>
          </table:table-cell>
          <table:table-cell office:value-type="float" office:value="39.93">
            <text:p>39.93</text:p>
          </table:table-cell>
          <table:table-cell table:formula="of:=([.L27]-[.$D27])/[.$D27]" office:value-type="percentage" office:value="-0.0290252990782508">
            <text:p>-2.90%</text:p>
          </table:table-cell>
          <table:table-cell table:formula="of:=MAX([.J27];ABS([.N27]))" office:value-type="percentage" office:value="0.0290252990782508">
            <text:p>2.90%</text:p>
          </table:table-cell>
          <table:table-cell/>
          <table:table-cell office:value-type="float" office:value="5.098">
            <text:p>5.1</text:p>
          </table:table-cell>
          <table:table-cell office:value-type="float" office:value="41.11">
            <text:p>41.11</text:p>
          </table:table-cell>
          <table:table-cell table:formula="of:=([.Q27]-[.$D27])/[.$D27]" office:value-type="percentage" office:value="-0.000196116885663921">
            <text:p>-0.02%</text:p>
          </table:table-cell>
          <table:table-cell/>
          <table:table-cell office:value-type="float" office:value="5.094">
            <text:p>5.09</text:p>
          </table:table-cell>
          <table:table-cell office:value-type="float" office:value="41.08">
            <text:p>41.08</text:p>
          </table:table-cell>
          <table:table-cell table:formula="of:=([.U27]-[.$D27])/[.$D27]" office:value-type="percentage" office:value="-0.000980584428319257">
            <text:p>-0.10%</text:p>
          </table:table-cell>
          <table:table-cell table:formula="of:=MAX([.S27];ABS([.W27]))" office:value-type="percentage" office:value="0.000980584428319257">
            <text:p>0.10%</text:p>
          </table:table-cell>
          <table:table-cell table:number-columns-repeated="1000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00">
            <text:p>300</text:p>
          </table:table-cell>
          <table:table-cell/>
          <table:table-cell office:value-type="float" office:value="3.166">
            <text:p>3.17</text:p>
          </table:table-cell>
          <table:table-cell office:value-type="float" office:value="39.69">
            <text:p>39.69</text:p>
          </table:table-cell>
          <table:table-cell table:style-name="ce14" table:formula="of:=0.1/SQRT([.E28])" office:value-type="percentage" office:value="0.0158730158730159">
            <text:p>1.6%</text:p>
          </table:table-cell>
          <table:table-cell/>
          <table:table-cell office:value-type="float" office:value="3.245">
            <text:p>3.25</text:p>
          </table:table-cell>
          <table:table-cell office:value-type="float" office:value="40.67">
            <text:p>40.67</text:p>
          </table:table-cell>
          <table:table-cell table:formula="of:=([.H28]-[.$D28])/[.$D28]" office:value-type="percentage" office:value="0.0249526216045484">
            <text:p>2.50%</text:p>
          </table:table-cell>
          <table:table-cell/>
          <table:table-cell office:value-type="float" office:value="3.079">
            <text:p>3.08</text:p>
          </table:table-cell>
          <table:table-cell office:value-type="float" office:value="38.59">
            <text:p>38.59</text:p>
          </table:table-cell>
          <table:table-cell table:formula="of:=([.L28]-[.$D28])/[.$D28]" office:value-type="percentage" office:value="-0.0274794693619709">
            <text:p>-2.75%</text:p>
          </table:table-cell>
          <table:table-cell table:formula="of:=MAX([.J28];ABS([.N28]))" office:value-type="percentage" office:value="0.0274794693619709">
            <text:p>2.75%</text:p>
          </table:table-cell>
          <table:table-cell/>
          <table:table-cell office:value-type="float" office:value="3.166">
            <text:p>3.17</text:p>
          </table:table-cell>
          <table:table-cell office:value-type="float" office:value="39.69">
            <text:p>39.69</text:p>
          </table:table-cell>
          <table:table-cell table:formula="of:=([.Q28]-[.$D28])/[.$D28]" office:value-type="percentage" office:value="0">
            <text:p>0.00%</text:p>
          </table:table-cell>
          <table:table-cell/>
          <table:table-cell office:value-type="float" office:value="3.162">
            <text:p>3.16</text:p>
          </table:table-cell>
          <table:table-cell office:value-type="float" office:value="39.64">
            <text:p>39.64</text:p>
          </table:table-cell>
          <table:table-cell table:formula="of:=([.U28]-[.$D28])/[.$D28]" office:value-type="percentage" office:value="-0.00126342387871131">
            <text:p>-0.13%</text:p>
          </table:table-cell>
          <table:table-cell table:formula="of:=MAX([.S28];ABS([.W28]))" office:value-type="percentage" office:value="0.00126342387871131">
            <text:p>0.13%</text:p>
          </table:table-cell>
          <table:table-cell table:number-columns-repeated="100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300">
            <text:p>300</text:p>
          </table:table-cell>
          <table:table-cell/>
          <table:table-cell office:value-type="float" office:value="2.066">
            <text:p>2.07</text:p>
          </table:table-cell>
          <table:table-cell office:value-type="float" office:value="38.69">
            <text:p>38.69</text:p>
          </table:table-cell>
          <table:table-cell table:style-name="ce14" table:formula="of:=0.1/SQRT([.E29])" office:value-type="percentage" office:value="0.016076837984062">
            <text:p>1.6%</text:p>
          </table:table-cell>
          <table:table-cell/>
          <table:table-cell office:value-type="float" office:value="2.111">
            <text:p>2.11</text:p>
          </table:table-cell>
          <table:table-cell office:value-type="float" office:value="39.54">
            <text:p>39.54</text:p>
          </table:table-cell>
          <table:table-cell table:formula="of:=([.H29]-[.$D29])/[.$D29]" office:value-type="percentage" office:value="0.0217812197483061">
            <text:p>2.18%</text:p>
          </table:table-cell>
          <table:table-cell/>
          <table:table-cell office:value-type="float" office:value="2.004">
            <text:p>2</text:p>
          </table:table-cell>
          <table:table-cell office:value-type="float" office:value="37.54">
            <text:p>37.54</text:p>
          </table:table-cell>
          <table:table-cell table:formula="of:=([.L29]-[.$D29])/[.$D29]" office:value-type="percentage" office:value="-0.0300096805421103">
            <text:p>-3.00%</text:p>
          </table:table-cell>
          <table:table-cell table:formula="of:=MAX([.J29];ABS([.N29]))" office:value-type="percentage" office:value="0.0300096805421103">
            <text:p>3.00%</text:p>
          </table:table-cell>
          <table:table-cell/>
          <table:table-cell office:value-type="float" office:value="2.072">
            <text:p>2.07</text:p>
          </table:table-cell>
          <table:table-cell office:value-type="float" office:value="38.8">
            <text:p>38.80</text:p>
          </table:table-cell>
          <table:table-cell table:formula="of:=([.Q29]-[.$D29])/[.$D29]" office:value-type="percentage" office:value="0.00290416263310756">
            <text:p>0.29%</text:p>
          </table:table-cell>
          <table:table-cell/>
          <table:table-cell office:value-type="float" office:value="2.065">
            <text:p>2.07</text:p>
          </table:table-cell>
          <table:table-cell office:value-type="float" office:value="38.67">
            <text:p>38.67</text:p>
          </table:table-cell>
          <table:table-cell table:formula="of:=([.U29]-[.$D29])/[.$D29]" office:value-type="percentage" office:value="-0.000484027105517856">
            <text:p>-0.05%</text:p>
          </table:table-cell>
          <table:table-cell table:formula="of:=MAX([.S29];ABS([.W29]))" office:value-type="percentage" office:value="0.00290416263310756">
            <text:p>0.29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0">
            <text:p>300</text:p>
          </table:table-cell>
          <table:table-cell/>
          <table:table-cell office:value-type="float" office:value="1.323">
            <text:p>1.32</text:p>
          </table:table-cell>
          <table:table-cell office:value-type="float" office:value="37.67">
            <text:p>37.67</text:p>
          </table:table-cell>
          <table:table-cell table:style-name="ce14" table:formula="of:=0.1/SQRT([.E30])" office:value-type="percentage" office:value="0.0162930424826728">
            <text:p>1.6%</text:p>
          </table:table-cell>
          <table:table-cell/>
          <table:table-cell office:value-type="float" office:value="1.347">
            <text:p>1.35</text:p>
          </table:table-cell>
          <table:table-cell office:value-type="float" office:value="38.34">
            <text:p>38.34</text:p>
          </table:table-cell>
          <table:table-cell table:formula="of:=([.H30]-[.$D30])/[.$D30]" office:value-type="percentage" office:value="0.018140589569161">
            <text:p>1.81%</text:p>
          </table:table-cell>
          <table:table-cell/>
          <table:table-cell office:value-type="float" office:value="1.291">
            <text:p>1.29</text:p>
          </table:table-cell>
          <table:table-cell office:value-type="float" office:value="36.76">
            <text:p>36.76</text:p>
          </table:table-cell>
          <table:table-cell table:formula="of:=([.L30]-[.$D30])/[.$D30]" office:value-type="percentage" office:value="-0.0241874527588813">
            <text:p>-2.42%</text:p>
          </table:table-cell>
          <table:table-cell table:formula="of:=MAX([.J30];ABS([.N30]))" office:value-type="percentage" office:value="0.0241874527588813">
            <text:p>2.42%</text:p>
          </table:table-cell>
          <table:table-cell/>
          <table:table-cell office:value-type="float" office:value="1.324">
            <text:p>1.32</text:p>
          </table:table-cell>
          <table:table-cell office:value-type="float" office:value="37.69">
            <text:p>37.69</text:p>
          </table:table-cell>
          <table:table-cell table:formula="of:=([.Q30]-[.$D30])/[.$D30]" office:value-type="percentage" office:value="0.000755857898715126">
            <text:p>0.08%</text:p>
          </table:table-cell>
          <table:table-cell/>
          <table:table-cell office:value-type="float" office:value="1.319">
            <text:p>1.32</text:p>
          </table:table-cell>
          <table:table-cell office:value-type="float" office:value="37.56">
            <text:p>37.56</text:p>
          </table:table-cell>
          <table:table-cell table:formula="of:=([.U30]-[.$D30])/[.$D30]" office:value-type="percentage" office:value="-0.00302343159486017">
            <text:p>-0.30%</text:p>
          </table:table-cell>
          <table:table-cell table:formula="of:=MAX([.S30];ABS([.W30]))" office:value-type="percentage" office:value="0.00302343159486017">
            <text:p>0.30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00">
            <text:p>300</text:p>
          </table:table-cell>
          <table:table-cell/>
          <table:table-cell office:value-type="float" office:value="0.8322">
            <text:p>0.83</text:p>
          </table:table-cell>
          <table:table-cell office:value-type="float" office:value="35.41">
            <text:p>35.41</text:p>
          </table:table-cell>
          <table:table-cell table:style-name="ce14" table:formula="of:=0.1/SQRT([.E31])" office:value-type="percentage" office:value="0.0168049427244415">
            <text:p>1.7%</text:p>
          </table:table-cell>
          <table:table-cell/>
          <table:table-cell office:value-type="float" office:value="0.8459">
            <text:p>0.85</text:p>
          </table:table-cell>
          <table:table-cell office:value-type="float" office:value="35.99">
            <text:p>35.99</text:p>
          </table:table-cell>
          <table:table-cell table:formula="of:=([.H31]-[.$D31])/[.$D31]" office:value-type="percentage" office:value="0.0164623888488343">
            <text:p>1.65%</text:p>
          </table:table-cell>
          <table:table-cell/>
          <table:table-cell office:value-type="float" office:value="0.8106">
            <text:p>0.81</text:p>
          </table:table-cell>
          <table:table-cell office:value-type="float" office:value="34.49">
            <text:p>34.49</text:p>
          </table:table-cell>
          <table:table-cell table:formula="of:=([.L31]-[.$D31])/[.$D31]" office:value-type="percentage" office:value="-0.0259552992069215">
            <text:p>-2.60%</text:p>
          </table:table-cell>
          <table:table-cell table:formula="of:=MAX([.J31];ABS([.N31]))" office:value-type="percentage" office:value="0.0259552992069215">
            <text:p>2.60%</text:p>
          </table:table-cell>
          <table:table-cell/>
          <table:table-cell office:value-type="float" office:value="0.8315">
            <text:p>0.83</text:p>
          </table:table-cell>
          <table:table-cell office:value-type="float" office:value="35.38">
            <text:p>35.38</text:p>
          </table:table-cell>
          <table:table-cell table:formula="of:=([.Q31]-[.$D31])/[.$D31]" office:value-type="percentage" office:value="-0.000841143955779901">
            <text:p>-0.08%</text:p>
          </table:table-cell>
          <table:table-cell/>
          <table:table-cell office:value-type="float" office:value="0.8311">
            <text:p>0.83</text:p>
          </table:table-cell>
          <table:table-cell office:value-type="float" office:value="35.36">
            <text:p>35.36</text:p>
          </table:table-cell>
          <table:table-cell table:formula="of:=([.U31]-[.$D31])/[.$D31]" office:value-type="percentage" office:value="-0.00132179764479691">
            <text:p>-0.13%</text:p>
          </table:table-cell>
          <table:table-cell table:formula="of:=MAX([.S31];ABS([.W31]))" office:value-type="percentage" office:value="0.00132179764479691">
            <text:p>0.13%</text:p>
          </table:table-cell>
          <table:table-cell table:number-columns-repeated="1000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/>
          <table:table-cell office:value-type="float" office:value="37.79">
            <text:p>37.79</text:p>
          </table:table-cell>
          <table:table-cell office:value-type="float" office:value="39.09">
            <text:p>39.09</text:p>
          </table:table-cell>
          <table:table-cell table:style-name="ce14" table:formula="of:=0.1/SQRT([.E32])" office:value-type="percentage" office:value="0.0159943709719525">
            <text:p>1.6%</text:p>
          </table:table-cell>
          <table:table-cell/>
          <table:table-cell office:value-type="float" office:value="39.05">
            <text:p>39.05</text:p>
          </table:table-cell>
          <table:table-cell office:value-type="float" office:value="40.4">
            <text:p>40.40</text:p>
          </table:table-cell>
          <table:table-cell table:formula="of:=([.H32]-[.$D32])/[.$D32]" office:value-type="percentage" office:value="0.033342154008997">
            <text:p>3.33%</text:p>
          </table:table-cell>
          <table:table-cell/>
          <table:table-cell office:value-type="float" office:value="36.41">
            <text:p>36.41</text:p>
          </table:table-cell>
          <table:table-cell office:value-type="float" office:value="37.67">
            <text:p>37.67</text:p>
          </table:table-cell>
          <table:table-cell table:formula="of:=([.L32]-[.$D32])/[.$D32]" office:value-type="percentage" office:value="-0.0365175972479493">
            <text:p>-3.65%</text:p>
          </table:table-cell>
          <table:table-cell table:formula="of:=MAX([.J32];ABS([.N32]))" office:value-type="percentage" office:value="0.0365175972479493">
            <text:p>3.65%</text:p>
          </table:table-cell>
          <table:table-cell/>
          <table:table-cell office:value-type="float" office:value="38.11">
            <text:p>38.11</text:p>
          </table:table-cell>
          <table:table-cell office:value-type="float" office:value="39.43">
            <text:p>39.43</text:p>
          </table:table-cell>
          <table:table-cell table:formula="of:=([.Q32]-[.$D32])/[.$D32]" office:value-type="percentage" office:value="0.00846784863720562">
            <text:p>0.85%</text:p>
          </table:table-cell>
          <table:table-cell/>
          <table:table-cell office:value-type="float" office:value="37.49">
            <text:p>37.49</text:p>
          </table:table-cell>
          <table:table-cell office:value-type="float" office:value="38.78">
            <text:p>38.78</text:p>
          </table:table-cell>
          <table:table-cell table:formula="of:=([.U32]-[.$D32])/[.$D32]" office:value-type="percentage" office:value="-0.00793860809738018">
            <text:p>-0.79%</text:p>
          </table:table-cell>
          <table:table-cell table:formula="of:=MAX([.S32];ABS([.W32]))" office:value-type="percentage" office:value="0.00846784863720562">
            <text:p>0.85%</text:p>
          </table:table-cell>
          <table:table-cell table:number-columns-repeated="1000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/>
          <table:table-cell office:value-type="float" office:value="29.48">
            <text:p>29.48</text:p>
          </table:table-cell>
          <table:table-cell office:value-type="float" office:value="45.83">
            <text:p>45.83</text:p>
          </table:table-cell>
          <table:table-cell table:style-name="ce14" table:formula="of:=0.1/SQRT([.E33])" office:value-type="percentage" office:value="0.0147715160733256">
            <text:p>1.5%</text:p>
          </table:table-cell>
          <table:table-cell/>
          <table:table-cell office:value-type="float" office:value="30.31">
            <text:p>30.31</text:p>
          </table:table-cell>
          <table:table-cell office:value-type="float" office:value="47.12">
            <text:p>47.12</text:p>
          </table:table-cell>
          <table:table-cell table:formula="of:=([.H33]-[.$D33])/[.$D33]" office:value-type="percentage" office:value="0.0281546811397557">
            <text:p>2.82%</text:p>
          </table:table-cell>
          <table:table-cell/>
          <table:table-cell office:value-type="float" office:value="28.78">
            <text:p>28.78</text:p>
          </table:table-cell>
          <table:table-cell office:value-type="float" office:value="44.75">
            <text:p>44.75</text:p>
          </table:table-cell>
          <table:table-cell table:formula="of:=([.L33]-[.$D33])/[.$D33]" office:value-type="percentage" office:value="-0.0237449118046133">
            <text:p>-2.37%</text:p>
          </table:table-cell>
          <table:table-cell table:formula="of:=MAX([.J33];ABS([.N33]))" office:value-type="percentage" office:value="0.0281546811397557">
            <text:p>2.82%</text:p>
          </table:table-cell>
          <table:table-cell/>
          <table:table-cell office:value-type="float" office:value="29.63">
            <text:p>29.63</text:p>
          </table:table-cell>
          <table:table-cell office:value-type="float" office:value="46.07">
            <text:p>46.07</text:p>
          </table:table-cell>
          <table:table-cell table:formula="of:=([.Q33]-[.$D33])/[.$D33]" office:value-type="percentage" office:value="0.0050881953867028">
            <text:p>0.51%</text:p>
          </table:table-cell>
          <table:table-cell/>
          <table:table-cell office:value-type="float" office:value="29.4">
            <text:p>29.4</text:p>
          </table:table-cell>
          <table:table-cell office:value-type="float" office:value="45.71">
            <text:p>45.71</text:p>
          </table:table-cell>
          <table:table-cell table:formula="of:=([.U33]-[.$D33])/[.$D33]" office:value-type="percentage" office:value="-0.00271370420624158">
            <text:p>-0.27%</text:p>
          </table:table-cell>
          <table:table-cell table:formula="of:=MAX([.S33];ABS([.W33]))" office:value-type="percentage" office:value="0.0050881953867028">
            <text:p>0.51%</text:p>
          </table:table-cell>
          <table:table-cell/>
          <table:table-cell table:style-name="ce25" office:value-type="percentage" office:value="0.002">
            <text:p>0.2%</text:p>
          </table:table-cell>
          <table:table-cell table:number-matrix-columns-spanned="1" table:number-matrix-rows-spanned="11" table:formula="of:=FREQUENCY([.X2:.X106];[.Z33:.Z42])" office:value-type="float" office:value="17">
            <text:p>17</text:p>
          </table:table-cell>
          <table:table-cell table:number-columns-repeated="997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00">
            <text:p>400</text:p>
          </table:table-cell>
          <table:table-cell/>
          <table:table-cell office:value-type="float" office:value="20.03">
            <text:p>20.03</text:p>
          </table:table-cell>
          <table:table-cell office:value-type="float" office:value="48.25">
            <text:p>48.25</text:p>
          </table:table-cell>
          <table:table-cell table:style-name="ce14" table:formula="of:=0.1/SQRT([.E34])" office:value-type="percentage" office:value="0.0143963150149739">
            <text:p>1.4%</text:p>
          </table:table-cell>
          <table:table-cell/>
          <table:table-cell office:value-type="float" office:value="20.39">
            <text:p>20.39</text:p>
          </table:table-cell>
          <table:table-cell office:value-type="float" office:value="49.12">
            <text:p>49.12</text:p>
          </table:table-cell>
          <table:table-cell table:formula="of:=([.H34]-[.$D34])/[.$D34]" office:value-type="percentage" office:value="0.017973040439341">
            <text:p>1.80%</text:p>
          </table:table-cell>
          <table:table-cell/>
          <table:table-cell office:value-type="float" office:value="19.58">
            <text:p>19.58</text:p>
          </table:table-cell>
          <table:table-cell office:value-type="float" office:value="47.17">
            <text:p>47.17</text:p>
          </table:table-cell>
          <table:table-cell table:formula="of:=([.L34]-[.$D34])/[.$D34]" office:value-type="percentage" office:value="-0.0224663005491764">
            <text:p>-2.25%</text:p>
          </table:table-cell>
          <table:table-cell table:formula="of:=MAX([.J34];ABS([.N34]))" office:value-type="percentage" office:value="0.0224663005491764">
            <text:p>2.25%</text:p>
          </table:table-cell>
          <table:table-cell/>
          <table:table-cell office:value-type="float" office:value="20.09">
            <text:p>20.09</text:p>
          </table:table-cell>
          <table:table-cell office:value-type="float" office:value="48.4">
            <text:p>48.40</text:p>
          </table:table-cell>
          <table:table-cell table:formula="of:=([.Q34]-[.$D34])/[.$D34]" office:value-type="percentage" office:value="0.0029955067398901">
            <text:p>0.30%</text:p>
          </table:table-cell>
          <table:table-cell/>
          <table:table-cell office:value-type="float" office:value="19.95">
            <text:p>19.95</text:p>
          </table:table-cell>
          <table:table-cell office:value-type="float" office:value="48.05">
            <text:p>48.05</text:p>
          </table:table-cell>
          <table:table-cell table:formula="of:=([.U34]-[.$D34])/[.$D34]" office:value-type="percentage" office:value="-0.00399400898652031">
            <text:p>-0.40%</text:p>
          </table:table-cell>
          <table:table-cell table:formula="of:=MAX([.S34];ABS([.W34]))" office:value-type="percentage" office:value="0.00399400898652031">
            <text:p>0.40%</text:p>
          </table:table-cell>
          <table:table-cell/>
          <table:table-cell table:style-name="ce25" office:value-type="percentage" office:value="0.004">
            <text:p>0.4%</text:p>
          </table:table-cell>
          <table:table-cell office:value-type="float" office:value="40">
            <text:p>40</text:p>
          </table:table-cell>
          <table:table-cell table:number-columns-repeated="99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/>
          <table:table-cell office:value-type="float" office:value="13.27">
            <text:p>13.27</text:p>
          </table:table-cell>
          <table:table-cell office:value-type="float" office:value="49.88">
            <text:p>49.88</text:p>
          </table:table-cell>
          <table:table-cell table:style-name="ce14" table:formula="of:=0.1/SQRT([.E35])" office:value-type="percentage" office:value="0.014159136794715">
            <text:p>1.4%</text:p>
          </table:table-cell>
          <table:table-cell/>
          <table:table-cell office:value-type="float" office:value="13.53">
            <text:p>13.53</text:p>
          </table:table-cell>
          <table:table-cell office:value-type="float" office:value="50.85">
            <text:p>50.85</text:p>
          </table:table-cell>
          <table:table-cell table:formula="of:=([.H35]-[.$D35])/[.$D35]" office:value-type="percentage" office:value="0.0195930670685757">
            <text:p>1.96%</text:p>
          </table:table-cell>
          <table:table-cell/>
          <table:table-cell office:value-type="float" office:value="12.97">
            <text:p>12.97</text:p>
          </table:table-cell>
          <table:table-cell office:value-type="float" office:value="48.74">
            <text:p>48.74</text:p>
          </table:table-cell>
          <table:table-cell table:formula="of:=([.L35]-[.$D35])/[.$D35]" office:value-type="percentage" office:value="-0.0226073850791258">
            <text:p>-2.26%</text:p>
          </table:table-cell>
          <table:table-cell table:formula="of:=MAX([.J35];ABS([.N35]))" office:value-type="percentage" office:value="0.0226073850791258">
            <text:p>2.26%</text:p>
          </table:table-cell>
          <table:table-cell/>
          <table:table-cell office:value-type="float" office:value="13.31">
            <text:p>13.31</text:p>
          </table:table-cell>
          <table:table-cell office:value-type="float" office:value="50.01">
            <text:p>50.01</text:p>
          </table:table-cell>
          <table:table-cell table:formula="of:=([.Q35]-[.$D35])/[.$D35]" office:value-type="percentage" office:value="0.00301431801055018">
            <text:p>0.30%</text:p>
          </table:table-cell>
          <table:table-cell/>
          <table:table-cell office:value-type="float" office:value="13.25">
            <text:p>13.25</text:p>
          </table:table-cell>
          <table:table-cell office:value-type="float" office:value="49.79">
            <text:p>49.79</text:p>
          </table:table-cell>
          <table:table-cell table:formula="of:=([.U35]-[.$D35])/[.$D35]" office:value-type="percentage" office:value="-0.00150715900527502">
            <text:p>-0.15%</text:p>
          </table:table-cell>
          <table:table-cell table:formula="of:=MAX([.S35];ABS([.W35]))" office:value-type="percentage" office:value="0.00301431801055018">
            <text:p>0.30%</text:p>
          </table:table-cell>
          <table:table-cell/>
          <table:table-cell table:style-name="ce25" office:value-type="percentage" office:value="0.006">
            <text:p>0.6%</text:p>
          </table:table-cell>
          <table:table-cell office:value-type="float" office:value="16">
            <text:p>16</text:p>
          </table:table-cell>
          <table:table-cell table:number-columns-repeated="997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400">
            <text:p>400</text:p>
          </table:table-cell>
          <table:table-cell/>
          <table:table-cell office:value-type="float" office:value="8.727">
            <text:p>8.73</text:p>
          </table:table-cell>
          <table:table-cell office:value-type="float" office:value="50.14">
            <text:p>50.14</text:p>
          </table:table-cell>
          <table:table-cell table:style-name="ce14" table:formula="of:=0.1/SQRT([.E36])" office:value-type="percentage" office:value="0.0141223781149585">
            <text:p>1.4%</text:p>
          </table:table-cell>
          <table:table-cell/>
          <table:table-cell office:value-type="float" office:value="8.854">
            <text:p>8.85</text:p>
          </table:table-cell>
          <table:table-cell office:value-type="float" office:value="50.87">
            <text:p>50.87</text:p>
          </table:table-cell>
          <table:table-cell table:formula="of:=([.H36]-[.$D36])/[.$D36]" office:value-type="percentage" office:value="0.0145525381001488">
            <text:p>1.46%</text:p>
          </table:table-cell>
          <table:table-cell/>
          <table:table-cell office:value-type="float" office:value="8.5">
            <text:p>8.5</text:p>
          </table:table-cell>
          <table:table-cell office:value-type="float" office:value="48.84">
            <text:p>48.84</text:p>
          </table:table-cell>
          <table:table-cell table:formula="of:=([.L36]-[.$D36])/[.$D36]" office:value-type="percentage" office:value="-0.0260112295175891">
            <text:p>-2.60%</text:p>
          </table:table-cell>
          <table:table-cell table:formula="of:=MAX([.J36];ABS([.N36]))" office:value-type="percentage" office:value="0.0260112295175891">
            <text:p>2.60%</text:p>
          </table:table-cell>
          <table:table-cell/>
          <table:table-cell office:value-type="float" office:value="8.727">
            <text:p>8.73</text:p>
          </table:table-cell>
          <table:table-cell office:value-type="float" office:value="50.14">
            <text:p>50.14</text:p>
          </table:table-cell>
          <table:table-cell table:formula="of:=([.Q36]-[.$D36])/[.$D36]" office:value-type="percentage" office:value="0">
            <text:p>0.00%</text:p>
          </table:table-cell>
          <table:table-cell/>
          <table:table-cell office:value-type="float" office:value="8.702">
            <text:p>8.7</text:p>
          </table:table-cell>
          <table:table-cell office:value-type="float" office:value="50">
            <text:p>50.00</text:p>
          </table:table-cell>
          <table:table-cell table:formula="of:=([.U36]-[.$D36])/[.$D36]" office:value-type="percentage" office:value="-0.00286467285436007">
            <text:p>-0.29%</text:p>
          </table:table-cell>
          <table:table-cell table:formula="of:=MAX([.S36];ABS([.W36]))" office:value-type="percentage" office:value="0.00286467285436007">
            <text:p>0.29%</text:p>
          </table:table-cell>
          <table:table-cell/>
          <table:table-cell table:style-name="ce25" office:value-type="percentage" office:value="0.008">
            <text:p>0.8%</text:p>
          </table:table-cell>
          <table:table-cell office:value-type="float" office:value="9">
            <text:p>9</text:p>
          </table:table-cell>
          <table:table-cell table:number-columns-repeated="997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00">
            <text:p>400</text:p>
          </table:table-cell>
          <table:table-cell/>
          <table:table-cell office:value-type="float" office:value="5.754">
            <text:p>5.75</text:p>
          </table:table-cell>
          <table:table-cell office:value-type="float" office:value="50.48">
            <text:p>50.48</text:p>
          </table:table-cell>
          <table:table-cell table:style-name="ce14" table:formula="of:=0.1/SQRT([.E37])" office:value-type="percentage" office:value="0.0140747382474894">
            <text:p>1.4%</text:p>
          </table:table-cell>
          <table:table-cell/>
          <table:table-cell office:value-type="float" office:value="5.856">
            <text:p>5.86</text:p>
          </table:table-cell>
          <table:table-cell office:value-type="float" office:value="51.37">
            <text:p>51.37</text:p>
          </table:table-cell>
          <table:table-cell table:formula="of:=([.H37]-[.$D37])/[.$D37]" office:value-type="percentage" office:value="0.0177267987486965">
            <text:p>1.77%</text:p>
          </table:table-cell>
          <table:table-cell/>
          <table:table-cell office:value-type="float" office:value="5.631">
            <text:p>5.63</text:p>
          </table:table-cell>
          <table:table-cell office:value-type="float" office:value="49.4">
            <text:p>49.40</text:p>
          </table:table-cell>
          <table:table-cell table:formula="of:=([.L37]-[.$D37])/[.$D37]" office:value-type="percentage" office:value="-0.0213764337851929">
            <text:p>-2.14%</text:p>
          </table:table-cell>
          <table:table-cell table:formula="of:=MAX([.J37];ABS([.N37]))" office:value-type="percentage" office:value="0.0213764337851929">
            <text:p>2.14%</text:p>
          </table:table-cell>
          <table:table-cell/>
          <table:table-cell office:value-type="float" office:value="5.754">
            <text:p>5.75</text:p>
          </table:table-cell>
          <table:table-cell office:value-type="float" office:value="50.48">
            <text:p>50.48</text:p>
          </table:table-cell>
          <table:table-cell table:formula="of:=([.Q37]-[.$D37])/[.$D37]" office:value-type="percentage" office:value="0">
            <text:p>0.00%</text:p>
          </table:table-cell>
          <table:table-cell/>
          <table:table-cell office:value-type="float" office:value="5.73">
            <text:p>5.73</text:p>
          </table:table-cell>
          <table:table-cell office:value-type="float" office:value="50.27">
            <text:p>50.27</text:p>
          </table:table-cell>
          <table:table-cell table:formula="of:=([.U37]-[.$D37])/[.$D37]" office:value-type="percentage" office:value="-0.00417101147028155">
            <text:p>-0.42%</text:p>
          </table:table-cell>
          <table:table-cell table:formula="of:=MAX([.S37];ABS([.W37]))" office:value-type="percentage" office:value="0.00417101147028155">
            <text:p>0.42%</text:p>
          </table:table-cell>
          <table:table-cell/>
          <table:table-cell table:style-name="ce25" office:value-type="percentage" office:value="0.01">
            <text:p>1.0%</text:p>
          </table:table-cell>
          <table:table-cell office:value-type="float" office:value="9">
            <text:p>9</text:p>
          </table:table-cell>
          <table:table-cell table:number-columns-repeated="997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400">
            <text:p>400</text:p>
          </table:table-cell>
          <table:table-cell/>
          <table:table-cell office:value-type="float" office:value="3.709">
            <text:p>3.71</text:p>
          </table:table-cell>
          <table:table-cell office:value-type="float" office:value="50.15">
            <text:p>50.15</text:p>
          </table:table-cell>
          <table:table-cell table:style-name="ce14" table:formula="of:=0.1/SQRT([.E38])" office:value-type="percentage" office:value="0.0141209700309912">
            <text:p>1.4%</text:p>
          </table:table-cell>
          <table:table-cell/>
          <table:table-cell office:value-type="float" office:value="3.772">
            <text:p>3.77</text:p>
          </table:table-cell>
          <table:table-cell office:value-type="float" office:value="51.01">
            <text:p>51.01</text:p>
          </table:table-cell>
          <table:table-cell table:formula="of:=([.H38]-[.$D38])/[.$D38]" office:value-type="percentage" office:value="0.0169857104340792">
            <text:p>1.70%</text:p>
          </table:table-cell>
          <table:table-cell/>
          <table:table-cell office:value-type="float" office:value="3.649">
            <text:p>3.65</text:p>
          </table:table-cell>
          <table:table-cell office:value-type="float" office:value="49.34">
            <text:p>49.34</text:p>
          </table:table-cell>
          <table:table-cell table:formula="of:=([.L38]-[.$D38])/[.$D38]" office:value-type="percentage" office:value="-0.0161768670800755">
            <text:p>-1.62%</text:p>
          </table:table-cell>
          <table:table-cell table:formula="of:=MAX([.J38];ABS([.N38]))" office:value-type="percentage" office:value="0.0169857104340792">
            <text:p>1.70%</text:p>
          </table:table-cell>
          <table:table-cell/>
          <table:table-cell office:value-type="float" office:value="3.723">
            <text:p>3.72</text:p>
          </table:table-cell>
          <table:table-cell office:value-type="float" office:value="50.35">
            <text:p>50.35</text:p>
          </table:table-cell>
          <table:table-cell table:formula="of:=([.Q38]-[.$D38])/[.$D38]" office:value-type="percentage" office:value="0.00377460231868422">
            <text:p>0.38%</text:p>
          </table:table-cell>
          <table:table-cell/>
          <table:table-cell office:value-type="float" office:value="3.697">
            <text:p>3.7</text:p>
          </table:table-cell>
          <table:table-cell office:value-type="float" office:value="49.99">
            <text:p>49.99</text:p>
          </table:table-cell>
          <table:table-cell table:formula="of:=([.U38]-[.$D38])/[.$D38]" office:value-type="percentage" office:value="-0.0032353734160151">
            <text:p>-0.32%</text:p>
          </table:table-cell>
          <table:table-cell table:formula="of:=MAX([.S38];ABS([.W38]))" office:value-type="percentage" office:value="0.00377460231868422">
            <text:p>0.38%</text:p>
          </table:table-cell>
          <table:table-cell/>
          <table:table-cell table:style-name="ce25" office:value-type="percentage" office:value="0.012">
            <text:p>1.2%</text:p>
          </table:table-cell>
          <table:table-cell office:value-type="float" office:value="5">
            <text:p>5</text:p>
          </table:table-cell>
          <table:table-cell table:number-columns-repeated="99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00">
            <text:p>400</text:p>
          </table:table-cell>
          <table:table-cell/>
          <table:table-cell office:value-type="float" office:value="2.465">
            <text:p>2.47</text:p>
          </table:table-cell>
          <table:table-cell office:value-type="float" office:value="50.32">
            <text:p>50.32</text:p>
          </table:table-cell>
          <table:table-cell table:style-name="ce14" table:formula="of:=0.1/SQRT([.E39])" office:value-type="percentage" office:value="0.014097096860865">
            <text:p>1.4%</text:p>
          </table:table-cell>
          <table:table-cell/>
          <table:table-cell office:value-type="float" office:value="2.506">
            <text:p>2.51</text:p>
          </table:table-cell>
          <table:table-cell office:value-type="float" office:value="51.14">
            <text:p>51.14</text:p>
          </table:table-cell>
          <table:table-cell table:formula="of:=([.H39]-[.$D39])/[.$D39]" office:value-type="percentage" office:value="0.0166328600405681">
            <text:p>1.66%</text:p>
          </table:table-cell>
          <table:table-cell/>
          <table:table-cell office:value-type="float" office:value="2.412">
            <text:p>2.41</text:p>
          </table:table-cell>
          <table:table-cell office:value-type="float" office:value="49.22">
            <text:p>49.22</text:p>
          </table:table-cell>
          <table:table-cell table:formula="of:=([.L39]-[.$D39])/[.$D39]" office:value-type="percentage" office:value="-0.0215010141987829">
            <text:p>-2.15%</text:p>
          </table:table-cell>
          <table:table-cell table:formula="of:=MAX([.J39];ABS([.N39]))" office:value-type="percentage" office:value="0.0215010141987829">
            <text:p>2.15%</text:p>
          </table:table-cell>
          <table:table-cell/>
          <table:table-cell office:value-type="float" office:value="2.465">
            <text:p>2.47</text:p>
          </table:table-cell>
          <table:table-cell office:value-type="float" office:value="50.31">
            <text:p>50.31</text:p>
          </table:table-cell>
          <table:table-cell table:formula="of:=([.Q39]-[.$D39])/[.$D39]" office:value-type="percentage" office:value="0">
            <text:p>0.00%</text:p>
          </table:table-cell>
          <table:table-cell/>
          <table:table-cell office:value-type="float" office:value="2.458">
            <text:p>2.46</text:p>
          </table:table-cell>
          <table:table-cell office:value-type="float" office:value="50.16">
            <text:p>50.16</text:p>
          </table:table-cell>
          <table:table-cell table:formula="of:=([.U39]-[.$D39])/[.$D39]" office:value-type="percentage" office:value="-0.00283975659229196">
            <text:p>-0.28%</text:p>
          </table:table-cell>
          <table:table-cell table:formula="of:=MAX([.S39];ABS([.W39]))" office:value-type="percentage" office:value="0.00283975659229196">
            <text:p>0.28%</text:p>
          </table:table-cell>
          <table:table-cell/>
          <table:table-cell table:style-name="ce25" office:value-type="percentage" office:value="0.014">
            <text:p>1.4%</text:p>
          </table:table-cell>
          <table:table-cell office:value-type="float" office:value="3">
            <text:p>3</text:p>
          </table:table-cell>
          <table:table-cell table:number-columns-repeated="997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/>
          <table:table-cell office:value-type="float" office:value="1.593">
            <text:p>1.59</text:p>
          </table:table-cell>
          <table:table-cell office:value-type="float" office:value="48.42">
            <text:p>48.42</text:p>
          </table:table-cell>
          <table:table-cell table:style-name="ce14" table:formula="of:=0.1/SQRT([.E40])" office:value-type="percentage" office:value="0.0143710204519742">
            <text:p>1.4%</text:p>
          </table:table-cell>
          <table:table-cell/>
          <table:table-cell office:value-type="float" office:value="1.62">
            <text:p>1.62</text:p>
          </table:table-cell>
          <table:table-cell office:value-type="float" office:value="49.23">
            <text:p>49.23</text:p>
          </table:table-cell>
          <table:table-cell table:formula="of:=([.H40]-[.$D40])/[.$D40]" office:value-type="percentage" office:value="0.016949152542373">
            <text:p>1.69%</text:p>
          </table:table-cell>
          <table:table-cell/>
          <table:table-cell office:value-type="float" office:value="1.569">
            <text:p>1.57</text:p>
          </table:table-cell>
          <table:table-cell office:value-type="float" office:value="47.7">
            <text:p>47.70</text:p>
          </table:table-cell>
          <table:table-cell table:formula="of:=([.L40]-[.$D40])/[.$D40]" office:value-type="percentage" office:value="-0.0150659133709981">
            <text:p>-1.51%</text:p>
          </table:table-cell>
          <table:table-cell table:formula="of:=MAX([.J40];ABS([.N40]))" office:value-type="percentage" office:value="0.016949152542373">
            <text:p>1.69%</text:p>
          </table:table-cell>
          <table:table-cell/>
          <table:table-cell office:value-type="float" office:value="1.597">
            <text:p>1.6</text:p>
          </table:table-cell>
          <table:table-cell office:value-type="float" office:value="48.55">
            <text:p>48.55</text:p>
          </table:table-cell>
          <table:table-cell table:formula="of:=([.Q40]-[.$D40])/[.$D40]" office:value-type="percentage" office:value="0.00251098556183302">
            <text:p>0.25%</text:p>
          </table:table-cell>
          <table:table-cell/>
          <table:table-cell office:value-type="float" office:value="1.589">
            <text:p>1.59</text:p>
          </table:table-cell>
          <table:table-cell office:value-type="float" office:value="48.29">
            <text:p>48.29</text:p>
          </table:table-cell>
          <table:table-cell table:formula="of:=([.U40]-[.$D40])/[.$D40]" office:value-type="percentage" office:value="-0.00251098556183302">
            <text:p>-0.25%</text:p>
          </table:table-cell>
          <table:table-cell table:formula="of:=MAX([.S40];ABS([.W40]))" office:value-type="percentage" office:value="0.00251098556183302">
            <text:p>0.25%</text:p>
          </table:table-cell>
          <table:table-cell/>
          <table:table-cell table:style-name="ce25" office:value-type="percentage" office:value="0.016">
            <text:p>1.6%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00">
            <text:p>400</text:p>
          </table:table-cell>
          <table:table-cell/>
          <table:table-cell office:value-type="float" office:value="1.076">
            <text:p>1.08</text:p>
          </table:table-cell>
          <table:table-cell office:value-type="float" office:value="48.08">
            <text:p>48.08</text:p>
          </table:table-cell>
          <table:table-cell table:style-name="ce14" table:formula="of:=0.1/SQRT([.E41])" office:value-type="percentage" office:value="0.014421743613444">
            <text:p>1.4%</text:p>
          </table:table-cell>
          <table:table-cell/>
          <table:table-cell office:value-type="float" office:value="1.091">
            <text:p>1.09</text:p>
          </table:table-cell>
          <table:table-cell office:value-type="float" office:value="48.75">
            <text:p>48.75</text:p>
          </table:table-cell>
          <table:table-cell table:formula="of:=([.H41]-[.$D41])/[.$D41]" office:value-type="percentage" office:value="0.0139405204460966">
            <text:p>1.39%</text:p>
          </table:table-cell>
          <table:table-cell/>
          <table:table-cell office:value-type="float" office:value="1.056">
            <text:p>1.06</text:p>
          </table:table-cell>
          <table:table-cell office:value-type="float" office:value="47.21">
            <text:p>47.21</text:p>
          </table:table-cell>
          <table:table-cell table:formula="of:=([.L41]-[.$D41])/[.$D41]" office:value-type="percentage" office:value="-0.0185873605947956">
            <text:p>-1.86%</text:p>
          </table:table-cell>
          <table:table-cell table:formula="of:=MAX([.J41];ABS([.N41]))" office:value-type="percentage" office:value="0.0185873605947956">
            <text:p>1.86%</text:p>
          </table:table-cell>
          <table:table-cell/>
          <table:table-cell office:value-type="float" office:value="1.08">
            <text:p>1.08</text:p>
          </table:table-cell>
          <table:table-cell office:value-type="float" office:value="48.24">
            <text:p>48.24</text:p>
          </table:table-cell>
          <table:table-cell table:formula="of:=([.Q41]-[.$D41])/[.$D41]" office:value-type="percentage" office:value="0.00371747211895911">
            <text:p>0.37%</text:p>
          </table:table-cell>
          <table:table-cell/>
          <table:table-cell office:value-type="float" office:value="1.077">
            <text:p>1.08</text:p>
          </table:table-cell>
          <table:table-cell office:value-type="float" office:value="48.13">
            <text:p>48.13</text:p>
          </table:table-cell>
          <table:table-cell table:formula="of:=([.U41]-[.$D41])/[.$D41]" office:value-type="percentage" office:value="0.000929368029739675">
            <text:p>0.09%</text:p>
          </table:table-cell>
          <table:table-cell table:formula="of:=MAX([.S41];ABS([.W41]))" office:value-type="percentage" office:value="0.00371747211895911">
            <text:p>0.37%</text:p>
          </table:table-cell>
          <table:table-cell/>
          <table:table-cell table:style-name="ce25" office:value-type="percentage" office:value="0.018">
            <text:p>1.8%</text:p>
          </table:table-cell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/>
          <table:table-cell office:value-type="float" office:value="20.79">
            <text:p>20.79</text:p>
          </table:table-cell>
          <table:table-cell office:value-type="float" office:value="37.28">
            <text:p>37.28</text:p>
          </table:table-cell>
          <table:table-cell table:style-name="ce14" table:formula="of:=0.1/SQRT([.E42])" office:value-type="percentage" office:value="0.0163780445520105">
            <text:p>1.6%</text:p>
          </table:table-cell>
          <table:table-cell/>
          <table:table-cell office:value-type="float" office:value="21.48">
            <text:p>21.48</text:p>
          </table:table-cell>
          <table:table-cell office:value-type="float" office:value="38.51">
            <text:p>38.51</text:p>
          </table:table-cell>
          <table:table-cell table:formula="of:=([.H42]-[.$D42])/[.$D42]" office:value-type="percentage" office:value="0.0331890331890333">
            <text:p>3.32%</text:p>
          </table:table-cell>
          <table:table-cell/>
          <table:table-cell office:value-type="float" office:value="20.16">
            <text:p>20.16</text:p>
          </table:table-cell>
          <table:table-cell office:value-type="float" office:value="36.15">
            <text:p>36.15</text:p>
          </table:table-cell>
          <table:table-cell table:formula="of:=([.L42]-[.$D42])/[.$D42]" office:value-type="percentage" office:value="-0.0303030303030303">
            <text:p>-3.03%</text:p>
          </table:table-cell>
          <table:table-cell table:formula="of:=MAX([.J42];ABS([.N42]))" office:value-type="percentage" office:value="0.0331890331890333">
            <text:p>3.32%</text:p>
          </table:table-cell>
          <table:table-cell/>
          <table:table-cell office:value-type="float" office:value="21.02">
            <text:p>21.02</text:p>
          </table:table-cell>
          <table:table-cell office:value-type="float" office:value="37.69">
            <text:p>37.69</text:p>
          </table:table-cell>
          <table:table-cell table:formula="of:=([.Q42]-[.$D42])/[.$D42]" office:value-type="percentage" office:value="0.0110630110630111">
            <text:p>1.11%</text:p>
          </table:table-cell>
          <table:table-cell/>
          <table:table-cell office:value-type="float" office:value="20.58">
            <text:p>20.58</text:p>
          </table:table-cell>
          <table:table-cell office:value-type="float" office:value="36.9">
            <text:p>36.90</text:p>
          </table:table-cell>
          <table:table-cell table:formula="of:=([.U42]-[.$D42])/[.$D42]" office:value-type="percentage" office:value="-0.0101010101010101">
            <text:p>-1.01%</text:p>
          </table:table-cell>
          <table:table-cell table:formula="of:=MAX([.S42];ABS([.W42]))" office:value-type="percentage" office:value="0.0110630110630111">
            <text:p>1.11%</text:p>
          </table:table-cell>
          <table:table-cell/>
          <table:table-cell table:style-name="ce25" office:value-type="percentage" office:value="0.02">
            <text:p>2.0%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00">
            <text:p>500</text:p>
          </table:table-cell>
          <table:table-cell/>
          <table:table-cell office:value-type="float" office:value="21.39">
            <text:p>21.39</text:p>
          </table:table-cell>
          <table:table-cell office:value-type="float" office:value="47.29">
            <text:p>47.29</text:p>
          </table:table-cell>
          <table:table-cell table:style-name="ce14" table:formula="of:=0.1/SQRT([.E43])" office:value-type="percentage" office:value="0.0145417054319765">
            <text:p>1.5%</text:p>
          </table:table-cell>
          <table:table-cell/>
          <table:table-cell office:value-type="float" office:value="21.76">
            <text:p>21.76</text:p>
          </table:table-cell>
          <table:table-cell office:value-type="float" office:value="48.12">
            <text:p>48.12</text:p>
          </table:table-cell>
          <table:table-cell table:formula="of:=([.H43]-[.$D43])/[.$D43]" office:value-type="percentage" office:value="0.0172978027115475">
            <text:p>1.73%</text:p>
          </table:table-cell>
          <table:table-cell/>
          <table:table-cell office:value-type="float" office:value="20.86">
            <text:p>20.86</text:p>
          </table:table-cell>
          <table:table-cell office:value-type="float" office:value="46.11">
            <text:p>46.11</text:p>
          </table:table-cell>
          <table:table-cell table:formula="of:=([.L43]-[.$D43])/[.$D43]" office:value-type="percentage" office:value="-0.0247779336138383">
            <text:p>-2.48%</text:p>
          </table:table-cell>
          <table:table-cell table:formula="of:=MAX([.J43];ABS([.N43]))" office:value-type="percentage" office:value="0.0247779336138383">
            <text:p>2.48%</text:p>
          </table:table-cell>
          <table:table-cell/>
          <table:table-cell office:value-type="float" office:value="21.49">
            <text:p>21.49</text:p>
          </table:table-cell>
          <table:table-cell office:value-type="float" office:value="47.52">
            <text:p>47.52</text:p>
          </table:table-cell>
          <table:table-cell table:formula="of:=([.Q43]-[.$D43])/[.$D43]" office:value-type="percentage" office:value="0.00467508181393164">
            <text:p>0.47%</text:p>
          </table:table-cell>
          <table:table-cell/>
          <table:table-cell office:value-type="float" office:value="21.19">
            <text:p>21.19</text:p>
          </table:table-cell>
          <table:table-cell office:value-type="float" office:value="46.85">
            <text:p>46.85</text:p>
          </table:table-cell>
          <table:table-cell table:formula="of:=([.U43]-[.$D43])/[.$D43]" office:value-type="percentage" office:value="-0.00935016362786345">
            <text:p>-0.94%</text:p>
          </table:table-cell>
          <table:table-cell table:formula="of:=MAX([.S43];ABS([.W43]))" office:value-type="percentage" office:value="0.00935016362786345">
            <text:p>0.94%</text:p>
          </table:table-cell>
          <table:table-cell/>
          <table:table-cell office:value-type="string">
            <text:p>&gt;2%</text:p>
          </table:table-cell>
          <table:table-cell office:value-type="float" office:value="3">
            <text:p>3</text:p>
          </table:table-cell>
          <table:table-cell table:number-columns-repeated="997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00">
            <text:p>500</text:p>
          </table:table-cell>
          <table:table-cell/>
          <table:table-cell office:value-type="float" office:value="16.89">
            <text:p>16.89</text:p>
          </table:table-cell>
          <table:table-cell office:value-type="float" office:value="51.88">
            <text:p>51.88</text:p>
          </table:table-cell>
          <table:table-cell table:style-name="ce14" table:formula="of:=0.1/SQRT([.E44])" office:value-type="percentage" office:value="0.0138835336201766">
            <text:p>1.4%</text:p>
          </table:table-cell>
          <table:table-cell/>
          <table:table-cell office:value-type="float" office:value="17.09">
            <text:p>17.09</text:p>
          </table:table-cell>
          <table:table-cell office:value-type="float" office:value="52.47">
            <text:p>52.47</text:p>
          </table:table-cell>
          <table:table-cell table:formula="of:=([.H44]-[.$D44])/[.$D44]" office:value-type="percentage" office:value="0.0118413262285376">
            <text:p>1.18%</text:p>
          </table:table-cell>
          <table:table-cell/>
          <table:table-cell office:value-type="float" office:value="16.6">
            <text:p>16.6</text:p>
          </table:table-cell>
          <table:table-cell office:value-type="float" office:value="50.98">
            <text:p>50.98</text:p>
          </table:table-cell>
          <table:table-cell table:formula="of:=([.L44]-[.$D44])/[.$D44]" office:value-type="percentage" office:value="-0.0171699230313795">
            <text:p>-1.72%</text:p>
          </table:table-cell>
          <table:table-cell table:formula="of:=MAX([.J44];ABS([.N44]))" office:value-type="percentage" office:value="0.0171699230313795">
            <text:p>1.72%</text:p>
          </table:table-cell>
          <table:table-cell/>
          <table:table-cell office:value-type="float" office:value="16.95">
            <text:p>16.95</text:p>
          </table:table-cell>
          <table:table-cell office:value-type="float" office:value="52.06">
            <text:p>52.06</text:p>
          </table:table-cell>
          <table:table-cell table:formula="of:=([.Q44]-[.$D44])/[.$D44]" office:value-type="percentage" office:value="0.0035523978685612">
            <text:p>0.36%</text:p>
          </table:table-cell>
          <table:table-cell/>
          <table:table-cell office:value-type="float" office:value="16.75">
            <text:p>16.75</text:p>
          </table:table-cell>
          <table:table-cell office:value-type="float" office:value="51.43">
            <text:p>51.43</text:p>
          </table:table-cell>
          <table:table-cell table:formula="of:=([.U44]-[.$D44])/[.$D44]" office:value-type="percentage" office:value="-0.00828892835997635">
            <text:p>-0.83%</text:p>
          </table:table-cell>
          <table:table-cell table:formula="of:=MAX([.S44];ABS([.W44]))" office:value-type="percentage" office:value="0.00828892835997635">
            <text:p>0.83%</text:p>
          </table:table-cell>
          <table:table-cell table:number-columns-repeated="100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12.07">
            <text:p>12.07</text:p>
          </table:table-cell>
          <table:table-cell office:value-type="float" office:value="53.97">
            <text:p>53.97</text:p>
          </table:table-cell>
          <table:table-cell table:style-name="ce14" table:formula="of:=0.1/SQRT([.E45])" office:value-type="percentage" office:value="0.0136120580013205">
            <text:p>1.4%</text:p>
          </table:table-cell>
          <table:table-cell/>
          <table:table-cell office:value-type="float" office:value="12.26">
            <text:p>12.26</text:p>
          </table:table-cell>
          <table:table-cell office:value-type="float" office:value="54.82">
            <text:p>54.82</text:p>
          </table:table-cell>
          <table:table-cell table:formula="of:=([.H45]-[.$D45])/[.$D45]" office:value-type="percentage" office:value="0.0157415078707539">
            <text:p>1.57%</text:p>
          </table:table-cell>
          <table:table-cell/>
          <table:table-cell office:value-type="float" office:value="11.88">
            <text:p>11.88</text:p>
          </table:table-cell>
          <table:table-cell office:value-type="float" office:value="53.11">
            <text:p>53.11</text:p>
          </table:table-cell>
          <table:table-cell table:formula="of:=([.L45]-[.$D45])/[.$D45]" office:value-type="percentage" office:value="-0.0157415078707539">
            <text:p>-1.57%</text:p>
          </table:table-cell>
          <table:table-cell table:formula="of:=MAX([.J45];ABS([.N45]))" office:value-type="percentage" office:value="0.0157415078707539">
            <text:p>1.57%</text:p>
          </table:table-cell>
          <table:table-cell/>
          <table:table-cell office:value-type="float" office:value="12.11">
            <text:p>12.11</text:p>
          </table:table-cell>
          <table:table-cell office:value-type="float" office:value="54.12">
            <text:p>54.12</text:p>
          </table:table-cell>
          <table:table-cell table:formula="of:=([.Q45]-[.$D45])/[.$D45]" office:value-type="percentage" office:value="0.00331400165700076">
            <text:p>0.33%</text:p>
          </table:table-cell>
          <table:table-cell/>
          <table:table-cell office:value-type="float" office:value="12.04">
            <text:p>12.04</text:p>
          </table:table-cell>
          <table:table-cell office:value-type="float" office:value="53.81">
            <text:p>53.81</text:p>
          </table:table-cell>
          <table:table-cell table:formula="of:=([.U45]-[.$D45])/[.$D45]" office:value-type="percentage" office:value="-0.00248550124275072">
            <text:p>-0.25%</text:p>
          </table:table-cell>
          <table:table-cell table:formula="of:=MAX([.S45];ABS([.W45]))" office:value-type="percentage" office:value="0.00331400165700076">
            <text:p>0.33%</text:p>
          </table:table-cell>
          <table:table-cell table:number-columns-repeated="1000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500">
            <text:p>500</text:p>
          </table:table-cell>
          <table:table-cell/>
          <table:table-cell office:value-type="float" office:value="8.472">
            <text:p>8.47</text:p>
          </table:table-cell>
          <table:table-cell office:value-type="float" office:value="56.63">
            <text:p>56.63</text:p>
          </table:table-cell>
          <table:table-cell table:style-name="ce14" table:formula="of:=0.1/SQRT([.E46])" office:value-type="percentage" office:value="0.0132885232068862">
            <text:p>1.3%</text:p>
          </table:table-cell>
          <table:table-cell/>
          <table:table-cell office:value-type="float" office:value="8.583">
            <text:p>8.58</text:p>
          </table:table-cell>
          <table:table-cell office:value-type="float" office:value="57.37">
            <text:p>57.37</text:p>
          </table:table-cell>
          <table:table-cell table:formula="of:=([.H46]-[.$D46])/[.$D46]" office:value-type="percentage" office:value="0.0131019830028329">
            <text:p>1.31%</text:p>
          </table:table-cell>
          <table:table-cell/>
          <table:table-cell office:value-type="float" office:value="8.323">
            <text:p>8.32</text:p>
          </table:table-cell>
          <table:table-cell office:value-type="float" office:value="55.63">
            <text:p>55.63</text:p>
          </table:table-cell>
          <table:table-cell table:formula="of:=([.L46]-[.$D46])/[.$D46]" office:value-type="percentage" office:value="-0.0175873465533521">
            <text:p>-1.76%</text:p>
          </table:table-cell>
          <table:table-cell table:formula="of:=MAX([.J46];ABS([.N46]))" office:value-type="percentage" office:value="0.0175873465533521">
            <text:p>1.76%</text:p>
          </table:table-cell>
          <table:table-cell/>
          <table:table-cell office:value-type="float" office:value="8.477">
            <text:p>8.48</text:p>
          </table:table-cell>
          <table:table-cell office:value-type="float" office:value="56.66">
            <text:p>56.66</text:p>
          </table:table-cell>
          <table:table-cell table:formula="of:=([.Q46]-[.$D46])/[.$D46]" office:value-type="percentage" office:value="0.000590179414542113">
            <text:p>0.06%</text:p>
          </table:table-cell>
          <table:table-cell/>
          <table:table-cell office:value-type="float" office:value="8.438">
            <text:p>8.44</text:p>
          </table:table-cell>
          <table:table-cell office:value-type="float" office:value="56.4">
            <text:p>56.40</text:p>
          </table:table-cell>
          <table:table-cell table:formula="of:=([.U46]-[.$D46])/[.$D46]" office:value-type="percentage" office:value="-0.00401322001888561">
            <text:p>-0.40%</text:p>
          </table:table-cell>
          <table:table-cell table:formula="of:=MAX([.S46];ABS([.W46]))" office:value-type="percentage" office:value="0.00401322001888561">
            <text:p>0.40%</text:p>
          </table:table-cell>
          <table:table-cell table:number-columns-repeated="1000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500">
            <text:p>500</text:p>
          </table:table-cell>
          <table:table-cell/>
          <table:table-cell office:value-type="float" office:value="5.786">
            <text:p>5.79</text:p>
          </table:table-cell>
          <table:table-cell office:value-type="float" office:value="57.51">
            <text:p>57.51</text:p>
          </table:table-cell>
          <table:table-cell table:style-name="ce14" table:formula="of:=0.1/SQRT([.E47])" office:value-type="percentage" office:value="0.0131864628688206">
            <text:p>1.3%</text:p>
          </table:table-cell>
          <table:table-cell/>
          <table:table-cell office:value-type="float" office:value="5.87">
            <text:p>5.87</text:p>
          </table:table-cell>
          <table:table-cell office:value-type="float" office:value="58.35">
            <text:p>58.35</text:p>
          </table:table-cell>
          <table:table-cell table:formula="of:=([.H47]-[.$D47])/[.$D47]" office:value-type="percentage" office:value="0.014517801590045">
            <text:p>1.45%</text:p>
          </table:table-cell>
          <table:table-cell/>
          <table:table-cell office:value-type="float" office:value="5.695">
            <text:p>5.7</text:p>
          </table:table-cell>
          <table:table-cell office:value-type="float" office:value="56.61">
            <text:p>56.61</text:p>
          </table:table-cell>
          <table:table-cell table:formula="of:=([.L47]-[.$D47])/[.$D47]" office:value-type="percentage" office:value="-0.0157276183892152">
            <text:p>-1.57%</text:p>
          </table:table-cell>
          <table:table-cell table:formula="of:=MAX([.J47];ABS([.N47]))" office:value-type="percentage" office:value="0.0157276183892152">
            <text:p>1.57%</text:p>
          </table:table-cell>
          <table:table-cell/>
          <table:table-cell office:value-type="float" office:value="5.802">
            <text:p>5.8</text:p>
          </table:table-cell>
          <table:table-cell office:value-type="float" office:value="57.67">
            <text:p>57.67</text:p>
          </table:table-cell>
          <table:table-cell table:formula="of:=([.Q47]-[.$D47])/[.$D47]" office:value-type="percentage" office:value="0.00276529554096094">
            <text:p>0.28%</text:p>
          </table:table-cell>
          <table:table-cell/>
          <table:table-cell office:value-type="float" office:value="5.77">
            <text:p>5.77</text:p>
          </table:table-cell>
          <table:table-cell office:value-type="float" office:value="57.35">
            <text:p>57.35</text:p>
          </table:table-cell>
          <table:table-cell table:formula="of:=([.U47]-[.$D47])/[.$D47]" office:value-type="percentage" office:value="-0.00276529554096094">
            <text:p>-0.28%</text:p>
          </table:table-cell>
          <table:table-cell table:formula="of:=MAX([.S47];ABS([.W47]))" office:value-type="percentage" office:value="0.00276529554096094">
            <text:p>0.28%</text:p>
          </table:table-cell>
          <table:table-cell table:number-columns-repeated="1000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500">
            <text:p>500</text:p>
          </table:table-cell>
          <table:table-cell/>
          <table:table-cell office:value-type="float" office:value="3.807">
            <text:p>3.81</text:p>
          </table:table-cell>
          <table:table-cell office:value-type="float" office:value="56.62">
            <text:p>56.62</text:p>
          </table:table-cell>
          <table:table-cell table:style-name="ce14" table:formula="of:=0.1/SQRT([.E48])" office:value-type="percentage" office:value="0.0132896966382283">
            <text:p>1.3%</text:p>
          </table:table-cell>
          <table:table-cell/>
          <table:table-cell office:value-type="float" office:value="3.846">
            <text:p>3.85</text:p>
          </table:table-cell>
          <table:table-cell office:value-type="float" office:value="57.2">
            <text:p>57.20</text:p>
          </table:table-cell>
          <table:table-cell table:formula="of:=([.H48]-[.$D48])/[.$D48]" office:value-type="percentage" office:value="0.0102442868400316">
            <text:p>1.02%</text:p>
          </table:table-cell>
          <table:table-cell/>
          <table:table-cell office:value-type="float" office:value="3.758">
            <text:p>3.76</text:p>
          </table:table-cell>
          <table:table-cell office:value-type="float" office:value="55.89">
            <text:p>55.89</text:p>
          </table:table-cell>
          <table:table-cell table:formula="of:=([.L48]-[.$D48])/[.$D48]" office:value-type="percentage" office:value="-0.0128710270554242">
            <text:p>-1.29%</text:p>
          </table:table-cell>
          <table:table-cell table:formula="of:=MAX([.J48];ABS([.N48]))" office:value-type="percentage" office:value="0.0128710270554242">
            <text:p>1.29%</text:p>
          </table:table-cell>
          <table:table-cell/>
          <table:table-cell office:value-type="float" office:value="3.819">
            <text:p>3.82</text:p>
          </table:table-cell>
          <table:table-cell office:value-type="float" office:value="56.8">
            <text:p>56.80</text:p>
          </table:table-cell>
          <table:table-cell table:formula="of:=([.Q48]-[.$D48])/[.$D48]" office:value-type="percentage" office:value="0.00315208825847124">
            <text:p>0.32%</text:p>
          </table:table-cell>
          <table:table-cell/>
          <table:table-cell office:value-type="float" office:value="3.795">
            <text:p>3.8</text:p>
          </table:table-cell>
          <table:table-cell office:value-type="float" office:value="56.45">
            <text:p>56.45</text:p>
          </table:table-cell>
          <table:table-cell table:formula="of:=([.U48]-[.$D48])/[.$D48]" office:value-type="percentage" office:value="-0.00315208825847124">
            <text:p>-0.32%</text:p>
          </table:table-cell>
          <table:table-cell table:formula="of:=MAX([.S48];ABS([.W48]))" office:value-type="percentage" office:value="0.00315208825847124">
            <text:p>0.32%</text:p>
          </table:table-cell>
          <table:table-cell table:number-columns-repeated="100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500">
            <text:p>500</text:p>
          </table:table-cell>
          <table:table-cell/>
          <table:table-cell office:value-type="float" office:value="2.542">
            <text:p>2.54</text:p>
          </table:table-cell>
          <table:table-cell office:value-type="float" office:value="56.13">
            <text:p>56.13</text:p>
          </table:table-cell>
          <table:table-cell table:style-name="ce14" table:formula="of:=0.1/SQRT([.E49])" office:value-type="percentage" office:value="0.0133475783516411">
            <text:p>1.3%</text:p>
          </table:table-cell>
          <table:table-cell/>
          <table:table-cell office:value-type="float" office:value="2.566">
            <text:p>2.57</text:p>
          </table:table-cell>
          <table:table-cell office:value-type="float" office:value="56.66">
            <text:p>56.66</text:p>
          </table:table-cell>
          <table:table-cell table:formula="of:=([.H49]-[.$D49])/[.$D49]" office:value-type="percentage" office:value="0.00944138473642802">
            <text:p>0.94%</text:p>
          </table:table-cell>
          <table:table-cell/>
          <table:table-cell office:value-type="float" office:value="2.505">
            <text:p>2.51</text:p>
          </table:table-cell>
          <table:table-cell office:value-type="float" office:value="55.3">
            <text:p>55.30</text:p>
          </table:table-cell>
          <table:table-cell table:formula="of:=([.L49]-[.$D49])/[.$D49]" office:value-type="percentage" office:value="-0.0145554681353265">
            <text:p>-1.46%</text:p>
          </table:table-cell>
          <table:table-cell table:formula="of:=MAX([.J49];ABS([.N49]))" office:value-type="percentage" office:value="0.0145554681353265">
            <text:p>1.46%</text:p>
          </table:table-cell>
          <table:table-cell/>
          <table:table-cell office:value-type="float" office:value="2.547">
            <text:p>2.55</text:p>
          </table:table-cell>
          <table:table-cell office:value-type="float" office:value="56.23">
            <text:p>56.23</text:p>
          </table:table-cell>
          <table:table-cell table:formula="of:=([.Q49]-[.$D49])/[.$D49]" office:value-type="percentage" office:value="0.00196695515342263">
            <text:p>0.20%</text:p>
          </table:table-cell>
          <table:table-cell/>
          <table:table-cell office:value-type="float" office:value="2.54">
            <text:p>2.54</text:p>
          </table:table-cell>
          <table:table-cell office:value-type="float" office:value="56.08">
            <text:p>56.08</text:p>
          </table:table-cell>
          <table:table-cell table:formula="of:=([.U49]-[.$D49])/[.$D49]" office:value-type="percentage" office:value="-0.000786782061368914">
            <text:p>-0.08%</text:p>
          </table:table-cell>
          <table:table-cell table:formula="of:=MAX([.S49];ABS([.W49]))" office:value-type="percentage" office:value="0.00196695515342263">
            <text:p>0.20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00">
            <text:p>500</text:p>
          </table:table-cell>
          <table:table-cell/>
          <table:table-cell office:value-type="float" office:value="1.708">
            <text:p>1.71</text:p>
          </table:table-cell>
          <table:table-cell office:value-type="float" office:value="56.19">
            <text:p>56.19</text:p>
          </table:table-cell>
          <table:table-cell table:style-name="ce14" table:formula="of:=0.1/SQRT([.E50])" office:value-type="percentage" office:value="0.0133404501383949">
            <text:p>1.3%</text:p>
          </table:table-cell>
          <table:table-cell/>
          <table:table-cell office:value-type="float" office:value="1.733">
            <text:p>1.73</text:p>
          </table:table-cell>
          <table:table-cell office:value-type="float" office:value="57.01">
            <text:p>57.01</text:p>
          </table:table-cell>
          <table:table-cell table:formula="of:=([.H50]-[.$D50])/[.$D50]" office:value-type="percentage" office:value="0.0146370023419205">
            <text:p>1.46%</text:p>
          </table:table-cell>
          <table:table-cell/>
          <table:table-cell office:value-type="float" office:value="1.685">
            <text:p>1.69</text:p>
          </table:table-cell>
          <table:table-cell office:value-type="float" office:value="55.43">
            <text:p>55.43</text:p>
          </table:table-cell>
          <table:table-cell table:formula="of:=([.L50]-[.$D50])/[.$D50]" office:value-type="percentage" office:value="-0.0134660421545667">
            <text:p>-1.35%</text:p>
          </table:table-cell>
          <table:table-cell table:formula="of:=MAX([.J50];ABS([.N50]))" office:value-type="percentage" office:value="0.0146370023419205">
            <text:p>1.46%</text:p>
          </table:table-cell>
          <table:table-cell/>
          <table:table-cell office:value-type="float" office:value="1.71">
            <text:p>1.71</text:p>
          </table:table-cell>
          <table:table-cell office:value-type="float" office:value="56.26">
            <text:p>56.26</text:p>
          </table:table-cell>
          <table:table-cell table:formula="of:=([.Q50]-[.$D50])/[.$D50]" office:value-type="percentage" office:value="0.00117096018735363">
            <text:p>0.12%</text:p>
          </table:table-cell>
          <table:table-cell/>
          <table:table-cell office:value-type="float" office:value="1.706">
            <text:p>1.71</text:p>
          </table:table-cell>
          <table:table-cell office:value-type="float" office:value="56.11">
            <text:p>56.11</text:p>
          </table:table-cell>
          <table:table-cell table:formula="of:=([.U50]-[.$D50])/[.$D50]" office:value-type="percentage" office:value="-0.00117096018735363">
            <text:p>-0.12%</text:p>
          </table:table-cell>
          <table:table-cell table:formula="of:=MAX([.S50];ABS([.W50]))" office:value-type="percentage" office:value="0.00117096018735363">
            <text:p>0.12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500">
            <text:p>500</text:p>
          </table:table-cell>
          <table:table-cell/>
          <table:table-cell office:value-type="float" office:value="1.17">
            <text:p>1.17</text:p>
          </table:table-cell>
          <table:table-cell office:value-type="float" office:value="56.35">
            <text:p>56.35</text:p>
          </table:table-cell>
          <table:table-cell table:style-name="ce14" table:formula="of:=0.1/SQRT([.E51])" office:value-type="percentage" office:value="0.0133214972605759">
            <text:p>1.3%</text:p>
          </table:table-cell>
          <table:table-cell/>
          <table:table-cell office:value-type="float" office:value="1.181">
            <text:p>1.18</text:p>
          </table:table-cell>
          <table:table-cell office:value-type="float" office:value="56.9">
            <text:p>56.90</text:p>
          </table:table-cell>
          <table:table-cell table:formula="of:=([.H51]-[.$D51])/[.$D51]" office:value-type="percentage" office:value="0.00940170940170951">
            <text:p>0.94%</text:p>
          </table:table-cell>
          <table:table-cell/>
          <table:table-cell office:value-type="float" office:value="1.148">
            <text:p>1.15</text:p>
          </table:table-cell>
          <table:table-cell office:value-type="float" office:value="55.32">
            <text:p>55.32</text:p>
          </table:table-cell>
          <table:table-cell table:formula="of:=([.L51]-[.$D51])/[.$D51]" office:value-type="percentage" office:value="-0.0188034188034188">
            <text:p>-1.88%</text:p>
          </table:table-cell>
          <table:table-cell table:formula="of:=MAX([.J51];ABS([.N51]))" office:value-type="percentage" office:value="0.0188034188034188">
            <text:p>1.88%</text:p>
          </table:table-cell>
          <table:table-cell/>
          <table:table-cell office:value-type="float" office:value="1.171">
            <text:p>1.17</text:p>
          </table:table-cell>
          <table:table-cell office:value-type="float" office:value="56.43">
            <text:p>56.43</text:p>
          </table:table-cell>
          <table:table-cell table:formula="of:=([.Q51]-[.$D51])/[.$D51]" office:value-type="percentage" office:value="0.00085470085470095">
            <text:p>0.09%</text:p>
          </table:table-cell>
          <table:table-cell/>
          <table:table-cell office:value-type="float" office:value="1.168">
            <text:p>1.17</text:p>
          </table:table-cell>
          <table:table-cell office:value-type="float" office:value="56.25">
            <text:p>56.25</text:p>
          </table:table-cell>
          <table:table-cell table:formula="of:=([.U51]-[.$D51])/[.$D51]" office:value-type="percentage" office:value="-0.00170940170940171">
            <text:p>-0.17%</text:p>
          </table:table-cell>
          <table:table-cell table:formula="of:=MAX([.S51];ABS([.W51]))" office:value-type="percentage" office:value="0.00170940170940171">
            <text:p>0.17%</text:p>
          </table:table-cell>
          <table:table-cell table:number-columns-repeated="1000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/>
          <table:table-cell office:value-type="float" office:value="4.912">
            <text:p>4.91</text:p>
          </table:table-cell>
          <table:table-cell office:value-type="float" office:value="26.09">
            <text:p>26.09</text:p>
          </table:table-cell>
          <table:table-cell table:style-name="ce14" table:formula="of:=0.1/SQRT([.E52])" office:value-type="percentage" office:value="0.0195777582048634">
            <text:p>2.0%</text:p>
          </table:table-cell>
          <table:table-cell/>
          <table:table-cell office:value-type="float" office:value="5.034">
            <text:p>5.03</text:p>
          </table:table-cell>
          <table:table-cell office:value-type="float" office:value="26.74">
            <text:p>26.74</text:p>
          </table:table-cell>
          <table:table-cell table:formula="of:=([.H52]-[.$D52])/[.$D52]" office:value-type="percentage" office:value="0.0248371335504886">
            <text:p>2.48%</text:p>
          </table:table-cell>
          <table:table-cell/>
          <table:table-cell office:value-type="float" office:value="4.771">
            <text:p>4.77</text:p>
          </table:table-cell>
          <table:table-cell office:value-type="float" office:value="25.34">
            <text:p>25.34</text:p>
          </table:table-cell>
          <table:table-cell table:formula="of:=([.L52]-[.$D52])/[.$D52]" office:value-type="percentage" office:value="-0.0287052117263844">
            <text:p>-2.87%</text:p>
          </table:table-cell>
          <table:table-cell table:formula="of:=MAX([.J52];ABS([.N52]))" office:value-type="percentage" office:value="0.0287052117263844">
            <text:p>2.87%</text:p>
          </table:table-cell>
          <table:table-cell/>
          <table:table-cell office:value-type="float" office:value="5.002">
            <text:p>5</text:p>
          </table:table-cell>
          <table:table-cell office:value-type="float" office:value="26.57">
            <text:p>26.57</text:p>
          </table:table-cell>
          <table:table-cell table:formula="of:=([.Q52]-[.$D52])/[.$D52]" office:value-type="percentage" office:value="0.0183224755700325">
            <text:p>1.83%</text:p>
          </table:table-cell>
          <table:table-cell/>
          <table:table-cell office:value-type="float" office:value="4.803">
            <text:p>4.8</text:p>
          </table:table-cell>
          <table:table-cell office:value-type="float" office:value="25.51">
            <text:p>25.51</text:p>
          </table:table-cell>
          <table:table-cell table:formula="of:=([.U52]-[.$D52])/[.$D52]" office:value-type="percentage" office:value="-0.0221905537459283">
            <text:p>-2.22%</text:p>
          </table:table-cell>
          <table:table-cell table:formula="of:=MAX([.S52];ABS([.W52]))" office:value-type="percentage" office:value="0.0221905537459283">
            <text:p>2.22%</text:p>
          </table:table-cell>
          <table:table-cell table:number-columns-repeated="1000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600">
            <text:p>600</text:p>
          </table:table-cell>
          <table:table-cell/>
          <table:table-cell office:value-type="float" office:value="11.1">
            <text:p>11.1</text:p>
          </table:table-cell>
          <table:table-cell office:value-type="float" office:value="43.43">
            <text:p>43.43</text:p>
          </table:table-cell>
          <table:table-cell table:style-name="ce14" table:formula="of:=0.1/SQRT([.E53])" office:value-type="percentage" office:value="0.0151741748934795">
            <text:p>1.5%</text:p>
          </table:table-cell>
          <table:table-cell/>
          <table:table-cell office:value-type="float" office:value="11.29">
            <text:p>11.29</text:p>
          </table:table-cell>
          <table:table-cell office:value-type="float" office:value="44.17">
            <text:p>44.17</text:p>
          </table:table-cell>
          <table:table-cell table:formula="of:=([.H53]-[.$D53])/[.$D53]" office:value-type="percentage" office:value="0.0171171171171171">
            <text:p>1.71%</text:p>
          </table:table-cell>
          <table:table-cell/>
          <table:table-cell office:value-type="float" office:value="10.9">
            <text:p>10.9</text:p>
          </table:table-cell>
          <table:table-cell office:value-type="float" office:value="42.64">
            <text:p>42.64</text:p>
          </table:table-cell>
          <table:table-cell table:formula="of:=([.L53]-[.$D53])/[.$D53]" office:value-type="percentage" office:value="-0.018018018018018">
            <text:p>-1.80%</text:p>
          </table:table-cell>
          <table:table-cell table:formula="of:=MAX([.J53];ABS([.N53]))" office:value-type="percentage" office:value="0.018018018018018">
            <text:p>1.80%</text:p>
          </table:table-cell>
          <table:table-cell/>
          <table:table-cell office:value-type="float" office:value="11.22">
            <text:p>11.22</text:p>
          </table:table-cell>
          <table:table-cell office:value-type="float" office:value="43.9">
            <text:p>43.90</text:p>
          </table:table-cell>
          <table:table-cell table:formula="of:=([.Q53]-[.$D53])/[.$D53]" office:value-type="percentage" office:value="0.0108108108108109">
            <text:p>1.08%</text:p>
          </table:table-cell>
          <table:table-cell/>
          <table:table-cell office:value-type="float" office:value="10.97">
            <text:p>10.97</text:p>
          </table:table-cell>
          <table:table-cell office:value-type="float" office:value="42.93">
            <text:p>42.93</text:p>
          </table:table-cell>
          <table:table-cell table:formula="of:=([.U53]-[.$D53])/[.$D53]" office:value-type="percentage" office:value="-0.0117117117117116">
            <text:p>-1.17%</text:p>
          </table:table-cell>
          <table:table-cell table:formula="of:=MAX([.S53];ABS([.W53]))" office:value-type="percentage" office:value="0.0117117117117116">
            <text:p>1.17%</text:p>
          </table:table-cell>
          <table:table-cell table:number-columns-repeated="1000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00">
            <text:p>600</text:p>
          </table:table-cell>
          <table:table-cell/>
          <table:table-cell office:value-type="float" office:value="12">
            <text:p>12</text:p>
          </table:table-cell>
          <table:table-cell office:value-type="float" office:value="52.86">
            <text:p>52.86</text:p>
          </table:table-cell>
          <table:table-cell table:style-name="ce14" table:formula="of:=0.1/SQRT([.E54])" office:value-type="percentage" office:value="0.0137542343770666">
            <text:p>1.4%</text:p>
          </table:table-cell>
          <table:table-cell/>
          <table:table-cell office:value-type="float" office:value="12.15">
            <text:p>12.15</text:p>
          </table:table-cell>
          <table:table-cell office:value-type="float" office:value="53.49">
            <text:p>53.49</text:p>
          </table:table-cell>
          <table:table-cell table:formula="of:=([.H54]-[.$D54])/[.$D54]" office:value-type="percentage" office:value="0.0125">
            <text:p>1.25%</text:p>
          </table:table-cell>
          <table:table-cell/>
          <table:table-cell office:value-type="float" office:value="11.86">
            <text:p>11.86</text:p>
          </table:table-cell>
          <table:table-cell office:value-type="float" office:value="52.23">
            <text:p>52.23</text:p>
          </table:table-cell>
          <table:table-cell table:formula="of:=([.L54]-[.$D54])/[.$D54]" office:value-type="percentage" office:value="-0.0116666666666667">
            <text:p>-1.17%</text:p>
          </table:table-cell>
          <table:table-cell table:formula="of:=MAX([.J54];ABS([.N54]))" office:value-type="percentage" office:value="0.0125">
            <text:p>1.25%</text:p>
          </table:table-cell>
          <table:table-cell/>
          <table:table-cell office:value-type="float" office:value="12.05">
            <text:p>12.05</text:p>
          </table:table-cell>
          <table:table-cell office:value-type="float" office:value="53.05">
            <text:p>53.05</text:p>
          </table:table-cell>
          <table:table-cell table:formula="of:=([.Q54]-[.$D54])/[.$D54]" office:value-type="percentage" office:value="0.00416666666666673">
            <text:p>0.42%</text:p>
          </table:table-cell>
          <table:table-cell/>
          <table:table-cell office:value-type="float" office:value="11.95">
            <text:p>11.95</text:p>
          </table:table-cell>
          <table:table-cell office:value-type="float" office:value="52.61">
            <text:p>52.61</text:p>
          </table:table-cell>
          <table:table-cell table:formula="of:=([.U54]-[.$D54])/[.$D54]" office:value-type="percentage" office:value="-0.00416666666666673">
            <text:p>-0.42%</text:p>
          </table:table-cell>
          <table:table-cell table:formula="of:=MAX([.S54];ABS([.W54]))" office:value-type="percentage" office:value="0.00416666666666673">
            <text:p>0.42%</text:p>
          </table:table-cell>
          <table:table-cell table:number-columns-repeated="100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00">
            <text:p>600</text:p>
          </table:table-cell>
          <table:table-cell/>
          <table:table-cell office:value-type="float" office:value="9.621">
            <text:p>9.62</text:p>
          </table:table-cell>
          <table:table-cell office:value-type="float" office:value="56.71">
            <text:p>56.71</text:p>
          </table:table-cell>
          <table:table-cell table:style-name="ce14" table:formula="of:=0.1/SQRT([.E55])" office:value-type="percentage" office:value="0.0132791469325088">
            <text:p>1.3%</text:p>
          </table:table-cell>
          <table:table-cell/>
          <table:table-cell office:value-type="float" office:value="9.708">
            <text:p>9.71</text:p>
          </table:table-cell>
          <table:table-cell office:value-type="float" office:value="57.22">
            <text:p>57.22</text:p>
          </table:table-cell>
          <table:table-cell table:formula="of:=([.H55]-[.$D55])/[.$D55]" office:value-type="percentage" office:value="0.00904271905207356">
            <text:p>0.90%</text:p>
          </table:table-cell>
          <table:table-cell/>
          <table:table-cell office:value-type="float" office:value="9.502">
            <text:p>9.5</text:p>
          </table:table-cell>
          <table:table-cell office:value-type="float" office:value="56.01">
            <text:p>56.01</text:p>
          </table:table-cell>
          <table:table-cell table:formula="of:=([.L55]-[.$D55])/[.$D55]" office:value-type="percentage" office:value="-0.0123687766344455">
            <text:p>-1.24%</text:p>
          </table:table-cell>
          <table:table-cell table:formula="of:=MAX([.J55];ABS([.N55]))" office:value-type="percentage" office:value="0.0123687766344455">
            <text:p>1.24%</text:p>
          </table:table-cell>
          <table:table-cell/>
          <table:table-cell office:value-type="float" office:value="9.662">
            <text:p>9.66</text:p>
          </table:table-cell>
          <table:table-cell office:value-type="float" office:value="56.95">
            <text:p>56.95</text:p>
          </table:table-cell>
          <table:table-cell table:formula="of:=([.Q55]-[.$D55])/[.$D55]" office:value-type="percentage" office:value="0.00426151127741403">
            <text:p>0.43%</text:p>
          </table:table-cell>
          <table:table-cell/>
          <table:table-cell office:value-type="float" office:value="9.569">
            <text:p>9.57</text:p>
          </table:table-cell>
          <table:table-cell office:value-type="float" office:value="56.4">
            <text:p>56.40</text:p>
          </table:table-cell>
          <table:table-cell table:formula="of:=([.U55]-[.$D55])/[.$D55]" office:value-type="percentage" office:value="-0.00540484357135429">
            <text:p>-0.54%</text:p>
          </table:table-cell>
          <table:table-cell table:formula="of:=MAX([.S55];ABS([.W55]))" office:value-type="percentage" office:value="0.00540484357135429">
            <text:p>0.54%</text:p>
          </table:table-cell>
          <table:table-cell table:number-columns-repeated="1000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600">
            <text:p>600</text:p>
          </table:table-cell>
          <table:table-cell/>
          <table:table-cell office:value-type="float" office:value="7.309">
            <text:p>7.31</text:p>
          </table:table-cell>
          <table:table-cell office:value-type="float" office:value="59.17">
            <text:p>59.17</text:p>
          </table:table-cell>
          <table:table-cell table:style-name="ce14" table:formula="of:=0.1/SQRT([.E56])" office:value-type="percentage" office:value="0.013000175503554">
            <text:p>1.3%</text:p>
          </table:table-cell>
          <table:table-cell/>
          <table:table-cell office:value-type="float" office:value="7.382">
            <text:p>7.38</text:p>
          </table:table-cell>
          <table:table-cell office:value-type="float" office:value="59.76">
            <text:p>59.76</text:p>
          </table:table-cell>
          <table:table-cell table:formula="of:=([.H56]-[.$D56])/[.$D56]" office:value-type="percentage" office:value="0.00998768641401006">
            <text:p>1.00%</text:p>
          </table:table-cell>
          <table:table-cell/>
          <table:table-cell office:value-type="float" office:value="7.214">
            <text:p>7.21</text:p>
          </table:table-cell>
          <table:table-cell office:value-type="float" office:value="58.4">
            <text:p>58.40</text:p>
          </table:table-cell>
          <table:table-cell table:formula="of:=([.L56]-[.$D56])/[.$D56]" office:value-type="percentage" office:value="-0.0129976741004241">
            <text:p>-1.30%</text:p>
          </table:table-cell>
          <table:table-cell table:formula="of:=MAX([.J56];ABS([.N56]))" office:value-type="percentage" office:value="0.0129976741004241">
            <text:p>1.30%</text:p>
          </table:table-cell>
          <table:table-cell/>
          <table:table-cell office:value-type="float" office:value="7.342">
            <text:p>7.34</text:p>
          </table:table-cell>
          <table:table-cell office:value-type="float" office:value="59.43">
            <text:p>59.43</text:p>
          </table:table-cell>
          <table:table-cell table:formula="of:=([.Q56]-[.$D56])/[.$D56]" office:value-type="percentage" office:value="0.00451498152962094">
            <text:p>0.45%</text:p>
          </table:table-cell>
          <table:table-cell/>
          <table:table-cell office:value-type="float" office:value="7.295">
            <text:p>7.3</text:p>
          </table:table-cell>
          <table:table-cell office:value-type="float" office:value="59.05">
            <text:p>59.05</text:p>
          </table:table-cell>
          <table:table-cell table:formula="of:=([.U56]-[.$D56])/[.$D56]" office:value-type="percentage" office:value="-0.00191544670953622">
            <text:p>-0.19%</text:p>
          </table:table-cell>
          <table:table-cell table:formula="of:=MAX([.S56];ABS([.W56]))" office:value-type="percentage" office:value="0.00451498152962094">
            <text:p>0.45%</text:p>
          </table:table-cell>
          <table:table-cell table:number-columns-repeated="1000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  <table:table-cell/>
          <table:table-cell office:value-type="float" office:value="5.168">
            <text:p>5.17</text:p>
          </table:table-cell>
          <table:table-cell office:value-type="float" office:value="60.17">
            <text:p>60.17</text:p>
          </table:table-cell>
          <table:table-cell table:style-name="ce14" table:formula="of:=0.1/SQRT([.E57])" office:value-type="percentage" office:value="0.0128916941721103">
            <text:p>1.3%</text:p>
          </table:table-cell>
          <table:table-cell/>
          <table:table-cell office:value-type="float" office:value="5.229">
            <text:p>5.23</text:p>
          </table:table-cell>
          <table:table-cell office:value-type="float" office:value="60.88">
            <text:p>60.88</text:p>
          </table:table-cell>
          <table:table-cell table:formula="of:=([.H57]-[.$D57])/[.$D57]" office:value-type="percentage" office:value="0.0118034055727554">
            <text:p>1.18%</text:p>
          </table:table-cell>
          <table:table-cell/>
          <table:table-cell office:value-type="float" office:value="5.112">
            <text:p>5.11</text:p>
          </table:table-cell>
          <table:table-cell office:value-type="float" office:value="59.52">
            <text:p>59.52</text:p>
          </table:table-cell>
          <table:table-cell table:formula="of:=([.L57]-[.$D57])/[.$D57]" office:value-type="percentage" office:value="-0.0108359133126935">
            <text:p>-1.08%</text:p>
          </table:table-cell>
          <table:table-cell table:formula="of:=MAX([.J57];ABS([.N57]))" office:value-type="percentage" office:value="0.0118034055727554">
            <text:p>1.18%</text:p>
          </table:table-cell>
          <table:table-cell/>
          <table:table-cell office:value-type="float" office:value="5.179">
            <text:p>5.18</text:p>
          </table:table-cell>
          <table:table-cell office:value-type="float" office:value="60.29">
            <text:p>60.29</text:p>
          </table:table-cell>
          <table:table-cell table:formula="of:=([.Q57]-[.$D57])/[.$D57]" office:value-type="percentage" office:value="0.00212848297213625">
            <text:p>0.21%</text:p>
          </table:table-cell>
          <table:table-cell/>
          <table:table-cell office:value-type="float" office:value="5.155">
            <text:p>5.16</text:p>
          </table:table-cell>
          <table:table-cell office:value-type="float" office:value="60.01">
            <text:p>60.01</text:p>
          </table:table-cell>
          <table:table-cell table:formula="of:=([.U57]-[.$D57])/[.$D57]" office:value-type="percentage" office:value="-0.00251547987616097">
            <text:p>-0.25%</text:p>
          </table:table-cell>
          <table:table-cell table:formula="of:=MAX([.S57];ABS([.W57]))" office:value-type="percentage" office:value="0.00251547987616097">
            <text:p>0.25%</text:p>
          </table:table-cell>
          <table:table-cell table:number-columns-repeated="1000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600">
            <text:p>600</text:p>
          </table:table-cell>
          <table:table-cell/>
          <table:table-cell office:value-type="float" office:value="3.662">
            <text:p>3.66</text:p>
          </table:table-cell>
          <table:table-cell office:value-type="float" office:value="61.5">
            <text:p>61.50</text:p>
          </table:table-cell>
          <table:table-cell table:style-name="ce14" table:formula="of:=0.1/SQRT([.E58])" office:value-type="percentage" office:value="0.0127515342612668">
            <text:p>1.3%</text:p>
          </table:table-cell>
          <table:table-cell/>
          <table:table-cell office:value-type="float" office:value="3.689">
            <text:p>3.69</text:p>
          </table:table-cell>
          <table:table-cell office:value-type="float" office:value="61.96">
            <text:p>61.96</text:p>
          </table:table-cell>
          <table:table-cell table:formula="of:=([.H58]-[.$D58])/[.$D58]" office:value-type="percentage" office:value="0.0073730202075369">
            <text:p>0.74%</text:p>
          </table:table-cell>
          <table:table-cell/>
          <table:table-cell office:value-type="float" office:value="3.612">
            <text:p>3.61</text:p>
          </table:table-cell>
          <table:table-cell office:value-type="float" office:value="60.67">
            <text:p>60.67</text:p>
          </table:table-cell>
          <table:table-cell table:formula="of:=([.L58]-[.$D58])/[.$D58]" office:value-type="percentage" office:value="-0.0136537411250682">
            <text:p>-1.37%</text:p>
          </table:table-cell>
          <table:table-cell table:formula="of:=MAX([.J58];ABS([.N58]))" office:value-type="percentage" office:value="0.0136537411250682">
            <text:p>1.37%</text:p>
          </table:table-cell>
          <table:table-cell/>
          <table:table-cell office:value-type="float" office:value="3.664">
            <text:p>3.66</text:p>
          </table:table-cell>
          <table:table-cell office:value-type="float" office:value="61.53">
            <text:p>61.53</text:p>
          </table:table-cell>
          <table:table-cell table:formula="of:=([.Q58]-[.$D58])/[.$D58]" office:value-type="percentage" office:value="0.000546149645002792">
            <text:p>0.05%</text:p>
          </table:table-cell>
          <table:table-cell/>
          <table:table-cell office:value-type="float" office:value="3.658">
            <text:p>3.66</text:p>
          </table:table-cell>
          <table:table-cell office:value-type="float" office:value="61.44">
            <text:p>61.44</text:p>
          </table:table-cell>
          <table:table-cell table:formula="of:=([.U58]-[.$D58])/[.$D58]" office:value-type="percentage" office:value="-0.00109229929000546">
            <text:p>-0.11%</text:p>
          </table:table-cell>
          <table:table-cell table:formula="of:=MAX([.S58];ABS([.W58]))" office:value-type="percentage" office:value="0.00109229929000546">
            <text:p>0.11%</text:p>
          </table:table-cell>
          <table:table-cell table:number-columns-repeated="100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600">
            <text:p>600</text:p>
          </table:table-cell>
          <table:table-cell/>
          <table:table-cell office:value-type="float" office:value="2.448">
            <text:p>2.45</text:p>
          </table:table-cell>
          <table:table-cell office:value-type="float" office:value="61.42">
            <text:p>61.42</text:p>
          </table:table-cell>
          <table:table-cell table:style-name="ce14" table:formula="of:=0.1/SQRT([.E59])" office:value-type="percentage" office:value="0.0127598360422642">
            <text:p>1.3%</text:p>
          </table:table-cell>
          <table:table-cell/>
          <table:table-cell office:value-type="float" office:value="2.473">
            <text:p>2.47</text:p>
          </table:table-cell>
          <table:table-cell office:value-type="float" office:value="62.06">
            <text:p>62.06</text:p>
          </table:table-cell>
          <table:table-cell table:formula="of:=([.H59]-[.$D59])/[.$D59]" office:value-type="percentage" office:value="0.0102124183006536">
            <text:p>1.02%</text:p>
          </table:table-cell>
          <table:table-cell/>
          <table:table-cell office:value-type="float" office:value="2.427">
            <text:p>2.43</text:p>
          </table:table-cell>
          <table:table-cell office:value-type="float" office:value="60.9">
            <text:p>60.90</text:p>
          </table:table-cell>
          <table:table-cell table:formula="of:=([.L59]-[.$D59])/[.$D59]" office:value-type="percentage" office:value="-0.00857843137254898">
            <text:p>-0.86%</text:p>
          </table:table-cell>
          <table:table-cell table:formula="of:=MAX([.J59];ABS([.N59]))" office:value-type="percentage" office:value="0.0102124183006536">
            <text:p>1.02%</text:p>
          </table:table-cell>
          <table:table-cell/>
          <table:table-cell office:value-type="float" office:value="2.452">
            <text:p>2.45</text:p>
          </table:table-cell>
          <table:table-cell office:value-type="float" office:value="61.52">
            <text:p>61.52</text:p>
          </table:table-cell>
          <table:table-cell table:formula="of:=([.Q59]-[.$D59])/[.$D59]" office:value-type="percentage" office:value="0.00163398692810458">
            <text:p>0.16%</text:p>
          </table:table-cell>
          <table:table-cell/>
          <table:table-cell office:value-type="float" office:value="2.45">
            <text:p>2.45</text:p>
          </table:table-cell>
          <table:table-cell office:value-type="float" office:value="61.47">
            <text:p>61.47</text:p>
          </table:table-cell>
          <table:table-cell table:formula="of:=([.U59]-[.$D59])/[.$D59]" office:value-type="percentage" office:value="0.000816993464052379">
            <text:p>0.08%</text:p>
          </table:table-cell>
          <table:table-cell table:formula="of:=MAX([.S59];ABS([.W59]))" office:value-type="percentage" office:value="0.00163398692810458">
            <text:p>0.16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00">
            <text:p>600</text:p>
          </table:table-cell>
          <table:table-cell/>
          <table:table-cell office:value-type="float" office:value="1.699">
            <text:p>1.7</text:p>
          </table:table-cell>
          <table:table-cell office:value-type="float" office:value="61.13">
            <text:p>61.13</text:p>
          </table:table-cell>
          <table:table-cell table:style-name="ce14" table:formula="of:=0.1/SQRT([.E60])" office:value-type="percentage" office:value="0.0127900664874149">
            <text:p>1.3%</text:p>
          </table:table-cell>
          <table:table-cell/>
          <table:table-cell office:value-type="float" office:value="1.713">
            <text:p>1.71</text:p>
          </table:table-cell>
          <table:table-cell office:value-type="float" office:value="61.65">
            <text:p>61.65</text:p>
          </table:table-cell>
          <table:table-cell table:formula="of:=([.H60]-[.$D60])/[.$D60]" office:value-type="percentage" office:value="0.00824014125956446">
            <text:p>0.82%</text:p>
          </table:table-cell>
          <table:table-cell/>
          <table:table-cell office:value-type="float" office:value="1.676">
            <text:p>1.68</text:p>
          </table:table-cell>
          <table:table-cell office:value-type="float" office:value="60.3">
            <text:p>60.30</text:p>
          </table:table-cell>
          <table:table-cell table:formula="of:=([.L60]-[.$D60])/[.$D60]" office:value-type="percentage" office:value="-0.0135373749264274">
            <text:p>-1.35%</text:p>
          </table:table-cell>
          <table:table-cell table:formula="of:=MAX([.J60];ABS([.N60]))" office:value-type="percentage" office:value="0.0135373749264274">
            <text:p>1.35%</text:p>
          </table:table-cell>
          <table:table-cell/>
          <table:table-cell office:value-type="float" office:value="1.701">
            <text:p>1.7</text:p>
          </table:table-cell>
          <table:table-cell office:value-type="float" office:value="61.22">
            <text:p>61.22</text:p>
          </table:table-cell>
          <table:table-cell table:formula="of:=([.Q60]-[.$D60])/[.$D60]" office:value-type="percentage" office:value="0.00117716303708064">
            <text:p>0.12%</text:p>
          </table:table-cell>
          <table:table-cell/>
          <table:table-cell office:value-type="float" office:value="1.693">
            <text:p>1.69</text:p>
          </table:table-cell>
          <table:table-cell office:value-type="float" office:value="60.9">
            <text:p>60.90</text:p>
          </table:table-cell>
          <table:table-cell table:formula="of:=([.U60]-[.$D60])/[.$D60]" office:value-type="percentage" office:value="-0.00353148911124191">
            <text:p>-0.35%</text:p>
          </table:table-cell>
          <table:table-cell table:formula="of:=MAX([.S60];ABS([.W60]))" office:value-type="percentage" office:value="0.00353148911124191">
            <text:p>0.35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600">
            <text:p>600</text:p>
          </table:table-cell>
          <table:table-cell/>
          <table:table-cell office:value-type="float" office:value="1.157">
            <text:p>1.16</text:p>
          </table:table-cell>
          <table:table-cell office:value-type="float" office:value="60.36">
            <text:p>60.36</text:p>
          </table:table-cell>
          <table:table-cell table:style-name="ce14" table:formula="of:=0.1/SQRT([.E61])" office:value-type="percentage" office:value="0.0128713880712757">
            <text:p>1.3%</text:p>
          </table:table-cell>
          <table:table-cell/>
          <table:table-cell office:value-type="float" office:value="1.168">
            <text:p>1.17</text:p>
          </table:table-cell>
          <table:table-cell office:value-type="float" office:value="60.96">
            <text:p>60.96</text:p>
          </table:table-cell>
          <table:table-cell table:formula="of:=([.H61]-[.$D61])/[.$D61]" office:value-type="percentage" office:value="0.00950734658599818">
            <text:p>0.95%</text:p>
          </table:table-cell>
          <table:table-cell/>
          <table:table-cell office:value-type="float" office:value="1.142">
            <text:p>1.14</text:p>
          </table:table-cell>
          <table:table-cell office:value-type="float" office:value="59.6">
            <text:p>59.60</text:p>
          </table:table-cell>
          <table:table-cell table:formula="of:=([.L61]-[.$D61])/[.$D61]" office:value-type="percentage" office:value="-0.0129645635263614">
            <text:p>-1.30%</text:p>
          </table:table-cell>
          <table:table-cell table:formula="of:=MAX([.J61];ABS([.N61]))" office:value-type="percentage" office:value="0.0129645635263614">
            <text:p>1.30%</text:p>
          </table:table-cell>
          <table:table-cell/>
          <table:table-cell office:value-type="float" office:value="1.158">
            <text:p>1.16</text:p>
          </table:table-cell>
          <table:table-cell office:value-type="float" office:value="60.43">
            <text:p>60.43</text:p>
          </table:table-cell>
          <table:table-cell table:formula="of:=([.Q61]-[.$D61])/[.$D61]" office:value-type="percentage" office:value="0.000864304235090657">
            <text:p>0.09%</text:p>
          </table:table-cell>
          <table:table-cell/>
          <table:table-cell office:value-type="float" office:value="1.155">
            <text:p>1.16</text:p>
          </table:table-cell>
          <table:table-cell office:value-type="float" office:value="60.26">
            <text:p>60.26</text:p>
          </table:table-cell>
          <table:table-cell table:formula="of:=([.U61]-[.$D61])/[.$D61]" office:value-type="percentage" office:value="-0.00172860847018151">
            <text:p>-0.17%</text:p>
          </table:table-cell>
          <table:table-cell table:formula="of:=MAX([.S61];ABS([.W61]))" office:value-type="percentage" office:value="0.00172860847018151">
            <text:p>0.17%</text:p>
          </table:table-cell>
          <table:table-cell table:number-columns-repeated="1000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00">
            <text:p>700</text:p>
          </table:table-cell>
          <table:table-cell/>
          <table:table-cell office:value-type="float" office:value="2.708">
            <text:p>2.71</text:p>
          </table:table-cell>
          <table:table-cell office:value-type="float" office:value="32.68">
            <text:p>32.68</text:p>
          </table:table-cell>
          <table:table-cell table:style-name="ce14" table:formula="of:=0.1/SQRT([.E62])" office:value-type="percentage" office:value="0.017492785713533">
            <text:p>1.7%</text:p>
          </table:table-cell>
          <table:table-cell/>
          <table:table-cell office:value-type="float" office:value="2.755">
            <text:p>2.76</text:p>
          </table:table-cell>
          <table:table-cell office:value-type="float" office:value="33.24">
            <text:p>33.24</text:p>
          </table:table-cell>
          <table:table-cell table:formula="of:=([.H62]-[.$D62])/[.$D62]" office:value-type="percentage" office:value="0.0173559822747414">
            <text:p>1.74%</text:p>
          </table:table-cell>
          <table:table-cell/>
          <table:table-cell office:value-type="float" office:value="2.651">
            <text:p>2.65</text:p>
          </table:table-cell>
          <table:table-cell office:value-type="float" office:value="31.99">
            <text:p>31.99</text:p>
          </table:table-cell>
          <table:table-cell table:formula="of:=([.L62]-[.$D62])/[.$D62]" office:value-type="percentage" office:value="-0.0210487444608569">
            <text:p>-2.10%</text:p>
          </table:table-cell>
          <table:table-cell table:formula="of:=MAX([.J62];ABS([.N62]))" office:value-type="percentage" office:value="0.0210487444608569">
            <text:p>2.10%</text:p>
          </table:table-cell>
          <table:table-cell/>
          <table:table-cell office:value-type="float" office:value="2.758">
            <text:p>2.76</text:p>
          </table:table-cell>
          <table:table-cell office:value-type="float" office:value="33.28">
            <text:p>33.28</text:p>
          </table:table-cell>
          <table:table-cell table:formula="of:=([.Q62]-[.$D62])/[.$D62]" office:value-type="percentage" office:value="0.018463810930576">
            <text:p>1.85%</text:p>
          </table:table-cell>
          <table:table-cell/>
          <table:table-cell office:value-type="float" office:value="2.665">
            <text:p>2.67</text:p>
          </table:table-cell>
          <table:table-cell office:value-type="float" office:value="32.16">
            <text:p>32.16</text:p>
          </table:table-cell>
          <table:table-cell table:formula="of:=([.U62]-[.$D62])/[.$D62]" office:value-type="percentage" office:value="-0.0158788774002955">
            <text:p>-1.59%</text:p>
          </table:table-cell>
          <table:table-cell table:formula="of:=MAX([.S62];ABS([.W62]))" office:value-type="percentage" office:value="0.018463810930576">
            <text:p>1.85%</text:p>
          </table:table-cell>
          <table:table-cell table:number-columns-repeated="1000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700">
            <text:p>700</text:p>
          </table:table-cell>
          <table:table-cell/>
          <table:table-cell office:value-type="float" office:value="6.051">
            <text:p>6.05</text:p>
          </table:table-cell>
          <table:table-cell office:value-type="float" office:value="49.7">
            <text:p>49.70</text:p>
          </table:table-cell>
          <table:table-cell table:style-name="ce14" table:formula="of:=0.1/SQRT([.E63])" office:value-type="percentage" office:value="0.0141847539090661">
            <text:p>1.4%</text:p>
          </table:table-cell>
          <table:table-cell/>
          <table:table-cell office:value-type="float" office:value="6.109">
            <text:p>6.11</text:p>
          </table:table-cell>
          <table:table-cell office:value-type="float" office:value="50.17">
            <text:p>50.17</text:p>
          </table:table-cell>
          <table:table-cell table:formula="of:=([.H63]-[.$D63])/[.$D63]" office:value-type="percentage" office:value="0.00958519253016028">
            <text:p>0.96%</text:p>
          </table:table-cell>
          <table:table-cell/>
          <table:table-cell office:value-type="float" office:value="5.981">
            <text:p>5.98</text:p>
          </table:table-cell>
          <table:table-cell office:value-type="float" office:value="49.12">
            <text:p>49.12</text:p>
          </table:table-cell>
          <table:table-cell table:formula="of:=([.L63]-[.$D63])/[.$D63]" office:value-type="percentage" office:value="-0.0115683358122625">
            <text:p>-1.16%</text:p>
          </table:table-cell>
          <table:table-cell table:formula="of:=MAX([.J63];ABS([.N63]))" office:value-type="percentage" office:value="0.0115683358122625">
            <text:p>1.16%</text:p>
          </table:table-cell>
          <table:table-cell/>
          <table:table-cell office:value-type="float" office:value="6.094">
            <text:p>6.09</text:p>
          </table:table-cell>
          <table:table-cell office:value-type="float" office:value="50.05">
            <text:p>50.05</text:p>
          </table:table-cell>
          <table:table-cell table:formula="of:=([.Q63]-[.$D63])/[.$D63]" office:value-type="percentage" office:value="0.00710626342753266">
            <text:p>0.71%</text:p>
          </table:table-cell>
          <table:table-cell/>
          <table:table-cell office:value-type="float" office:value="6.008">
            <text:p>6.01</text:p>
          </table:table-cell>
          <table:table-cell office:value-type="float" office:value="49.34">
            <text:p>49.34</text:p>
          </table:table-cell>
          <table:table-cell table:formula="of:=([.U63]-[.$D63])/[.$D63]" office:value-type="percentage" office:value="-0.00710626342753266">
            <text:p>-0.71%</text:p>
          </table:table-cell>
          <table:table-cell table:formula="of:=MAX([.S63];ABS([.W63]))" office:value-type="percentage" office:value="0.00710626342753266">
            <text:p>0.71%</text:p>
          </table:table-cell>
          <table:table-cell table:number-columns-repeated="100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00">
            <text:p>700</text:p>
          </table:table-cell>
          <table:table-cell/>
          <table:table-cell office:value-type="float" office:value="6.399">
            <text:p>6.4</text:p>
          </table:table-cell>
          <table:table-cell office:value-type="float" office:value="56.19">
            <text:p>56.19</text:p>
          </table:table-cell>
          <table:table-cell table:style-name="ce14" table:formula="of:=0.1/SQRT([.E64])" office:value-type="percentage" office:value="0.0133404501383949">
            <text:p>1.3%</text:p>
          </table:table-cell>
          <table:table-cell/>
          <table:table-cell office:value-type="float" office:value="6.468">
            <text:p>6.47</text:p>
          </table:table-cell>
          <table:table-cell office:value-type="float" office:value="56.8">
            <text:p>56.80</text:p>
          </table:table-cell>
          <table:table-cell table:formula="of:=([.H64]-[.$D64])/[.$D64]" office:value-type="percentage" office:value="0.0107829348335677">
            <text:p>1.08%</text:p>
          </table:table-cell>
          <table:table-cell/>
          <table:table-cell office:value-type="float" office:value="6.34">
            <text:p>6.34</text:p>
          </table:table-cell>
          <table:table-cell office:value-type="float" office:value="55.67">
            <text:p>55.67</text:p>
          </table:table-cell>
          <table:table-cell table:formula="of:=([.L64]-[.$D64])/[.$D64]" office:value-type="percentage" office:value="-0.00922019065478984">
            <text:p>-0.92%</text:p>
          </table:table-cell>
          <table:table-cell table:formula="of:=MAX([.J64];ABS([.N64]))" office:value-type="percentage" office:value="0.0107829348335677">
            <text:p>1.08%</text:p>
          </table:table-cell>
          <table:table-cell/>
          <table:table-cell office:value-type="float" office:value="6.443">
            <text:p>6.44</text:p>
          </table:table-cell>
          <table:table-cell office:value-type="float" office:value="56.58">
            <text:p>56.58</text:p>
          </table:table-cell>
          <table:table-cell table:formula="of:=([.Q64]-[.$D64])/[.$D64]" office:value-type="percentage" office:value="0.00687607438662285">
            <text:p>0.69%</text:p>
          </table:table-cell>
          <table:table-cell/>
          <table:table-cell office:value-type="float" office:value="6.384">
            <text:p>6.38</text:p>
          </table:table-cell>
          <table:table-cell office:value-type="float" office:value="56.06">
            <text:p>56.06</text:p>
          </table:table-cell>
          <table:table-cell table:formula="of:=([.U64]-[.$D64])/[.$D64]" office:value-type="percentage" office:value="-0.00234411626816685">
            <text:p>-0.23%</text:p>
          </table:table-cell>
          <table:table-cell table:formula="of:=MAX([.S64];ABS([.W64]))" office:value-type="percentage" office:value="0.00687607438662285">
            <text:p>0.69%</text:p>
          </table:table-cell>
          <table:table-cell table:number-columns-repeated="1000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  <table:table-cell/>
          <table:table-cell office:value-type="float" office:value="5.49">
            <text:p>5.49</text:p>
          </table:table-cell>
          <table:table-cell office:value-type="float" office:value="59.4">
            <text:p>59.40</text:p>
          </table:table-cell>
          <table:table-cell table:style-name="ce14" table:formula="of:=0.1/SQRT([.E65])" office:value-type="percentage" office:value="0.0129749824026921">
            <text:p>1.3%</text:p>
          </table:table-cell>
          <table:table-cell/>
          <table:table-cell office:value-type="float" office:value="5.554">
            <text:p>5.55</text:p>
          </table:table-cell>
          <table:table-cell office:value-type="float" office:value="60.09">
            <text:p>60.09</text:p>
          </table:table-cell>
          <table:table-cell table:formula="of:=([.H65]-[.$D65])/[.$D65]" office:value-type="percentage" office:value="0.0116575591985428">
            <text:p>1.17%</text:p>
          </table:table-cell>
          <table:table-cell/>
          <table:table-cell office:value-type="float" office:value="5.425">
            <text:p>5.43</text:p>
          </table:table-cell>
          <table:table-cell office:value-type="float" office:value="58.69">
            <text:p>58.69</text:p>
          </table:table-cell>
          <table:table-cell table:formula="of:=([.L65]-[.$D65])/[.$D65]" office:value-type="percentage" office:value="-0.0118397085610201">
            <text:p>-1.18%</text:p>
          </table:table-cell>
          <table:table-cell table:formula="of:=MAX([.J65];ABS([.N65]))" office:value-type="percentage" office:value="0.0118397085610201">
            <text:p>1.18%</text:p>
          </table:table-cell>
          <table:table-cell/>
          <table:table-cell office:value-type="float" office:value="5.502">
            <text:p>5.5</text:p>
          </table:table-cell>
          <table:table-cell office:value-type="float" office:value="59.53">
            <text:p>59.53</text:p>
          </table:table-cell>
          <table:table-cell table:formula="of:=([.Q65]-[.$D65])/[.$D65]" office:value-type="percentage" office:value="0.0021857923497267">
            <text:p>0.22%</text:p>
          </table:table-cell>
          <table:table-cell/>
          <table:table-cell office:value-type="float" office:value="5.464">
            <text:p>5.46</text:p>
          </table:table-cell>
          <table:table-cell office:value-type="float" office:value="59.12">
            <text:p>59.12</text:p>
          </table:table-cell>
          <table:table-cell table:formula="of:=([.U65]-[.$D65])/[.$D65]" office:value-type="percentage" office:value="-0.00473588342440798">
            <text:p>-0.47%</text:p>
          </table:table-cell>
          <table:table-cell table:formula="of:=MAX([.S65];ABS([.W65]))" office:value-type="percentage" office:value="0.00473588342440798">
            <text:p>0.47%</text:p>
          </table:table-cell>
          <table:table-cell/>
          <table:table-cell office:value-type="percentage" office:value="0.01">
            <text:p>1%</text:p>
          </table:table-cell>
          <table:table-cell table:style-name="ce26" table:number-matrix-columns-spanned="1" table:number-matrix-rows-spanned="11" table:formula="of:=FREQUENCY([.F2:.F106];[.Z65:.Z75])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700">
            <text:p>700</text:p>
          </table:table-cell>
          <table:table-cell/>
          <table:table-cell office:value-type="float" office:value="4.293">
            <text:p>4.29</text:p>
          </table:table-cell>
          <table:table-cell office:value-type="float" office:value="61.86">
            <text:p>61.86</text:p>
          </table:table-cell>
          <table:table-cell table:style-name="ce14" table:formula="of:=0.1/SQRT([.E66])" office:value-type="percentage" office:value="0.012714375753143">
            <text:p>1.3%</text:p>
          </table:table-cell>
          <table:table-cell/>
          <table:table-cell office:value-type="float" office:value="4.331">
            <text:p>4.33</text:p>
          </table:table-cell>
          <table:table-cell office:value-type="float" office:value="62.41">
            <text:p>62.41</text:p>
          </table:table-cell>
          <table:table-cell table:formula="of:=([.H66]-[.$D66])/[.$D66]" office:value-type="percentage" office:value="0.00885161891451206">
            <text:p>0.89%</text:p>
          </table:table-cell>
          <table:table-cell/>
          <table:table-cell office:value-type="float" office:value="4.261">
            <text:p>4.26</text:p>
          </table:table-cell>
          <table:table-cell office:value-type="float" office:value="61.4">
            <text:p>61.40</text:p>
          </table:table-cell>
          <table:table-cell table:formula="of:=([.L66]-[.$D66])/[.$D66]" office:value-type="percentage" office:value="-0.00745399487537853">
            <text:p>-0.75%</text:p>
          </table:table-cell>
          <table:table-cell table:formula="of:=MAX([.J66];ABS([.N66]))" office:value-type="percentage" office:value="0.00885161891451206">
            <text:p>0.89%</text:p>
          </table:table-cell>
          <table:table-cell/>
          <table:table-cell office:value-type="float" office:value="4.307">
            <text:p>4.31</text:p>
          </table:table-cell>
          <table:table-cell office:value-type="float" office:value="62.06">
            <text:p>62.06</text:p>
          </table:table-cell>
          <table:table-cell table:formula="of:=([.Q66]-[.$D66])/[.$D66]" office:value-type="percentage" office:value="0.00326112275797816">
            <text:p>0.33%</text:p>
          </table:table-cell>
          <table:table-cell/>
          <table:table-cell office:value-type="float" office:value="4.283">
            <text:p>4.28</text:p>
          </table:table-cell>
          <table:table-cell office:value-type="float" office:value="61.72">
            <text:p>61.72</text:p>
          </table:table-cell>
          <table:table-cell table:formula="of:=([.U66]-[.$D66])/[.$D66]" office:value-type="percentage" office:value="-0.00232937339855574">
            <text:p>-0.23%</text:p>
          </table:table-cell>
          <table:table-cell table:formula="of:=MAX([.S66];ABS([.W66]))" office:value-type="percentage" office:value="0.00326112275797816">
            <text:p>0.33%</text:p>
          </table:table-cell>
          <table:table-cell/>
          <table:table-cell office:value-type="percentage" office:value="0.022">
            <text:p>2%</text:p>
          </table:table-cell>
          <table:table-cell table:style-name="ce27" office:value-type="float" office:value="92">
            <text:p>92</text:p>
          </table:table-cell>
          <table:table-cell table:number-columns-repeated="997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700">
            <text:p>700</text:p>
          </table:table-cell>
          <table:table-cell/>
          <table:table-cell office:value-type="float" office:value="3.11">
            <text:p>3.11</text:p>
          </table:table-cell>
          <table:table-cell office:value-type="float" office:value="62.93">
            <text:p>62.93</text:p>
          </table:table-cell>
          <table:table-cell table:style-name="ce14" table:formula="of:=0.1/SQRT([.E67])" office:value-type="percentage" office:value="0.0126058209472581">
            <text:p>1.3%</text:p>
          </table:table-cell>
          <table:table-cell/>
          <table:table-cell office:value-type="float" office:value="3.136">
            <text:p>3.14</text:p>
          </table:table-cell>
          <table:table-cell office:value-type="float" office:value="63.46">
            <text:p>63.46</text:p>
          </table:table-cell>
          <table:table-cell table:formula="of:=([.H67]-[.$D67])/[.$D67]" office:value-type="percentage" office:value="0.00836012861736342">
            <text:p>0.84%</text:p>
          </table:table-cell>
          <table:table-cell/>
          <table:table-cell office:value-type="float" office:value="3.072">
            <text:p>3.07</text:p>
          </table:table-cell>
          <table:table-cell office:value-type="float" office:value="62.16">
            <text:p>62.16</text:p>
          </table:table-cell>
          <table:table-cell table:formula="of:=([.L67]-[.$D67])/[.$D67]" office:value-type="percentage" office:value="-0.0122186495176848">
            <text:p>-1.22%</text:p>
          </table:table-cell>
          <table:table-cell table:formula="of:=MAX([.J67];ABS([.N67]))" office:value-type="percentage" office:value="0.0122186495176848">
            <text:p>1.22%</text:p>
          </table:table-cell>
          <table:table-cell/>
          <table:table-cell office:value-type="float" office:value="3.116">
            <text:p>3.12</text:p>
          </table:table-cell>
          <table:table-cell office:value-type="float" office:value="63.04">
            <text:p>63.04</text:p>
          </table:table-cell>
          <table:table-cell table:formula="of:=([.Q67]-[.$D67])/[.$D67]" office:value-type="percentage" office:value="0.00192926045016084">
            <text:p>0.19%</text:p>
          </table:table-cell>
          <table:table-cell/>
          <table:table-cell office:value-type="float" office:value="3.103">
            <text:p>3.1</text:p>
          </table:table-cell>
          <table:table-cell office:value-type="float" office:value="62.78">
            <text:p>62.78</text:p>
          </table:table-cell>
          <table:table-cell table:formula="of:=([.U67]-[.$D67])/[.$D67]" office:value-type="percentage" office:value="-0.0022508038585208">
            <text:p>-0.23%</text:p>
          </table:table-cell>
          <table:table-cell table:formula="of:=MAX([.S67];ABS([.W67]))" office:value-type="percentage" office:value="0.0022508038585208">
            <text:p>0.23%</text:p>
          </table:table-cell>
          <table:table-cell/>
          <table:table-cell office:value-type="percentage" office:value="0.03">
            <text:p>3%</text:p>
          </table:table-cell>
          <table:table-cell table:style-name="ce26" office:value-type="float" office:value="3">
            <text:p>3</text:p>
          </table:table-cell>
          <table:table-cell table:number-columns-repeated="99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700">
            <text:p>700</text:p>
          </table:table-cell>
          <table:table-cell/>
          <table:table-cell office:value-type="float" office:value="2.252">
            <text:p>2.25</text:p>
          </table:table-cell>
          <table:table-cell office:value-type="float" office:value="64.1">
            <text:p>64.10</text:p>
          </table:table-cell>
          <table:table-cell table:style-name="ce14" table:formula="of:=0.1/SQRT([.E68])" office:value-type="percentage" office:value="0.012490245804211">
            <text:p>1.2%</text:p>
          </table:table-cell>
          <table:table-cell/>
          <table:table-cell office:value-type="float" office:value="2.269">
            <text:p>2.27</text:p>
          </table:table-cell>
          <table:table-cell office:value-type="float" office:value="64.58">
            <text:p>64.58</text:p>
          </table:table-cell>
          <table:table-cell table:formula="of:=([.H68]-[.$D68])/[.$D68]" office:value-type="percentage" office:value="0.00754884547069267">
            <text:p>0.75%</text:p>
          </table:table-cell>
          <table:table-cell/>
          <table:table-cell office:value-type="float" office:value="2.237">
            <text:p>2.24</text:p>
          </table:table-cell>
          <table:table-cell office:value-type="float" office:value="63.66">
            <text:p>63.66</text:p>
          </table:table-cell>
          <table:table-cell table:formula="of:=([.L68]-[.$D68])/[.$D68]" office:value-type="percentage" office:value="-0.00666074600355245">
            <text:p>-0.67%</text:p>
          </table:table-cell>
          <table:table-cell table:formula="of:=MAX([.J68];ABS([.N68]))" office:value-type="percentage" office:value="0.00754884547069267">
            <text:p>0.75%</text:p>
          </table:table-cell>
          <table:table-cell/>
          <table:table-cell office:value-type="float" office:value="2.26">
            <text:p>2.26</text:p>
          </table:table-cell>
          <table:table-cell office:value-type="float" office:value="64.32">
            <text:p>64.32</text:p>
          </table:table-cell>
          <table:table-cell table:formula="of:=([.Q68]-[.$D68])/[.$D68]" office:value-type="percentage" office:value="0.00355239786856108">
            <text:p>0.36%</text:p>
          </table:table-cell>
          <table:table-cell/>
          <table:table-cell office:value-type="float" office:value="2.251">
            <text:p>2.25</text:p>
          </table:table-cell>
          <table:table-cell office:value-type="float" office:value="64.06">
            <text:p>64.06</text:p>
          </table:table-cell>
          <table:table-cell table:formula="of:=([.U68]-[.$D68])/[.$D68]" office:value-type="percentage" office:value="-0.000444049733570308">
            <text:p>-0.04%</text:p>
          </table:table-cell>
          <table:table-cell table:formula="of:=MAX([.S68];ABS([.W68]))" office:value-type="percentage" office:value="0.00355239786856108">
            <text:p>0.36%</text:p>
          </table:table-cell>
          <table:table-cell/>
          <table:table-cell office:value-type="percentage" office:value="0.04">
            <text:p>4%</text:p>
          </table:table-cell>
          <table:table-cell table:style-name="ce26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00">
            <text:p>700</text:p>
          </table:table-cell>
          <table:table-cell/>
          <table:table-cell office:value-type="float" office:value="1.575">
            <text:p>1.58</text:p>
          </table:table-cell>
          <table:table-cell office:value-type="float" office:value="64.83">
            <text:p>64.83</text:p>
          </table:table-cell>
          <table:table-cell table:style-name="ce14" table:formula="of:=0.1/SQRT([.E69])" office:value-type="percentage" office:value="0.0124197252712637">
            <text:p>1.2%</text:p>
          </table:table-cell>
          <table:table-cell/>
          <table:table-cell office:value-type="float" office:value="1.584">
            <text:p>1.58</text:p>
          </table:table-cell>
          <table:table-cell office:value-type="float" office:value="65.23">
            <text:p>65.23</text:p>
          </table:table-cell>
          <table:table-cell table:formula="of:=([.H69]-[.$D69])/[.$D69]" office:value-type="percentage" office:value="0.00571428571428579">
            <text:p>0.57%</text:p>
          </table:table-cell>
          <table:table-cell/>
          <table:table-cell office:value-type="float" office:value="1.56">
            <text:p>1.56</text:p>
          </table:table-cell>
          <table:table-cell office:value-type="float" office:value="64.21">
            <text:p>64.21</text:p>
          </table:table-cell>
          <table:table-cell table:formula="of:=([.L69]-[.$D69])/[.$D69]" office:value-type="percentage" office:value="-0.00952380952380946">
            <text:p>-0.95%</text:p>
          </table:table-cell>
          <table:table-cell table:formula="of:=MAX([.J69];ABS([.N69]))" office:value-type="percentage" office:value="0.00952380952380946">
            <text:p>0.95%</text:p>
          </table:table-cell>
          <table:table-cell/>
          <table:table-cell office:value-type="float" office:value="1.577">
            <text:p>1.58</text:p>
          </table:table-cell>
          <table:table-cell office:value-type="float" office:value="64.92">
            <text:p>64.92</text:p>
          </table:table-cell>
          <table:table-cell table:formula="of:=([.Q69]-[.$D69])/[.$D69]" office:value-type="percentage" office:value="0.00126984126984127">
            <text:p>0.13%</text:p>
          </table:table-cell>
          <table:table-cell/>
          <table:table-cell office:value-type="float" office:value="1.571">
            <text:p>1.57</text:p>
          </table:table-cell>
          <table:table-cell office:value-type="float" office:value="64.67">
            <text:p>64.67</text:p>
          </table:table-cell>
          <table:table-cell table:formula="of:=([.U69]-[.$D69])/[.$D69]" office:value-type="percentage" office:value="-0.00253968253968254">
            <text:p>-0.25%</text:p>
          </table:table-cell>
          <table:table-cell table:formula="of:=MAX([.S69];ABS([.W69]))" office:value-type="percentage" office:value="0.00253968253968254">
            <text:p>0.25%</text:p>
          </table:table-cell>
          <table:table-cell/>
          <table:table-cell office:value-type="percentage" office:value="0.05">
            <text:p>5%</text:p>
          </table:table-cell>
          <table:table-cell table:style-name="ce26"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700">
            <text:p>700</text:p>
          </table:table-cell>
          <table:table-cell/>
          <table:table-cell office:value-type="float" office:value="1.095">
            <text:p>1.1</text:p>
          </table:table-cell>
          <table:table-cell office:value-type="float" office:value="63.99">
            <text:p>63.99</text:p>
          </table:table-cell>
          <table:table-cell table:style-name="ce14" table:formula="of:=0.1/SQRT([.E70])" office:value-type="percentage" office:value="0.0125009766769558">
            <text:p>1.3%</text:p>
          </table:table-cell>
          <table:table-cell/>
          <table:table-cell office:value-type="float" office:value="1.103">
            <text:p>1.1</text:p>
          </table:table-cell>
          <table:table-cell office:value-type="float" office:value="64.48">
            <text:p>64.48</text:p>
          </table:table-cell>
          <table:table-cell table:formula="of:=([.H70]-[.$D70])/[.$D70]" office:value-type="percentage" office:value="0.00730593607305937">
            <text:p>0.73%</text:p>
          </table:table-cell>
          <table:table-cell/>
          <table:table-cell office:value-type="float" office:value="1.09">
            <text:p>1.09</text:p>
          </table:table-cell>
          <table:table-cell office:value-type="float" office:value="63.73">
            <text:p>63.73</text:p>
          </table:table-cell>
          <table:table-cell table:formula="of:=([.L70]-[.$D70])/[.$D70]" office:value-type="percentage" office:value="-0.004566210045662">
            <text:p>-0.46%</text:p>
          </table:table-cell>
          <table:table-cell table:formula="of:=MAX([.J70];ABS([.N70]))" office:value-type="percentage" office:value="0.00730593607305937">
            <text:p>0.73%</text:p>
          </table:table-cell>
          <table:table-cell/>
          <table:table-cell office:value-type="float" office:value="1.096">
            <text:p>1.1</text:p>
          </table:table-cell>
          <table:table-cell office:value-type="float" office:value="64.04">
            <text:p>64.04</text:p>
          </table:table-cell>
          <table:table-cell table:formula="of:=([.Q70]-[.$D70])/[.$D70]" office:value-type="percentage" office:value="0.000913242009132522">
            <text:p>0.09%</text:p>
          </table:table-cell>
          <table:table-cell/>
          <table:table-cell office:value-type="float" office:value="1.095">
            <text:p>1.1</text:p>
          </table:table-cell>
          <table:table-cell office:value-type="float" office:value="64.02">
            <text:p>64.02</text:p>
          </table:table-cell>
          <table:table-cell table:formula="of:=([.U70]-[.$D70])/[.$D70]" office:value-type="percentage" office:value="0">
            <text:p>0.00%</text:p>
          </table:table-cell>
          <table:table-cell table:formula="of:=MAX([.S70];ABS([.W70]))" office:value-type="percentage" office:value="0.000913242009132522">
            <text:p>0.09%</text:p>
          </table:table-cell>
          <table:table-cell/>
          <table:table-cell office:value-type="percentage" office:value="0.06">
            <text:p>6%</text:p>
          </table:table-cell>
          <table:table-cell table:style-name="ce26" office:value-type="float" office:value="3">
            <text:p>3</text:p>
          </table:table-cell>
          <table:table-cell table:number-columns-repeated="997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00">
            <text:p>800</text:p>
          </table:table-cell>
          <table:table-cell/>
          <table:table-cell office:value-type="float" office:value="1.489">
            <text:p>1.49</text:p>
          </table:table-cell>
          <table:table-cell office:value-type="float" office:value="37.73">
            <text:p>37.73</text:p>
          </table:table-cell>
          <table:table-cell table:style-name="ce14" table:formula="of:=0.1/SQRT([.E71])" office:value-type="percentage" office:value="0.0162800823513769">
            <text:p>1.6%</text:p>
          </table:table-cell>
          <table:table-cell/>
          <table:table-cell office:value-type="float" office:value="1.507">
            <text:p>1.51</text:p>
          </table:table-cell>
          <table:table-cell office:value-type="float" office:value="38.18">
            <text:p>38.18</text:p>
          </table:table-cell>
          <table:table-cell table:formula="of:=([.H71]-[.$D71])/[.$D71]" office:value-type="percentage" office:value="0.0120886501007388">
            <text:p>1.21%</text:p>
          </table:table-cell>
          <table:table-cell/>
          <table:table-cell office:value-type="float" office:value="1.478">
            <text:p>1.48</text:p>
          </table:table-cell>
          <table:table-cell office:value-type="float" office:value="37.46">
            <text:p>37.46</text:p>
          </table:table-cell>
          <table:table-cell table:formula="of:=([.L71]-[.$D71])/[.$D71]" office:value-type="percentage" office:value="-0.00738750839489598">
            <text:p>-0.74%</text:p>
          </table:table-cell>
          <table:table-cell table:formula="of:=MAX([.J71];ABS([.N71]))" office:value-type="percentage" office:value="0.0120886501007388">
            <text:p>1.21%</text:p>
          </table:table-cell>
          <table:table-cell/>
          <table:table-cell office:value-type="float" office:value="1.51">
            <text:p>1.51</text:p>
          </table:table-cell>
          <table:table-cell office:value-type="float" office:value="38.26">
            <text:p>38.26</text:p>
          </table:table-cell>
          <table:table-cell table:formula="of:=([.Q71]-[.$D71])/[.$D71]" office:value-type="percentage" office:value="0.0141034251175285">
            <text:p>1.41%</text:p>
          </table:table-cell>
          <table:table-cell/>
          <table:table-cell office:value-type="float" office:value="1.471">
            <text:p>1.47</text:p>
          </table:table-cell>
          <table:table-cell office:value-type="float" office:value="37.27">
            <text:p>37.27</text:p>
          </table:table-cell>
          <table:table-cell table:formula="of:=([.U71]-[.$D71])/[.$D71]" office:value-type="percentage" office:value="-0.0120886501007388">
            <text:p>-1.21%</text:p>
          </table:table-cell>
          <table:table-cell table:formula="of:=MAX([.S71];ABS([.W71]))" office:value-type="percentage" office:value="0.0141034251175285">
            <text:p>1.41%</text:p>
          </table:table-cell>
          <table:table-cell/>
          <table:table-cell office:value-type="percentage" office:value="0.07">
            <text:p>7%</text:p>
          </table:table-cell>
          <table:table-cell table:style-name="ce26"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00">
            <text:p>800</text:p>
          </table:table-cell>
          <table:table-cell/>
          <table:table-cell office:value-type="float" office:value="3.201">
            <text:p>3.2</text:p>
          </table:table-cell>
          <table:table-cell office:value-type="float" office:value="52.77">
            <text:p>52.77</text:p>
          </table:table-cell>
          <table:table-cell table:style-name="ce14" table:formula="of:=0.1/SQRT([.E72])" office:value-type="percentage" office:value="0.0137659584033837">
            <text:p>1.4%</text:p>
          </table:table-cell>
          <table:table-cell/>
          <table:table-cell office:value-type="float" office:value="3.225">
            <text:p>3.23</text:p>
          </table:table-cell>
          <table:table-cell office:value-type="float" office:value="53.17">
            <text:p>53.17</text:p>
          </table:table-cell>
          <table:table-cell table:formula="of:=([.H72]-[.$D72])/[.$D72]" office:value-type="percentage" office:value="0.00749765698219307">
            <text:p>0.75%</text:p>
          </table:table-cell>
          <table:table-cell/>
          <table:table-cell office:value-type="float" office:value="3.178">
            <text:p>3.18</text:p>
          </table:table-cell>
          <table:table-cell office:value-type="float" office:value="52.39">
            <text:p>52.39</text:p>
          </table:table-cell>
          <table:table-cell table:formula="of:=([.L72]-[.$D72])/[.$D72]" office:value-type="percentage" office:value="-0.00718525460793506">
            <text:p>-0.72%</text:p>
          </table:table-cell>
          <table:table-cell table:formula="of:=MAX([.J72];ABS([.N72]))" office:value-type="percentage" office:value="0.00749765698219307">
            <text:p>0.75%</text:p>
          </table:table-cell>
          <table:table-cell/>
          <table:table-cell office:value-type="float" office:value="3.211">
            <text:p>3.21</text:p>
          </table:table-cell>
          <table:table-cell office:value-type="float" office:value="52.94">
            <text:p>52.94</text:p>
          </table:table-cell>
          <table:table-cell table:formula="of:=([.Q72]-[.$D72])/[.$D72]" office:value-type="percentage" office:value="0.00312402374258038">
            <text:p>0.31%</text:p>
          </table:table-cell>
          <table:table-cell/>
          <table:table-cell office:value-type="float" office:value="3.175">
            <text:p>3.18</text:p>
          </table:table-cell>
          <table:table-cell office:value-type="float" office:value="52.34">
            <text:p>52.34</text:p>
          </table:table-cell>
          <table:table-cell table:formula="of:=([.U72]-[.$D72])/[.$D72]" office:value-type="percentage" office:value="-0.00812246173070923">
            <text:p>-0.81%</text:p>
          </table:table-cell>
          <table:table-cell table:formula="of:=MAX([.S72];ABS([.W72]))" office:value-type="percentage" office:value="0.00812246173070923">
            <text:p>0.81%</text:p>
          </table:table-cell>
          <table:table-cell/>
          <table:table-cell office:value-type="percentage" office:value="0.08">
            <text:p>8%</text:p>
          </table:table-cell>
          <table:table-cell table:style-name="ce26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800">
            <text:p>800</text:p>
          </table:table-cell>
          <table:table-cell/>
          <table:table-cell office:value-type="float" office:value="3.574">
            <text:p>3.57</text:p>
          </table:table-cell>
          <table:table-cell office:value-type="float" office:value="58.69">
            <text:p>58.69</text:p>
          </table:table-cell>
          <table:table-cell table:style-name="ce14" table:formula="of:=0.1/SQRT([.E73])" office:value-type="percentage" office:value="0.0130532286422183">
            <text:p>1.3%</text:p>
          </table:table-cell>
          <table:table-cell/>
          <table:table-cell office:value-type="float" office:value="3.596">
            <text:p>3.6</text:p>
          </table:table-cell>
          <table:table-cell office:value-type="float" office:value="59.05">
            <text:p>59.05</text:p>
          </table:table-cell>
          <table:table-cell table:formula="of:=([.H73]-[.$D73])/[.$D73]" office:value-type="percentage" office:value="0.00615556799104651">
            <text:p>0.62%</text:p>
          </table:table-cell>
          <table:table-cell/>
          <table:table-cell office:value-type="float" office:value="3.542">
            <text:p>3.54</text:p>
          </table:table-cell>
          <table:table-cell office:value-type="float" office:value="58.16">
            <text:p>58.16</text:p>
          </table:table-cell>
          <table:table-cell table:formula="of:=([.L73]-[.$D73])/[.$D73]" office:value-type="percentage" office:value="-0.00895355344152211">
            <text:p>-0.90%</text:p>
          </table:table-cell>
          <table:table-cell table:formula="of:=MAX([.J73];ABS([.N73]))" office:value-type="percentage" office:value="0.00895355344152211">
            <text:p>0.90%</text:p>
          </table:table-cell>
          <table:table-cell/>
          <table:table-cell office:value-type="float" office:value="3.595">
            <text:p>3.6</text:p>
          </table:table-cell>
          <table:table-cell office:value-type="float" office:value="59.04">
            <text:p>59.04</text:p>
          </table:table-cell>
          <table:table-cell table:formula="of:=([.Q73]-[.$D73])/[.$D73]" office:value-type="percentage" office:value="0.00587576944599898">
            <text:p>0.59%</text:p>
          </table:table-cell>
          <table:table-cell/>
          <table:table-cell office:value-type="float" office:value="3.554">
            <text:p>3.55</text:p>
          </table:table-cell>
          <table:table-cell office:value-type="float" office:value="58.36">
            <text:p>58.36</text:p>
          </table:table-cell>
          <table:table-cell table:formula="of:=([.U73]-[.$D73])/[.$D73]" office:value-type="percentage" office:value="-0.00559597090095132">
            <text:p>-0.56%</text:p>
          </table:table-cell>
          <table:table-cell table:formula="of:=MAX([.S73];ABS([.W73]))" office:value-type="percentage" office:value="0.00587576944599898">
            <text:p>0.59%</text:p>
          </table:table-cell>
          <table:table-cell/>
          <table:table-cell office:value-type="percentage" office:value="0.09">
            <text:p>9%</text:p>
          </table:table-cell>
          <table:table-cell table:style-name="ce26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  <table:table-cell/>
          <table:table-cell office:value-type="float" office:value="3.249">
            <text:p>3.25</text:p>
          </table:table-cell>
          <table:table-cell office:value-type="float" office:value="62.52">
            <text:p>62.52</text:p>
          </table:table-cell>
          <table:table-cell table:style-name="ce14" table:formula="of:=0.1/SQRT([.E74])" office:value-type="percentage" office:value="0.0126470872685674">
            <text:p>1.3%</text:p>
          </table:table-cell>
          <table:table-cell/>
          <table:table-cell office:value-type="float" office:value="3.269">
            <text:p>3.27</text:p>
          </table:table-cell>
          <table:table-cell office:value-type="float" office:value="62.91">
            <text:p>62.91</text:p>
          </table:table-cell>
          <table:table-cell table:formula="of:=([.H74]-[.$D74])/[.$D74]" office:value-type="percentage" office:value="0.00615574022776239">
            <text:p>0.62%</text:p>
          </table:table-cell>
          <table:table-cell/>
          <table:table-cell office:value-type="float" office:value="3.225">
            <text:p>3.23</text:p>
          </table:table-cell>
          <table:table-cell office:value-type="float" office:value="62.05">
            <text:p>62.05</text:p>
          </table:table-cell>
          <table:table-cell table:formula="of:=([.L74]-[.$D74])/[.$D74]" office:value-type="percentage" office:value="-0.00738688827331487">
            <text:p>-0.74%</text:p>
          </table:table-cell>
          <table:table-cell table:formula="of:=MAX([.J74];ABS([.N74]))" office:value-type="percentage" office:value="0.00738688827331487">
            <text:p>0.74%</text:p>
          </table:table-cell>
          <table:table-cell/>
          <table:table-cell office:value-type="float" office:value="3.258">
            <text:p>3.26</text:p>
          </table:table-cell>
          <table:table-cell office:value-type="float" office:value="62.69">
            <text:p>62.69</text:p>
          </table:table-cell>
          <table:table-cell table:formula="of:=([.Q74]-[.$D74])/[.$D74]" office:value-type="percentage" office:value="0.00277008310249304">
            <text:p>0.28%</text:p>
          </table:table-cell>
          <table:table-cell/>
          <table:table-cell office:value-type="float" office:value="3.244">
            <text:p>3.24</text:p>
          </table:table-cell>
          <table:table-cell office:value-type="float" office:value="62.43">
            <text:p>62.43</text:p>
          </table:table-cell>
          <table:table-cell table:formula="of:=([.U74]-[.$D74])/[.$D74]" office:value-type="percentage" office:value="-0.00153893505694056">
            <text:p>-0.15%</text:p>
          </table:table-cell>
          <table:table-cell table:formula="of:=MAX([.S74];ABS([.W74]))" office:value-type="percentage" office:value="0.00277008310249304">
            <text:p>0.28%</text:p>
          </table:table-cell>
          <table:table-cell/>
          <table:table-cell office:value-type="percentage" office:value="0.1">
            <text:p>10%</text:p>
          </table:table-cell>
          <table:table-cell table:style-name="ce26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800">
            <text:p>800</text:p>
          </table:table-cell>
          <table:table-cell/>
          <table:table-cell office:value-type="float" office:value="2.522">
            <text:p>2.52</text:p>
          </table:table-cell>
          <table:table-cell office:value-type="float" office:value="63.66">
            <text:p>63.66</text:p>
          </table:table-cell>
          <table:table-cell table:style-name="ce14" table:formula="of:=0.1/SQRT([.E75])" office:value-type="percentage" office:value="0.012533336007112">
            <text:p>1.3%</text:p>
          </table:table-cell>
          <table:table-cell/>
          <table:table-cell office:value-type="float" office:value="2.532">
            <text:p>2.53</text:p>
          </table:table-cell>
          <table:table-cell office:value-type="float" office:value="63.92">
            <text:p>63.92</text:p>
          </table:table-cell>
          <table:table-cell table:formula="of:=([.H75]-[.$D75])/[.$D75]" office:value-type="percentage" office:value="0.00396510705789065">
            <text:p>0.40%</text:p>
          </table:table-cell>
          <table:table-cell/>
          <table:table-cell office:value-type="float" office:value="2.501">
            <text:p>2.5</text:p>
          </table:table-cell>
          <table:table-cell office:value-type="float" office:value="63.15">
            <text:p>63.15</text:p>
          </table:table-cell>
          <table:table-cell table:formula="of:=([.L75]-[.$D75])/[.$D75]" office:value-type="percentage" office:value="-0.00832672482157015">
            <text:p>-0.83%</text:p>
          </table:table-cell>
          <table:table-cell table:formula="of:=MAX([.J75];ABS([.N75]))" office:value-type="percentage" office:value="0.00832672482157015">
            <text:p>0.83%</text:p>
          </table:table-cell>
          <table:table-cell/>
          <table:table-cell office:value-type="float" office:value="2.526">
            <text:p>2.53</text:p>
          </table:table-cell>
          <table:table-cell office:value-type="float" office:value="63.78">
            <text:p>63.78</text:p>
          </table:table-cell>
          <table:table-cell table:formula="of:=([.Q75]-[.$D75])/[.$D75]" office:value-type="percentage" office:value="0.00158604282315623">
            <text:p>0.16%</text:p>
          </table:table-cell>
          <table:table-cell/>
          <table:table-cell office:value-type="float" office:value="2.517">
            <text:p>2.52</text:p>
          </table:table-cell>
          <table:table-cell office:value-type="float" office:value="63.54">
            <text:p>63.54</text:p>
          </table:table-cell>
          <table:table-cell table:formula="of:=([.U75]-[.$D75])/[.$D75]" office:value-type="percentage" office:value="-0.00198255352894524">
            <text:p>-0.20%</text:p>
          </table:table-cell>
          <table:table-cell table:formula="of:=MAX([.S75];ABS([.W75]))" office:value-type="percentage" office:value="0.00198255352894524">
            <text:p>0.20%</text:p>
          </table:table-cell>
          <table:table-cell/>
          <table:table-cell table:style-name="Default"/>
          <table:table-cell table:style-name="ce26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/>
          <table:table-cell office:value-type="float" office:value="1.916">
            <text:p>1.92</text:p>
          </table:table-cell>
          <table:table-cell office:value-type="float" office:value="65.63">
            <text:p>65.63</text:p>
          </table:table-cell>
          <table:table-cell table:style-name="ce14" table:formula="of:=0.1/SQRT([.E76])" office:value-type="percentage" office:value="0.0123437977660091">
            <text:p>1.2%</text:p>
          </table:table-cell>
          <table:table-cell/>
          <table:table-cell office:value-type="float" office:value="1.923">
            <text:p>1.92</text:p>
          </table:table-cell>
          <table:table-cell office:value-type="float" office:value="65.86">
            <text:p>65.86</text:p>
          </table:table-cell>
          <table:table-cell table:formula="of:=([.H76]-[.$D76])/[.$D76]" office:value-type="percentage" office:value="0.00365344467640925">
            <text:p>0.37%</text:p>
          </table:table-cell>
          <table:table-cell/>
          <table:table-cell office:value-type="float" office:value="1.907">
            <text:p>1.91</text:p>
          </table:table-cell>
          <table:table-cell office:value-type="float" office:value="65.32">
            <text:p>65.32</text:p>
          </table:table-cell>
          <table:table-cell table:formula="of:=([.L76]-[.$D76])/[.$D76]" office:value-type="percentage" office:value="-0.00469728601252604">
            <text:p>-0.47%</text:p>
          </table:table-cell>
          <table:table-cell table:formula="of:=MAX([.J76];ABS([.N76]))" office:value-type="percentage" office:value="0.00469728601252604">
            <text:p>0.47%</text:p>
          </table:table-cell>
          <table:table-cell/>
          <table:table-cell office:value-type="float" office:value="1.92">
            <text:p>1.92</text:p>
          </table:table-cell>
          <table:table-cell office:value-type="float" office:value="65.76">
            <text:p>65.76</text:p>
          </table:table-cell>
          <table:table-cell table:formula="of:=([.Q76]-[.$D76])/[.$D76]" office:value-type="percentage" office:value="0.00208768267223382">
            <text:p>0.21%</text:p>
          </table:table-cell>
          <table:table-cell/>
          <table:table-cell office:value-type="float" office:value="1.913">
            <text:p>1.91</text:p>
          </table:table-cell>
          <table:table-cell office:value-type="float" office:value="65.53">
            <text:p>65.53</text:p>
          </table:table-cell>
          <table:table-cell table:formula="of:=([.U76]-[.$D76])/[.$D76]" office:value-type="percentage" office:value="-0.00156576200417531">
            <text:p>-0.16%</text:p>
          </table:table-cell>
          <table:table-cell table:formula="of:=MAX([.S76];ABS([.W76]))" office:value-type="percentage" office:value="0.00208768267223382">
            <text:p>0.21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00">
            <text:p>800</text:p>
          </table:table-cell>
          <table:table-cell/>
          <table:table-cell office:value-type="float" office:value="1.389">
            <text:p>1.39</text:p>
          </table:table-cell>
          <table:table-cell office:value-type="float" office:value="66.07">
            <text:p>66.07</text:p>
          </table:table-cell>
          <table:table-cell table:style-name="ce14" table:formula="of:=0.1/SQRT([.E77])" office:value-type="percentage" office:value="0.0123026267066736">
            <text:p>1.2%</text:p>
          </table:table-cell>
          <table:table-cell/>
          <table:table-cell office:value-type="float" office:value="1.397">
            <text:p>1.4</text:p>
          </table:table-cell>
          <table:table-cell office:value-type="float" office:value="66.45">
            <text:p>66.45</text:p>
          </table:table-cell>
          <table:table-cell table:formula="of:=([.H77]-[.$D77])/[.$D77]" office:value-type="percentage" office:value="0.00575953923686106">
            <text:p>0.58%</text:p>
          </table:table-cell>
          <table:table-cell/>
          <table:table-cell office:value-type="float" office:value="1.379">
            <text:p>1.38</text:p>
          </table:table-cell>
          <table:table-cell office:value-type="float" office:value="65.59">
            <text:p>65.59</text:p>
          </table:table-cell>
          <table:table-cell table:formula="of:=([.L77]-[.$D77])/[.$D77]" office:value-type="percentage" office:value="-0.00719942404607632">
            <text:p>-0.72%</text:p>
          </table:table-cell>
          <table:table-cell table:formula="of:=MAX([.J77];ABS([.N77]))" office:value-type="percentage" office:value="0.00719942404607632">
            <text:p>0.72%</text:p>
          </table:table-cell>
          <table:table-cell/>
          <table:table-cell office:value-type="float" office:value="1.39">
            <text:p>1.39</text:p>
          </table:table-cell>
          <table:table-cell office:value-type="float" office:value="66.14">
            <text:p>66.14</text:p>
          </table:table-cell>
          <table:table-cell table:formula="of:=([.Q77]-[.$D77])/[.$D77]" office:value-type="percentage" office:value="0.000719942404607552">
            <text:p>0.07%</text:p>
          </table:table-cell>
          <table:table-cell/>
          <table:table-cell office:value-type="float" office:value="1.384">
            <text:p>1.38</text:p>
          </table:table-cell>
          <table:table-cell office:value-type="float" office:value="65.86">
            <text:p>65.86</text:p>
          </table:table-cell>
          <table:table-cell table:formula="of:=([.U77]-[.$D77])/[.$D77]" office:value-type="percentage" office:value="-0.00359971202303824">
            <text:p>-0.36%</text:p>
          </table:table-cell>
          <table:table-cell table:formula="of:=MAX([.S77];ABS([.W77]))" office:value-type="percentage" office:value="0.00359971202303824">
            <text:p>0.36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00">
            <text:p>800</text:p>
          </table:table-cell>
          <table:table-cell/>
          <table:table-cell office:value-type="float" office:value="1.002">
            <text:p>1</text:p>
          </table:table-cell>
          <table:table-cell office:value-type="float" office:value="65.54">
            <text:p>65.54</text:p>
          </table:table-cell>
          <table:table-cell table:style-name="ce14" table:formula="of:=0.1/SQRT([.E78])" office:value-type="percentage" office:value="0.0123522701544151">
            <text:p>1.2%</text:p>
          </table:table-cell>
          <table:table-cell/>
          <table:table-cell office:value-type="float" office:value="1.009">
            <text:p>1.01</text:p>
          </table:table-cell>
          <table:table-cell office:value-type="float" office:value="66.02">
            <text:p>66.02</text:p>
          </table:table-cell>
          <table:table-cell table:formula="of:=([.H78]-[.$D78])/[.$D78]" office:value-type="percentage" office:value="0.00698602794411167">
            <text:p>0.70%</text:p>
          </table:table-cell>
          <table:table-cell/>
          <table:table-cell office:value-type="float" office:value="0.9933">
            <text:p>0.99</text:p>
          </table:table-cell>
          <table:table-cell office:value-type="float" office:value="64.98">
            <text:p>64.98</text:p>
          </table:table-cell>
          <table:table-cell table:formula="of:=([.L78]-[.$D78])/[.$D78]" office:value-type="percentage" office:value="-0.00868263473053885">
            <text:p>-0.87%</text:p>
          </table:table-cell>
          <table:table-cell table:formula="of:=MAX([.J78];ABS([.N78]))" office:value-type="percentage" office:value="0.00868263473053885">
            <text:p>0.87%</text:p>
          </table:table-cell>
          <table:table-cell/>
          <table:table-cell office:value-type="float" office:value="1.003">
            <text:p>1</text:p>
          </table:table-cell>
          <table:table-cell office:value-type="float" office:value="65.63">
            <text:p>65.63</text:p>
          </table:table-cell>
          <table:table-cell table:formula="of:=([.Q78]-[.$D78])/[.$D78]" office:value-type="percentage" office:value="0.000998003992015858">
            <text:p>0.10%</text:p>
          </table:table-cell>
          <table:table-cell/>
          <table:table-cell office:value-type="float" office:value="1.001">
            <text:p>1</text:p>
          </table:table-cell>
          <table:table-cell office:value-type="float" office:value="65.5">
            <text:p>65.50</text:p>
          </table:table-cell>
          <table:table-cell table:formula="of:=([.U78]-[.$D78])/[.$D78]" office:value-type="percentage" office:value="-0.00099800399201608">
            <text:p>-0.10%</text:p>
          </table:table-cell>
          <table:table-cell table:formula="of:=MAX([.S78];ABS([.W78]))" office:value-type="percentage" office:value="0.00099800399201608">
            <text:p>0.10%</text:p>
          </table:table-cell>
          <table:table-cell table:number-columns-repeated="100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00">
            <text:p>900</text:p>
          </table:table-cell>
          <table:table-cell/>
          <table:table-cell office:value-type="float" office:value="0.8233">
            <text:p>0.82</text:p>
          </table:table-cell>
          <table:table-cell office:value-type="float" office:value="41.98">
            <text:p>41.98</text:p>
          </table:table-cell>
          <table:table-cell table:style-name="ce14" table:formula="of:=0.1/SQRT([.E79])" office:value-type="percentage" office:value="0.0154340101981182">
            <text:p>1.5%</text:p>
          </table:table-cell>
          <table:table-cell/>
          <table:table-cell office:value-type="float" office:value="0.8294">
            <text:p>0.83</text:p>
          </table:table-cell>
          <table:table-cell office:value-type="float" office:value="42.29">
            <text:p>42.29</text:p>
          </table:table-cell>
          <table:table-cell table:formula="of:=([.H79]-[.$D79])/[.$D79]" office:value-type="percentage" office:value="0.00740920685047977">
            <text:p>0.74%</text:p>
          </table:table-cell>
          <table:table-cell/>
          <table:table-cell office:value-type="float" office:value="0.82">
            <text:p>0.82</text:p>
          </table:table-cell>
          <table:table-cell office:value-type="float" office:value="41.81">
            <text:p>41.81</text:p>
          </table:table-cell>
          <table:table-cell table:formula="of:=([.L79]-[.$D79])/[.$D79]" office:value-type="percentage" office:value="-0.00400825944370214">
            <text:p>-0.40%</text:p>
          </table:table-cell>
          <table:table-cell table:formula="of:=MAX([.J79];ABS([.N79]))" office:value-type="percentage" office:value="0.00740920685047977">
            <text:p>0.74%</text:p>
          </table:table-cell>
          <table:table-cell/>
          <table:table-cell office:value-type="float" office:value="0.8325">
            <text:p>0.83</text:p>
          </table:table-cell>
          <table:table-cell office:value-type="float" office:value="42.45">
            <text:p>42.45</text:p>
          </table:table-cell>
          <table:table-cell table:formula="of:=([.Q79]-[.$D79])/[.$D79]" office:value-type="percentage" office:value="0.0111745414794121">
            <text:p>1.12%</text:p>
          </table:table-cell>
          <table:table-cell/>
          <table:table-cell office:value-type="float" office:value="0.8137">
            <text:p>0.81</text:p>
          </table:table-cell>
          <table:table-cell office:value-type="float" office:value="41.49">
            <text:p>41.49</text:p>
          </table:table-cell>
          <table:table-cell table:formula="of:=([.U79]-[.$D79])/[.$D79]" office:value-type="percentage" office:value="-0.0116603911089517">
            <text:p>-1.17%</text:p>
          </table:table-cell>
          <table:table-cell table:formula="of:=MAX([.S79];ABS([.W79]))" office:value-type="percentage" office:value="0.0116603911089517">
            <text:p>1.17%</text:p>
          </table:table-cell>
          <table:table-cell table:number-columns-repeated="1000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900">
            <text:p>900</text:p>
          </table:table-cell>
          <table:table-cell/>
          <table:table-cell office:value-type="float" office:value="1.783">
            <text:p>1.78</text:p>
          </table:table-cell>
          <table:table-cell office:value-type="float" office:value="55.54">
            <text:p>55.54</text:p>
          </table:table-cell>
          <table:table-cell table:style-name="ce14" table:formula="of:=0.1/SQRT([.E80])" office:value-type="percentage" office:value="0.0134182865566343">
            <text:p>1.3%</text:p>
          </table:table-cell>
          <table:table-cell/>
          <table:table-cell office:value-type="float" office:value="1.793">
            <text:p>1.79</text:p>
          </table:table-cell>
          <table:table-cell office:value-type="float" office:value="55.84">
            <text:p>55.84</text:p>
          </table:table-cell>
          <table:table-cell table:formula="of:=([.H80]-[.$D80])/[.$D80]" office:value-type="percentage" office:value="0.00560852495793607">
            <text:p>0.56%</text:p>
          </table:table-cell>
          <table:table-cell/>
          <table:table-cell office:value-type="float" office:value="1.773">
            <text:p>1.77</text:p>
          </table:table-cell>
          <table:table-cell office:value-type="float" office:value="55.22">
            <text:p>55.22</text:p>
          </table:table-cell>
          <table:table-cell table:formula="of:=([.L80]-[.$D80])/[.$D80]" office:value-type="percentage" office:value="-0.00560852495793607">
            <text:p>-0.56%</text:p>
          </table:table-cell>
          <table:table-cell table:formula="of:=MAX([.J80];ABS([.N80]))" office:value-type="percentage" office:value="0.00560852495793607">
            <text:p>0.56%</text:p>
          </table:table-cell>
          <table:table-cell/>
          <table:table-cell office:value-type="float" office:value="1.793">
            <text:p>1.79</text:p>
          </table:table-cell>
          <table:table-cell office:value-type="float" office:value="55.85">
            <text:p>55.85</text:p>
          </table:table-cell>
          <table:table-cell table:formula="of:=([.Q80]-[.$D80])/[.$D80]" office:value-type="percentage" office:value="0.00560852495793607">
            <text:p>0.56%</text:p>
          </table:table-cell>
          <table:table-cell/>
          <table:table-cell office:value-type="float" office:value="1.771">
            <text:p>1.77</text:p>
          </table:table-cell>
          <table:table-cell office:value-type="float" office:value="55.17">
            <text:p>55.17</text:p>
          </table:table-cell>
          <table:table-cell table:formula="of:=([.U80]-[.$D80])/[.$D80]" office:value-type="percentage" office:value="-0.00673022994952328">
            <text:p>-0.67%</text:p>
          </table:table-cell>
          <table:table-cell table:formula="of:=MAX([.S80];ABS([.W80]))" office:value-type="percentage" office:value="0.00673022994952328">
            <text:p>0.67%</text:p>
          </table:table-cell>
          <table:table-cell table:number-columns-repeated="1000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900">
            <text:p>900</text:p>
          </table:table-cell>
          <table:table-cell/>
          <table:table-cell office:value-type="float" office:value="2.033">
            <text:p>2.03</text:p>
          </table:table-cell>
          <table:table-cell office:value-type="float" office:value="60.49">
            <text:p>60.49</text:p>
          </table:table-cell>
          <table:table-cell table:style-name="ce14" table:formula="of:=0.1/SQRT([.E81])" office:value-type="percentage" office:value="0.012857549581981">
            <text:p>1.3%</text:p>
          </table:table-cell>
          <table:table-cell/>
          <table:table-cell office:value-type="float" office:value="2.044">
            <text:p>2.04</text:p>
          </table:table-cell>
          <table:table-cell office:value-type="float" office:value="60.81">
            <text:p>60.81</text:p>
          </table:table-cell>
          <table:table-cell table:formula="of:=([.H81]-[.$D81])/[.$D81]" office:value-type="percentage" office:value="0.00541072306935569">
            <text:p>0.54%</text:p>
          </table:table-cell>
          <table:table-cell/>
          <table:table-cell office:value-type="float" office:value="2.021">
            <text:p>2.02</text:p>
          </table:table-cell>
          <table:table-cell office:value-type="float" office:value="60.13">
            <text:p>60.13</text:p>
          </table:table-cell>
          <table:table-cell table:formula="of:=([.L81]-[.$D81])/[.$D81]" office:value-type="percentage" office:value="-0.0059026069847516">
            <text:p>-0.59%</text:p>
          </table:table-cell>
          <table:table-cell table:formula="of:=MAX([.J81];ABS([.N81]))" office:value-type="percentage" office:value="0.0059026069847516">
            <text:p>0.59%</text:p>
          </table:table-cell>
          <table:table-cell/>
          <table:table-cell office:value-type="float" office:value="2.041">
            <text:p>2.04</text:p>
          </table:table-cell>
          <table:table-cell office:value-type="float" office:value="60.72">
            <text:p>60.72</text:p>
          </table:table-cell>
          <table:table-cell table:formula="of:=([.Q81]-[.$D81])/[.$D81]" office:value-type="percentage" office:value="0.00393507132316774">
            <text:p>0.39%</text:p>
          </table:table-cell>
          <table:table-cell/>
          <table:table-cell office:value-type="float" office:value="2.026">
            <text:p>2.03</text:p>
          </table:table-cell>
          <table:table-cell office:value-type="float" office:value="60.28">
            <text:p>60.28</text:p>
          </table:table-cell>
          <table:table-cell table:formula="of:=([.U81]-[.$D81])/[.$D81]" office:value-type="percentage" office:value="-0.00344318740777182">
            <text:p>-0.34%</text:p>
          </table:table-cell>
          <table:table-cell table:formula="of:=MAX([.S81];ABS([.W81]))" office:value-type="percentage" office:value="0.00393507132316774">
            <text:p>0.39%</text:p>
          </table:table-cell>
          <table:table-cell table:number-columns-repeated="1000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00">
            <text:p>900</text:p>
          </table:table-cell>
          <table:table-cell/>
          <table:table-cell office:value-type="float" office:value="1.833">
            <text:p>1.83</text:p>
          </table:table-cell>
          <table:table-cell office:value-type="float" office:value="63.91">
            <text:p>63.91</text:p>
          </table:table-cell>
          <table:table-cell table:style-name="ce14" table:formula="of:=0.1/SQRT([.E82])" office:value-type="percentage" office:value="0.0125087983430907">
            <text:p>1.3%</text:p>
          </table:table-cell>
          <table:table-cell/>
          <table:table-cell office:value-type="float" office:value="1.847">
            <text:p>1.85</text:p>
          </table:table-cell>
          <table:table-cell office:value-type="float" office:value="64.38">
            <text:p>64.38</text:p>
          </table:table-cell>
          <table:table-cell table:formula="of:=([.H82]-[.$D82])/[.$D82]" office:value-type="percentage" office:value="0.00763775231860339">
            <text:p>0.76%</text:p>
          </table:table-cell>
          <table:table-cell/>
          <table:table-cell office:value-type="float" office:value="1.826">
            <text:p>1.83</text:p>
          </table:table-cell>
          <table:table-cell office:value-type="float" office:value="63.66">
            <text:p>63.66</text:p>
          </table:table-cell>
          <table:table-cell table:formula="of:=([.L82]-[.$D82])/[.$D82]" office:value-type="percentage" office:value="-0.00381887615930163">
            <text:p>-0.38%</text:p>
          </table:table-cell>
          <table:table-cell table:formula="of:=MAX([.J82];ABS([.N82]))" office:value-type="percentage" office:value="0.00763775231860339">
            <text:p>0.76%</text:p>
          </table:table-cell>
          <table:table-cell/>
          <table:table-cell office:value-type="float" office:value="1.838">
            <text:p>1.84</text:p>
          </table:table-cell>
          <table:table-cell office:value-type="float" office:value="64.06">
            <text:p>64.06</text:p>
          </table:table-cell>
          <table:table-cell table:formula="of:=([.Q82]-[.$D82])/[.$D82]" office:value-type="percentage" office:value="0.00272776868521556">
            <text:p>0.27%</text:p>
          </table:table-cell>
          <table:table-cell/>
          <table:table-cell office:value-type="float" office:value="1.83">
            <text:p>1.83</text:p>
          </table:table-cell>
          <table:table-cell office:value-type="float" office:value="63.81">
            <text:p>63.81</text:p>
          </table:table-cell>
          <table:table-cell table:formula="of:=([.U82]-[.$D82])/[.$D82]" office:value-type="percentage" office:value="-0.00163666121112924">
            <text:p>-0.16%</text:p>
          </table:table-cell>
          <table:table-cell table:formula="of:=MAX([.S82];ABS([.W82]))" office:value-type="percentage" office:value="0.00272776868521556">
            <text:p>0.27%</text:p>
          </table:table-cell>
          <table:table-cell table:number-columns-repeated="100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900">
            <text:p>900</text:p>
          </table:table-cell>
          <table:table-cell/>
          <table:table-cell office:value-type="float" office:value="1.523">
            <text:p>1.52</text:p>
          </table:table-cell>
          <table:table-cell office:value-type="float" office:value="65.84">
            <text:p>65.84</text:p>
          </table:table-cell>
          <table:table-cell table:style-name="ce14" table:formula="of:=0.1/SQRT([.E83])" office:value-type="percentage" office:value="0.0123240964611791">
            <text:p>1.2%</text:p>
          </table:table-cell>
          <table:table-cell/>
          <table:table-cell office:value-type="float" office:value="1.523">
            <text:p>1.52</text:p>
          </table:table-cell>
          <table:table-cell office:value-type="float" office:value="65.83">
            <text:p>65.83</text:p>
          </table:table-cell>
          <table:table-cell table:formula="of:=([.H83]-[.$D83])/[.$D83]" office:value-type="percentage" office:value="0">
            <text:p>0.00%</text:p>
          </table:table-cell>
          <table:table-cell/>
          <table:table-cell office:value-type="float" office:value="1.51">
            <text:p>1.51</text:p>
          </table:table-cell>
          <table:table-cell office:value-type="float" office:value="65.28">
            <text:p>65.28</text:p>
          </table:table-cell>
          <table:table-cell table:formula="of:=([.L83]-[.$D83])/[.$D83]" office:value-type="percentage" office:value="-0.00853578463558759">
            <text:p>-0.85%</text:p>
          </table:table-cell>
          <table:table-cell table:formula="of:=MAX([.J83];ABS([.N83]))" office:value-type="percentage" office:value="0.00853578463558759">
            <text:p>0.85%</text:p>
          </table:table-cell>
          <table:table-cell/>
          <table:table-cell office:value-type="float" office:value="1.523">
            <text:p>1.52</text:p>
          </table:table-cell>
          <table:table-cell office:value-type="float" office:value="65.87">
            <text:p>65.87</text:p>
          </table:table-cell>
          <table:table-cell table:formula="of:=([.Q83]-[.$D83])/[.$D83]" office:value-type="percentage" office:value="0">
            <text:p>0.00%</text:p>
          </table:table-cell>
          <table:table-cell/>
          <table:table-cell office:value-type="float" office:value="1.519">
            <text:p>1.52</text:p>
          </table:table-cell>
          <table:table-cell office:value-type="float" office:value="65.68">
            <text:p>65.68</text:p>
          </table:table-cell>
          <table:table-cell table:formula="of:=([.U83]-[.$D83])/[.$D83]" office:value-type="percentage" office:value="-0.00262639527248851">
            <text:p>-0.26%</text:p>
          </table:table-cell>
          <table:table-cell table:formula="of:=MAX([.S83];ABS([.W83]))" office:value-type="percentage" office:value="0.00262639527248851">
            <text:p>0.26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00">
            <text:p>900</text:p>
          </table:table-cell>
          <table:table-cell/>
          <table:table-cell office:value-type="float" office:value="1.169">
            <text:p>1.17</text:p>
          </table:table-cell>
          <table:table-cell office:value-type="float" office:value="66.89">
            <text:p>66.89</text:p>
          </table:table-cell>
          <table:table-cell table:style-name="ce14" table:formula="of:=0.1/SQRT([.E84])" office:value-type="percentage" office:value="0.0122269856364732">
            <text:p>1.2%</text:p>
          </table:table-cell>
          <table:table-cell/>
          <table:table-cell office:value-type="float" office:value="1.177">
            <text:p>1.18</text:p>
          </table:table-cell>
          <table:table-cell office:value-type="float" office:value="67.35">
            <text:p>67.35</text:p>
          </table:table-cell>
          <table:table-cell table:formula="of:=([.H84]-[.$D84])/[.$D84]" office:value-type="percentage" office:value="0.00684345594525236">
            <text:p>0.68%</text:p>
          </table:table-cell>
          <table:table-cell/>
          <table:table-cell office:value-type="float" office:value="1.164">
            <text:p>1.16</text:p>
          </table:table-cell>
          <table:table-cell office:value-type="float" office:value="66.62">
            <text:p>66.62</text:p>
          </table:table-cell>
          <table:table-cell table:formula="of:=([.L84]-[.$D84])/[.$D84]" office:value-type="percentage" office:value="-0.00427715996578282">
            <text:p>-0.43%</text:p>
          </table:table-cell>
          <table:table-cell table:formula="of:=MAX([.J84];ABS([.N84]))" office:value-type="percentage" office:value="0.00684345594525236">
            <text:p>0.68%</text:p>
          </table:table-cell>
          <table:table-cell/>
          <table:table-cell office:value-type="float" office:value="1.169">
            <text:p>1.17</text:p>
          </table:table-cell>
          <table:table-cell office:value-type="float" office:value="66.92">
            <text:p>66.92</text:p>
          </table:table-cell>
          <table:table-cell table:formula="of:=([.Q84]-[.$D84])/[.$D84]" office:value-type="percentage" office:value="0">
            <text:p>0.00%</text:p>
          </table:table-cell>
          <table:table-cell/>
          <table:table-cell office:value-type="float" office:value="1.167">
            <text:p>1.17</text:p>
          </table:table-cell>
          <table:table-cell office:value-type="float" office:value="66.79">
            <text:p>66.79</text:p>
          </table:table-cell>
          <table:table-cell table:formula="of:=([.U84]-[.$D84])/[.$D84]" office:value-type="percentage" office:value="-0.00171086398631309">
            <text:p>-0.17%</text:p>
          </table:table-cell>
          <table:table-cell table:formula="of:=MAX([.S84];ABS([.W84]))" office:value-type="percentage" office:value="0.00171086398631309">
            <text:p>0.17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00">
            <text:p>900</text:p>
          </table:table-cell>
          <table:table-cell/>
          <table:table-cell office:value-type="float" office:value="0.8783">
            <text:p>0.88</text:p>
          </table:table-cell>
          <table:table-cell office:value-type="float" office:value="67.51">
            <text:p>67.51</text:p>
          </table:table-cell>
          <table:table-cell table:style-name="ce14" table:formula="of:=0.1/SQRT([.E85])" office:value-type="percentage" office:value="0.0121707108882515">
            <text:p>1.2%</text:p>
          </table:table-cell>
          <table:table-cell/>
          <table:table-cell office:value-type="float" office:value="0.8818">
            <text:p>0.88</text:p>
          </table:table-cell>
          <table:table-cell office:value-type="float" office:value="67.78">
            <text:p>67.78</text:p>
          </table:table-cell>
          <table:table-cell table:formula="of:=([.H85]-[.$D85])/[.$D85]" office:value-type="percentage" office:value="0.00398497096664004">
            <text:p>0.40%</text:p>
          </table:table-cell>
          <table:table-cell/>
          <table:table-cell office:value-type="float" office:value="0.8735">
            <text:p>0.87</text:p>
          </table:table-cell>
          <table:table-cell office:value-type="float" office:value="67.14">
            <text:p>67.14</text:p>
          </table:table-cell>
          <table:table-cell table:formula="of:=([.L85]-[.$D85])/[.$D85]" office:value-type="percentage" office:value="-0.0054651030399636">
            <text:p>-0.55%</text:p>
          </table:table-cell>
          <table:table-cell table:formula="of:=MAX([.J85];ABS([.N85]))" office:value-type="percentage" office:value="0.0054651030399636">
            <text:p>0.55%</text:p>
          </table:table-cell>
          <table:table-cell/>
          <table:table-cell office:value-type="float" office:value="0.8799">
            <text:p>0.88</text:p>
          </table:table-cell>
          <table:table-cell office:value-type="float" office:value="67.63">
            <text:p>67.63</text:p>
          </table:table-cell>
          <table:table-cell table:formula="of:=([.Q85]-[.$D85])/[.$D85]" office:value-type="percentage" office:value="0.00182170101332111">
            <text:p>0.18%</text:p>
          </table:table-cell>
          <table:table-cell/>
          <table:table-cell office:value-type="float" office:value="0.8773">
            <text:p>0.88</text:p>
          </table:table-cell>
          <table:table-cell office:value-type="float" office:value="67.43">
            <text:p>67.43</text:p>
          </table:table-cell>
          <table:table-cell table:formula="of:=([.U85]-[.$D85])/[.$D85]" office:value-type="percentage" office:value="-0.00113856313332574">
            <text:p>-0.11%</text:p>
          </table:table-cell>
          <table:table-cell table:formula="of:=MAX([.S85];ABS([.W85]))" office:value-type="percentage" office:value="0.00182170101332111">
            <text:p>0.18%</text:p>
          </table:table-cell>
          <table:table-cell table:number-columns-repeated="1000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0.4452">
            <text:p>0.45</text:p>
          </table:table-cell>
          <table:table-cell office:value-type="float" office:value="44.07">
            <text:p>44.07</text:p>
          </table:table-cell>
          <table:table-cell table:style-name="ce14" table:formula="of:=0.1/SQRT([.E86])" office:value-type="percentage" office:value="0.0150635895900184">
            <text:p>1.5%</text:p>
          </table:table-cell>
          <table:table-cell/>
          <table:table-cell office:value-type="float" office:value="0.4477">
            <text:p>0.45</text:p>
          </table:table-cell>
          <table:table-cell office:value-type="float" office:value="44.32">
            <text:p>44.32</text:p>
          </table:table-cell>
          <table:table-cell table:formula="of:=([.H86]-[.$D86])/[.$D86]" office:value-type="percentage" office:value="0.00561545372866128">
            <text:p>0.56%</text:p>
          </table:table-cell>
          <table:table-cell/>
          <table:table-cell office:value-type="float" office:value="0.4436">
            <text:p>0.44</text:p>
          </table:table-cell>
          <table:table-cell office:value-type="float" office:value="43.91">
            <text:p>43.91</text:p>
          </table:table-cell>
          <table:table-cell table:formula="of:=([.L86]-[.$D86])/[.$D86]" office:value-type="percentage" office:value="-0.00359389038634332">
            <text:p>-0.36%</text:p>
          </table:table-cell>
          <table:table-cell table:formula="of:=MAX([.J86];ABS([.N86]))" office:value-type="percentage" office:value="0.00561545372866128">
            <text:p>0.56%</text:p>
          </table:table-cell>
          <table:table-cell/>
          <table:table-cell office:value-type="float" office:value="0.4493">
            <text:p>0.45</text:p>
          </table:table-cell>
          <table:table-cell office:value-type="float" office:value="44.47">
            <text:p>44.47</text:p>
          </table:table-cell>
          <table:table-cell table:formula="of:=([.Q86]-[.$D86])/[.$D86]" office:value-type="percentage" office:value="0.00920934411500447">
            <text:p>0.92%</text:p>
          </table:table-cell>
          <table:table-cell/>
          <table:table-cell office:value-type="float" office:value="0.4425">
            <text:p>0.44</text:p>
          </table:table-cell>
          <table:table-cell office:value-type="float" office:value="43.8">
            <text:p>43.80</text:p>
          </table:table-cell>
          <table:table-cell table:formula="of:=([.U86]-[.$D86])/[.$D86]" office:value-type="percentage" office:value="-0.00606469002695426">
            <text:p>-0.61%</text:p>
          </table:table-cell>
          <table:table-cell table:formula="of:=MAX([.S86];ABS([.W86]))" office:value-type="percentage" office:value="0.00920934411500447">
            <text:p>0.92%</text:p>
          </table:table-cell>
          <table:table-cell table:number-columns-repeated="1000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.003">
            <text:p>1</text:p>
          </table:table-cell>
          <table:table-cell office:value-type="float" office:value="57.22">
            <text:p>57.22</text:p>
          </table:table-cell>
          <table:table-cell table:style-name="ce14" table:formula="of:=0.1/SQRT([.E87])" office:value-type="percentage" office:value="0.0132198361755173">
            <text:p>1.3%</text:p>
          </table:table-cell>
          <table:table-cell/>
          <table:table-cell office:value-type="float" office:value="1.008">
            <text:p>1.01</text:p>
          </table:table-cell>
          <table:table-cell office:value-type="float" office:value="57.49">
            <text:p>57.49</text:p>
          </table:table-cell>
          <table:table-cell table:formula="of:=([.H87]-[.$D87])/[.$D87]" office:value-type="percentage" office:value="0.0049850448654039">
            <text:p>0.50%</text:p>
          </table:table-cell>
          <table:table-cell/>
          <table:table-cell office:value-type="float" office:value="0.9969">
            <text:p>1</text:p>
          </table:table-cell>
          <table:table-cell office:value-type="float" office:value="56.85">
            <text:p>56.85</text:p>
          </table:table-cell>
          <table:table-cell table:formula="of:=([.L87]-[.$D87])/[.$D87]" office:value-type="percentage" office:value="-0.00608175473579251">
            <text:p>-0.61%</text:p>
          </table:table-cell>
          <table:table-cell table:formula="of:=MAX([.J87];ABS([.N87]))" office:value-type="percentage" office:value="0.00608175473579251">
            <text:p>0.61%</text:p>
          </table:table-cell>
          <table:table-cell/>
          <table:table-cell office:value-type="float" office:value="1.009">
            <text:p>1.01</text:p>
          </table:table-cell>
          <table:table-cell office:value-type="float" office:value="57.53">
            <text:p>57.53</text:p>
          </table:table-cell>
          <table:table-cell table:formula="of:=([.Q87]-[.$D87])/[.$D87]" office:value-type="percentage" office:value="0.00598205383848455">
            <text:p>0.60%</text:p>
          </table:table-cell>
          <table:table-cell/>
          <table:table-cell office:value-type="float" office:value="0.998">
            <text:p>1</text:p>
          </table:table-cell>
          <table:table-cell office:value-type="float" office:value="56.91">
            <text:p>56.91</text:p>
          </table:table-cell>
          <table:table-cell table:formula="of:=([.U87]-[.$D87])/[.$D87]" office:value-type="percentage" office:value="-0.00498504486540368">
            <text:p>-0.50%</text:p>
          </table:table-cell>
          <table:table-cell table:formula="of:=MAX([.S87];ABS([.W87]))" office:value-type="percentage" office:value="0.00598205383848455">
            <text:p>0.60%</text:p>
          </table:table-cell>
          <table:table-cell table:number-columns-repeated="1000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.186">
            <text:p>1.19</text:p>
          </table:table-cell>
          <table:table-cell office:value-type="float" office:value="62.8">
            <text:p>62.80</text:p>
          </table:table-cell>
          <table:table-cell table:style-name="ce14" table:formula="of:=0.1/SQRT([.E88])" office:value-type="percentage" office:value="0.0126188616281267">
            <text:p>1.3%</text:p>
          </table:table-cell>
          <table:table-cell/>
          <table:table-cell office:value-type="float" office:value="1.191">
            <text:p>1.19</text:p>
          </table:table-cell>
          <table:table-cell office:value-type="float" office:value="63.05">
            <text:p>63.05</text:p>
          </table:table-cell>
          <table:table-cell table:formula="of:=([.H88]-[.$D88])/[.$D88]" office:value-type="percentage" office:value="0.00421585160202371">
            <text:p>0.42%</text:p>
          </table:table-cell>
          <table:table-cell/>
          <table:table-cell office:value-type="float" office:value="1.179">
            <text:p>1.18</text:p>
          </table:table-cell>
          <table:table-cell office:value-type="float" office:value="62.42">
            <text:p>62.42</text:p>
          </table:table-cell>
          <table:table-cell table:formula="of:=([.L88]-[.$D88])/[.$D88]" office:value-type="percentage" office:value="-0.00590219224283296">
            <text:p>-0.59%</text:p>
          </table:table-cell>
          <table:table-cell table:formula="of:=MAX([.J88];ABS([.N88]))" office:value-type="percentage" office:value="0.00590219224283296">
            <text:p>0.59%</text:p>
          </table:table-cell>
          <table:table-cell/>
          <table:table-cell office:value-type="float" office:value="1.19">
            <text:p>1.19</text:p>
          </table:table-cell>
          <table:table-cell office:value-type="float" office:value="62.96">
            <text:p>62.96</text:p>
          </table:table-cell>
          <table:table-cell table:formula="of:=([.Q88]-[.$D88])/[.$D88]" office:value-type="percentage" office:value="0.00337268128161889">
            <text:p>0.34%</text:p>
          </table:table-cell>
          <table:table-cell/>
          <table:table-cell office:value-type="float" office:value="1.184">
            <text:p>1.18</text:p>
          </table:table-cell>
          <table:table-cell office:value-type="float" office:value="62.66">
            <text:p>62.66</text:p>
          </table:table-cell>
          <table:table-cell table:formula="of:=([.U88]-[.$D88])/[.$D88]" office:value-type="percentage" office:value="-0.00168634064080945">
            <text:p>-0.17%</text:p>
          </table:table-cell>
          <table:table-cell table:formula="of:=MAX([.S88];ABS([.W88]))" office:value-type="percentage" office:value="0.00337268128161889">
            <text:p>0.34%</text:p>
          </table:table-cell>
          <table:table-cell table:number-columns-repeated="100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.089">
            <text:p>1.09</text:p>
          </table:table-cell>
          <table:table-cell office:value-type="float" office:value="65.08">
            <text:p>65.08</text:p>
          </table:table-cell>
          <table:table-cell table:style-name="ce14" table:formula="of:=0.1/SQRT([.E89])" office:value-type="percentage" office:value="0.0123958475907183">
            <text:p>1.2%</text:p>
          </table:table-cell>
          <table:table-cell/>
          <table:table-cell office:value-type="float" office:value="1.094">
            <text:p>1.09</text:p>
          </table:table-cell>
          <table:table-cell office:value-type="float" office:value="65.39">
            <text:p>65.39</text:p>
          </table:table-cell>
          <table:table-cell table:formula="of:=([.H89]-[.$D89])/[.$D89]" office:value-type="percentage" office:value="0.00459136822773197">
            <text:p>0.46%</text:p>
          </table:table-cell>
          <table:table-cell/>
          <table:table-cell office:value-type="float" office:value="1.085">
            <text:p>1.09</text:p>
          </table:table-cell>
          <table:table-cell office:value-type="float" office:value="64.85">
            <text:p>64.85</text:p>
          </table:table-cell>
          <table:table-cell table:formula="of:=([.L89]-[.$D89])/[.$D89]" office:value-type="percentage" office:value="-0.00367309458218549">
            <text:p>-0.37%</text:p>
          </table:table-cell>
          <table:table-cell table:formula="of:=MAX([.J89];ABS([.N89]))" office:value-type="percentage" office:value="0.00459136822773197">
            <text:p>0.46%</text:p>
          </table:table-cell>
          <table:table-cell/>
          <table:table-cell office:value-type="float" office:value="1.095">
            <text:p>1.1</text:p>
          </table:table-cell>
          <table:table-cell office:value-type="float" office:value="65.44">
            <text:p>65.44</text:p>
          </table:table-cell>
          <table:table-cell table:formula="of:=([.Q89]-[.$D89])/[.$D89]" office:value-type="percentage" office:value="0.00550964187327824">
            <text:p>0.55%</text:p>
          </table:table-cell>
          <table:table-cell/>
          <table:table-cell office:value-type="float" office:value="1.088">
            <text:p>1.09</text:p>
          </table:table-cell>
          <table:table-cell office:value-type="float" office:value="65.05">
            <text:p>65.05</text:p>
          </table:table-cell>
          <table:table-cell table:formula="of:=([.U89]-[.$D89])/[.$D89]" office:value-type="percentage" office:value="-0.000918273645546272">
            <text:p>-0.09%</text:p>
          </table:table-cell>
          <table:table-cell table:formula="of:=MAX([.S89];ABS([.W89]))" office:value-type="percentage" office:value="0.00550964187327824">
            <text:p>0.55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0.9198">
            <text:p>0.92</text:p>
          </table:table-cell>
          <table:table-cell office:value-type="float" office:value="67.05">
            <text:p>67.05</text:p>
          </table:table-cell>
          <table:table-cell table:style-name="ce14" table:formula="of:=0.1/SQRT([.E90])" office:value-type="percentage" office:value="0.0122123884241219">
            <text:p>1.2%</text:p>
          </table:table-cell>
          <table:table-cell/>
          <table:table-cell office:value-type="float" office:value="0.9228">
            <text:p>0.92</text:p>
          </table:table-cell>
          <table:table-cell office:value-type="float" office:value="67.27">
            <text:p>67.27</text:p>
          </table:table-cell>
          <table:table-cell table:formula="of:=([.H90]-[.$D90])/[.$D90]" office:value-type="percentage" office:value="0.00326157860404436">
            <text:p>0.33%</text:p>
          </table:table-cell>
          <table:table-cell/>
          <table:table-cell office:value-type="float" office:value="0.9136">
            <text:p>0.91</text:p>
          </table:table-cell>
          <table:table-cell office:value-type="float" office:value="66.6">
            <text:p>66.60</text:p>
          </table:table-cell>
          <table:table-cell table:formula="of:=([.L90]-[.$D90])/[.$D90]" office:value-type="percentage" office:value="-0.00674059578169165">
            <text:p>-0.67%</text:p>
          </table:table-cell>
          <table:table-cell table:formula="of:=MAX([.J90];ABS([.N90]))" office:value-type="percentage" office:value="0.00674059578169165">
            <text:p>0.67%</text:p>
          </table:table-cell>
          <table:table-cell/>
          <table:table-cell office:value-type="float" office:value="0.921">
            <text:p>0.92</text:p>
          </table:table-cell>
          <table:table-cell office:value-type="float" office:value="67.14">
            <text:p>67.14</text:p>
          </table:table-cell>
          <table:table-cell table:formula="of:=([.Q90]-[.$D90])/[.$D90]" office:value-type="percentage" office:value="0.00130463144161772">
            <text:p>0.13%</text:p>
          </table:table-cell>
          <table:table-cell/>
          <table:table-cell office:value-type="float" office:value="0.9184">
            <text:p>0.92</text:p>
          </table:table-cell>
          <table:table-cell office:value-type="float" office:value="66.95">
            <text:p>66.95</text:p>
          </table:table-cell>
          <table:table-cell table:formula="of:=([.U90]-[.$D90])/[.$D90]" office:value-type="percentage" office:value="-0.00152207001522077">
            <text:p>-0.15%</text:p>
          </table:table-cell>
          <table:table-cell table:formula="of:=MAX([.S90];ABS([.W90]))" office:value-type="percentage" office:value="0.00152207001522077">
            <text:p>0.15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/>
          <table:table-cell office:value-type="float" office:value="0.7105">
            <text:p>0.71</text:p>
          </table:table-cell>
          <table:table-cell office:value-type="float" office:value="67.74">
            <text:p>67.74</text:p>
          </table:table-cell>
          <table:table-cell table:style-name="ce14" table:formula="of:=0.1/SQRT([.E91])" office:value-type="percentage" office:value="0.0121500314989975">
            <text:p>1.2%</text:p>
          </table:table-cell>
          <table:table-cell/>
          <table:table-cell office:value-type="float" office:value="0.7137">
            <text:p>0.71</text:p>
          </table:table-cell>
          <table:table-cell office:value-type="float" office:value="68.05">
            <text:p>68.05</text:p>
          </table:table-cell>
          <table:table-cell table:formula="of:=([.H91]-[.$D91])/[.$D91]" office:value-type="percentage" office:value="0.0045038705137227">
            <text:p>0.45%</text:p>
          </table:table-cell>
          <table:table-cell/>
          <table:table-cell office:value-type="float" office:value="0.7068">
            <text:p>0.71</text:p>
          </table:table-cell>
          <table:table-cell office:value-type="float" office:value="67.39">
            <text:p>67.39</text:p>
          </table:table-cell>
          <table:table-cell table:formula="of:=([.L91]-[.$D91])/[.$D91]" office:value-type="percentage" office:value="-0.00520760028149196">
            <text:p>-0.52%</text:p>
          </table:table-cell>
          <table:table-cell table:formula="of:=MAX([.J91];ABS([.N91]))" office:value-type="percentage" office:value="0.00520760028149196">
            <text:p>0.52%</text:p>
          </table:table-cell>
          <table:table-cell/>
          <table:table-cell office:value-type="float" office:value="0.7129">
            <text:p>0.71</text:p>
          </table:table-cell>
          <table:table-cell office:value-type="float" office:value="67.97">
            <text:p>67.97</text:p>
          </table:table-cell>
          <table:table-cell table:formula="of:=([.Q91]-[.$D91])/[.$D91]" office:value-type="percentage" office:value="0.00337790288529214">
            <text:p>0.34%</text:p>
          </table:table-cell>
          <table:table-cell/>
          <table:table-cell office:value-type="float" office:value="0.7096">
            <text:p>0.71</text:p>
          </table:table-cell>
          <table:table-cell office:value-type="float" office:value="67.66">
            <text:p>67.66</text:p>
          </table:table-cell>
          <table:table-cell table:formula="of:=([.U91]-[.$D91])/[.$D91]" office:value-type="percentage" office:value="-0.00126671358198453">
            <text:p>-0.13%</text:p>
          </table:table-cell>
          <table:table-cell table:formula="of:=MAX([.S91];ABS([.W91]))" office:value-type="percentage" office:value="0.00337790288529214">
            <text:p>0.34%</text:p>
          </table:table-cell>
          <table:table-cell table:number-columns-repeated="1000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267">
            <text:p>0.27</text:p>
          </table:table-cell>
          <table:table-cell office:value-type="float" office:value="48.57">
            <text:p>48.57</text:p>
          </table:table-cell>
          <table:table-cell table:style-name="ce14" table:formula="of:=0.1/SQRT([.E92])" office:value-type="percentage" office:value="0.0143488120930829">
            <text:p>1.4%</text:p>
          </table:table-cell>
          <table:table-cell/>
          <table:table-cell office:value-type="float" office:value="0.2686">
            <text:p>0.27</text:p>
          </table:table-cell>
          <table:table-cell office:value-type="float" office:value="48.85">
            <text:p>48.85</text:p>
          </table:table-cell>
          <table:table-cell table:formula="of:=([.H92]-[.$D92])/[.$D92]" office:value-type="percentage" office:value="0.00599250936329584">
            <text:p>0.60%</text:p>
          </table:table-cell>
          <table:table-cell/>
          <table:table-cell office:value-type="float" office:value="0.2655">
            <text:p>0.27</text:p>
          </table:table-cell>
          <table:table-cell office:value-type="float" office:value="48.29">
            <text:p>48.29</text:p>
          </table:table-cell>
          <table:table-cell table:formula="of:=([.L92]-[.$D92])/[.$D92]" office:value-type="percentage" office:value="-0.00561797752808989">
            <text:p>-0.56%</text:p>
          </table:table-cell>
          <table:table-cell table:formula="of:=MAX([.J92];ABS([.N92]))" office:value-type="percentage" office:value="0.00599250936329584">
            <text:p>0.60%</text:p>
          </table:table-cell>
          <table:table-cell/>
          <table:table-cell office:value-type="float" office:value="0.2705">
            <text:p>0.27</text:p>
          </table:table-cell>
          <table:table-cell office:value-type="float" office:value="49.21">
            <text:p>49.21</text:p>
          </table:table-cell>
          <table:table-cell table:formula="of:=([.Q92]-[.$D92])/[.$D92]" office:value-type="percentage" office:value="0.0131086142322098">
            <text:p>1.31%</text:p>
          </table:table-cell>
          <table:table-cell/>
          <table:table-cell office:value-type="float" office:value="0.2646">
            <text:p>0.26</text:p>
          </table:table-cell>
          <table:table-cell office:value-type="float" office:value="48.13">
            <text:p>48.13</text:p>
          </table:table-cell>
          <table:table-cell table:formula="of:=([.U92]-[.$D92])/[.$D92]" office:value-type="percentage" office:value="-0.00898876404494387">
            <text:p>-0.90%</text:p>
          </table:table-cell>
          <table:table-cell table:formula="of:=MAX([.S92];ABS([.W92]))" office:value-type="percentage" office:value="0.0131086142322098">
            <text:p>1.31%</text:p>
          </table:table-cell>
          <table:table-cell table:number-columns-repeated="1000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5738">
            <text:p>0.57</text:p>
          </table:table-cell>
          <table:table-cell office:value-type="float" office:value="59.16">
            <text:p>59.16</text:p>
          </table:table-cell>
          <table:table-cell table:style-name="ce14" table:formula="of:=0.1/SQRT([.E93])" office:value-type="percentage" office:value="0.0130012741873086">
            <text:p>1.3%</text:p>
          </table:table-cell>
          <table:table-cell/>
          <table:table-cell office:value-type="float" office:value="0.5756">
            <text:p>0.58</text:p>
          </table:table-cell>
          <table:table-cell office:value-type="float" office:value="59.35">
            <text:p>59.35</text:p>
          </table:table-cell>
          <table:table-cell table:formula="of:=([.H93]-[.$D93])/[.$D93]" office:value-type="percentage" office:value="0.00313698152666438">
            <text:p>0.31%</text:p>
          </table:table-cell>
          <table:table-cell/>
          <table:table-cell office:value-type="float" office:value="0.5718">
            <text:p>0.57</text:p>
          </table:table-cell>
          <table:table-cell office:value-type="float" office:value="58.96">
            <text:p>58.96</text:p>
          </table:table-cell>
          <table:table-cell table:formula="of:=([.L93]-[.$D93])/[.$D93]" office:value-type="percentage" office:value="-0.00348553502962705">
            <text:p>-0.35%</text:p>
          </table:table-cell>
          <table:table-cell table:formula="of:=MAX([.J93];ABS([.N93]))" office:value-type="percentage" office:value="0.00348553502962705">
            <text:p>0.35%</text:p>
          </table:table-cell>
          <table:table-cell/>
          <table:table-cell office:value-type="float" office:value="0.5764">
            <text:p>0.58</text:p>
          </table:table-cell>
          <table:table-cell office:value-type="float" office:value="59.43">
            <text:p>59.43</text:p>
          </table:table-cell>
          <table:table-cell table:formula="of:=([.Q93]-[.$D93])/[.$D93]" office:value-type="percentage" office:value="0.00453119553851524">
            <text:p>0.45%</text:p>
          </table:table-cell>
          <table:table-cell/>
          <table:table-cell office:value-type="float" office:value="0.5708">
            <text:p>0.57</text:p>
          </table:table-cell>
          <table:table-cell office:value-type="float" office:value="58.85">
            <text:p>58.85</text:p>
          </table:table-cell>
          <table:table-cell table:formula="of:=([.U93]-[.$D93])/[.$D93]" office:value-type="percentage" office:value="-0.00522830254444058">
            <text:p>-0.52%</text:p>
          </table:table-cell>
          <table:table-cell table:formula="of:=MAX([.S93];ABS([.W93]))" office:value-type="percentage" office:value="0.00522830254444058">
            <text:p>0.52%</text:p>
          </table:table-cell>
          <table:table-cell table:number-columns-repeated="100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6822">
            <text:p>0.68</text:p>
          </table:table-cell>
          <table:table-cell office:value-type="float" office:value="63.64">
            <text:p>63.64</text:p>
          </table:table-cell>
          <table:table-cell table:style-name="ce14" table:formula="of:=0.1/SQRT([.E94])" office:value-type="percentage" office:value="0.0125353052640975">
            <text:p>1.3%</text:p>
          </table:table-cell>
          <table:table-cell/>
          <table:table-cell office:value-type="float" office:value="0.6843">
            <text:p>0.68</text:p>
          </table:table-cell>
          <table:table-cell office:value-type="float" office:value="63.84">
            <text:p>63.84</text:p>
          </table:table-cell>
          <table:table-cell table:formula="of:=([.H94]-[.$D94])/[.$D94]" office:value-type="percentage" office:value="0.00307827616534739">
            <text:p>0.31%</text:p>
          </table:table-cell>
          <table:table-cell/>
          <table:table-cell office:value-type="float" office:value="0.6793">
            <text:p>0.68</text:p>
          </table:table-cell>
          <table:table-cell office:value-type="float" office:value="63.37">
            <text:p>63.37</text:p>
          </table:table-cell>
          <table:table-cell table:formula="of:=([.L94]-[.$D94])/[.$D94]" office:value-type="percentage" office:value="-0.00425095279976548">
            <text:p>-0.43%</text:p>
          </table:table-cell>
          <table:table-cell table:formula="of:=MAX([.J94];ABS([.N94]))" office:value-type="percentage" office:value="0.00425095279976548">
            <text:p>0.43%</text:p>
          </table:table-cell>
          <table:table-cell/>
          <table:table-cell office:value-type="float" office:value="0.6836">
            <text:p>0.68</text:p>
          </table:table-cell>
          <table:table-cell office:value-type="float" office:value="63.77">
            <text:p>63.77</text:p>
          </table:table-cell>
          <table:table-cell table:formula="of:=([.Q94]-[.$D94])/[.$D94]" office:value-type="percentage" office:value="0.00205218411023154">
            <text:p>0.21%</text:p>
          </table:table-cell>
          <table:table-cell/>
          <table:table-cell office:value-type="float" office:value="0.6805">
            <text:p>0.68</text:p>
          </table:table-cell>
          <table:table-cell office:value-type="float" office:value="63.48">
            <text:p>63.48</text:p>
          </table:table-cell>
          <table:table-cell table:formula="of:=([.U94]-[.$D94])/[.$D94]" office:value-type="percentage" office:value="-0.00249193784813843">
            <text:p>-0.25%</text:p>
          </table:table-cell>
          <table:table-cell table:formula="of:=MAX([.S94];ABS([.W94]))" office:value-type="percentage" office:value="0.00249193784813843">
            <text:p>0.25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6554">
            <text:p>0.66</text:p>
          </table:table-cell>
          <table:table-cell office:value-type="float" office:value="66.54">
            <text:p>66.54</text:p>
          </table:table-cell>
          <table:table-cell table:style-name="ce14" table:formula="of:=0.1/SQRT([.E95])" office:value-type="percentage" office:value="0.0122591003964732">
            <text:p>1.2%</text:p>
          </table:table-cell>
          <table:table-cell/>
          <table:table-cell office:value-type="float" office:value="0.6567">
            <text:p>0.66</text:p>
          </table:table-cell>
          <table:table-cell office:value-type="float" office:value="66.67">
            <text:p>66.67</text:p>
          </table:table-cell>
          <table:table-cell table:formula="of:=([.H95]-[.$D95])/[.$D95]" office:value-type="percentage" office:value="0.00198352151357961">
            <text:p>0.20%</text:p>
          </table:table-cell>
          <table:table-cell/>
          <table:table-cell office:value-type="float" office:value="0.6531">
            <text:p>0.65</text:p>
          </table:table-cell>
          <table:table-cell office:value-type="float" office:value="66.31">
            <text:p>66.31</text:p>
          </table:table-cell>
          <table:table-cell table:formula="of:=([.L95]-[.$D95])/[.$D95]" office:value-type="percentage" office:value="-0.00350930729325598">
            <text:p>-0.35%</text:p>
          </table:table-cell>
          <table:table-cell table:formula="of:=MAX([.J95];ABS([.N95]))" office:value-type="percentage" office:value="0.00350930729325598">
            <text:p>0.35%</text:p>
          </table:table-cell>
          <table:table-cell/>
          <table:table-cell office:value-type="float" office:value="0.6577">
            <text:p>0.66</text:p>
          </table:table-cell>
          <table:table-cell office:value-type="float" office:value="66.77">
            <text:p>66.77</text:p>
          </table:table-cell>
          <table:table-cell table:formula="of:=([.Q95]-[.$D95])/[.$D95]" office:value-type="percentage" office:value="0.00350930729325615">
            <text:p>0.35%</text:p>
          </table:table-cell>
          <table:table-cell/>
          <table:table-cell office:value-type="float" office:value="0.6543">
            <text:p>0.65</text:p>
          </table:table-cell>
          <table:table-cell office:value-type="float" office:value="66.43">
            <text:p>66.43</text:p>
          </table:table-cell>
          <table:table-cell table:formula="of:=([.U95]-[.$D95])/[.$D95]" office:value-type="percentage" office:value="-0.00167836435764417">
            <text:p>-0.17%</text:p>
          </table:table-cell>
          <table:table-cell table:formula="of:=MAX([.S95];ABS([.W95]))" office:value-type="percentage" office:value="0.00350930729325615">
            <text:p>0.35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5642">
            <text:p>0.56</text:p>
          </table:table-cell>
          <table:table-cell office:value-type="float" office:value="68.47">
            <text:p>68.47</text:p>
          </table:table-cell>
          <table:table-cell table:style-name="ce14" table:formula="of:=0.1/SQRT([.E96])" office:value-type="percentage" office:value="0.0120850885261658">
            <text:p>1.2%</text:p>
          </table:table-cell>
          <table:table-cell/>
          <table:table-cell office:value-type="float" office:value="0.5658">
            <text:p>0.57</text:p>
          </table:table-cell>
          <table:table-cell office:value-type="float" office:value="68.66">
            <text:p>68.66</text:p>
          </table:table-cell>
          <table:table-cell table:formula="of:=([.H96]-[.$D96])/[.$D96]" office:value-type="percentage" office:value="0.00283587380361582">
            <text:p>0.28%</text:p>
          </table:table-cell>
          <table:table-cell/>
          <table:table-cell office:value-type="float" office:value="0.5619">
            <text:p>0.56</text:p>
          </table:table-cell>
          <table:table-cell office:value-type="float" office:value="68.19">
            <text:p>68.19</text:p>
          </table:table-cell>
          <table:table-cell table:formula="of:=([.L96]-[.$D96])/[.$D96]" office:value-type="percentage" office:value="-0.00407656859269757">
            <text:p>-0.41%</text:p>
          </table:table-cell>
          <table:table-cell table:formula="of:=MAX([.J96];ABS([.N96]))" office:value-type="percentage" office:value="0.00407656859269757">
            <text:p>0.41%</text:p>
          </table:table-cell>
          <table:table-cell/>
          <table:table-cell office:value-type="float" office:value="0.5657">
            <text:p>0.57</text:p>
          </table:table-cell>
          <table:table-cell office:value-type="float" office:value="68.65">
            <text:p>68.65</text:p>
          </table:table-cell>
          <table:table-cell table:formula="of:=([.Q96]-[.$D96])/[.$D96]" office:value-type="percentage" office:value="0.00265863169088966">
            <text:p>0.27%</text:p>
          </table:table-cell>
          <table:table-cell/>
          <table:table-cell office:value-type="float" office:value="0.5636">
            <text:p>0.56</text:p>
          </table:table-cell>
          <table:table-cell office:value-type="float" office:value="68.4">
            <text:p>68.40</text:p>
          </table:table-cell>
          <table:table-cell table:formula="of:=([.U96]-[.$D96])/[.$D96]" office:value-type="percentage" office:value="-0.00106345267635598">
            <text:p>-0.11%</text:p>
          </table:table-cell>
          <table:table-cell table:formula="of:=MAX([.S96];ABS([.W96]))" office:value-type="percentage" office:value="0.00265863169088966">
            <text:p>0.27%</text:p>
          </table:table-cell>
          <table:table-cell table:number-columns-repeated="1000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200">
            <text:p>1200</text:p>
          </table:table-cell>
          <table:table-cell/>
          <table:table-cell office:value-type="float" office:value="0.1516">
            <text:p>0.15</text:p>
          </table:table-cell>
          <table:table-cell office:value-type="float" office:value="50.16">
            <text:p>50.16</text:p>
          </table:table-cell>
          <table:table-cell table:style-name="ce14" table:formula="of:=0.1/SQRT([.E97])" office:value-type="percentage" office:value="0.0141195623681226">
            <text:p>1.4%</text:p>
          </table:table-cell>
          <table:table-cell/>
          <table:table-cell office:value-type="float" office:value="0.1526">
            <text:p>0.15</text:p>
          </table:table-cell>
          <table:table-cell office:value-type="float" office:value="50.48">
            <text:p>50.48</text:p>
          </table:table-cell>
          <table:table-cell table:formula="of:=([.H97]-[.$D97])/[.$D97]" office:value-type="percentage" office:value="0.00659630606860159">
            <text:p>0.66%</text:p>
          </table:table-cell>
          <table:table-cell/>
          <table:table-cell office:value-type="float" office:value="0.1514">
            <text:p>0.15</text:p>
          </table:table-cell>
          <table:table-cell office:value-type="float" office:value="50.09">
            <text:p>50.09</text:p>
          </table:table-cell>
          <table:table-cell table:formula="of:=([.L97]-[.$D97])/[.$D97]" office:value-type="percentage" office:value="-0.00131926121372035">
            <text:p>-0.13%</text:p>
          </table:table-cell>
          <table:table-cell table:formula="of:=MAX([.J97];ABS([.N97]))" office:value-type="percentage" office:value="0.00659630606860159">
            <text:p>0.66%</text:p>
          </table:table-cell>
          <table:table-cell/>
          <table:table-cell office:value-type="float" office:value="0.1532">
            <text:p>0.15</text:p>
          </table:table-cell>
          <table:table-cell office:value-type="float" office:value="50.7">
            <text:p>50.70</text:p>
          </table:table-cell>
          <table:table-cell table:formula="of:=([.Q97]-[.$D97])/[.$D97]" office:value-type="percentage" office:value="0.0105540897097625">
            <text:p>1.06%</text:p>
          </table:table-cell>
          <table:table-cell/>
          <table:table-cell office:value-type="float" office:value="0.1507">
            <text:p>0.15</text:p>
          </table:table-cell>
          <table:table-cell office:value-type="float" office:value="49.87">
            <text:p>49.87</text:p>
          </table:table-cell>
          <table:table-cell table:formula="of:=([.U97]-[.$D97])/[.$D97]" office:value-type="percentage" office:value="-0.0059366754617415">
            <text:p>-0.59%</text:p>
          </table:table-cell>
          <table:table-cell table:formula="of:=MAX([.S97];ABS([.W97]))" office:value-type="percentage" office:value="0.0105540897097625">
            <text:p>1.06%</text:p>
          </table:table-cell>
          <table:table-cell table:number-columns-repeated="100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200">
            <text:p>1200</text:p>
          </table:table-cell>
          <table:table-cell/>
          <table:table-cell office:value-type="float" office:value="0.3287">
            <text:p>0.33</text:p>
          </table:table-cell>
          <table:table-cell office:value-type="float" office:value="60.78">
            <text:p>60.78</text:p>
          </table:table-cell>
          <table:table-cell table:style-name="ce14" table:formula="of:=0.1/SQRT([.E98])" office:value-type="percentage" office:value="0.0128268392520948">
            <text:p>1.3%</text:p>
          </table:table-cell>
          <table:table-cell/>
          <table:table-cell office:value-type="float" office:value="0.3299">
            <text:p>0.33</text:p>
          </table:table-cell>
          <table:table-cell office:value-type="float" office:value="61">
            <text:p>61.00</text:p>
          </table:table-cell>
          <table:table-cell table:formula="of:=([.H98]-[.$D98])/[.$D98]" office:value-type="percentage" office:value="0.00365074536051121">
            <text:p>0.37%</text:p>
          </table:table-cell>
          <table:table-cell/>
          <table:table-cell office:value-type="float" office:value="0.3267">
            <text:p>0.33</text:p>
          </table:table-cell>
          <table:table-cell office:value-type="float" office:value="60.4">
            <text:p>60.40</text:p>
          </table:table-cell>
          <table:table-cell table:formula="of:=([.L98]-[.$D98])/[.$D98]" office:value-type="percentage" office:value="-0.00608457560085185">
            <text:p>-0.61%</text:p>
          </table:table-cell>
          <table:table-cell table:formula="of:=MAX([.J98];ABS([.N98]))" office:value-type="percentage" office:value="0.00608457560085185">
            <text:p>0.61%</text:p>
          </table:table-cell>
          <table:table-cell/>
          <table:table-cell office:value-type="float" office:value="0.3298">
            <text:p>0.33</text:p>
          </table:table-cell>
          <table:table-cell office:value-type="float" office:value="60.98">
            <text:p>60.98</text:p>
          </table:table-cell>
          <table:table-cell table:formula="of:=([.Q98]-[.$D98])/[.$D98]" office:value-type="percentage" office:value="0.00334651658046865">
            <text:p>0.33%</text:p>
          </table:table-cell>
          <table:table-cell/>
          <table:table-cell office:value-type="float" office:value="0.3277">
            <text:p>0.33</text:p>
          </table:table-cell>
          <table:table-cell office:value-type="float" office:value="60.59">
            <text:p>60.59</text:p>
          </table:table-cell>
          <table:table-cell table:formula="of:=([.U98]-[.$D98])/[.$D98]" office:value-type="percentage" office:value="-0.00304228780042592">
            <text:p>-0.30%</text:p>
          </table:table-cell>
          <table:table-cell table:formula="of:=MAX([.S98];ABS([.W98]))" office:value-type="percentage" office:value="0.00334651658046865">
            <text:p>0.33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00">
            <text:p>1200</text:p>
          </table:table-cell>
          <table:table-cell/>
          <table:table-cell office:value-type="float" office:value="0.4076">
            <text:p>0.41</text:p>
          </table:table-cell>
          <table:table-cell office:value-type="float" office:value="65.26">
            <text:p>65.26</text:p>
          </table:table-cell>
          <table:table-cell table:style-name="ce14" table:formula="of:=0.1/SQRT([.E99])" office:value-type="percentage" office:value="0.0123787406856394">
            <text:p>1.2%</text:p>
          </table:table-cell>
          <table:table-cell/>
          <table:table-cell office:value-type="float" office:value="0.409">
            <text:p>0.41</text:p>
          </table:table-cell>
          <table:table-cell office:value-type="float" office:value="65.49">
            <text:p>65.49</text:p>
          </table:table-cell>
          <table:table-cell table:formula="of:=([.H99]-[.$D99])/[.$D99]" office:value-type="percentage" office:value="0.00343473994111877">
            <text:p>0.34%</text:p>
          </table:table-cell>
          <table:table-cell/>
          <table:table-cell office:value-type="float" office:value="0.4062">
            <text:p>0.41</text:p>
          </table:table-cell>
          <table:table-cell office:value-type="float" office:value="65.04">
            <text:p>65.04</text:p>
          </table:table-cell>
          <table:table-cell table:formula="of:=([.L99]-[.$D99])/[.$D99]" office:value-type="percentage" office:value="-0.00343473994111877">
            <text:p>-0.34%</text:p>
          </table:table-cell>
          <table:table-cell table:formula="of:=MAX([.J99];ABS([.N99]))" office:value-type="percentage" office:value="0.00343473994111877">
            <text:p>0.34%</text:p>
          </table:table-cell>
          <table:table-cell/>
          <table:table-cell office:value-type="float" office:value="0.4092">
            <text:p>0.41</text:p>
          </table:table-cell>
          <table:table-cell office:value-type="float" office:value="65.51">
            <text:p>65.51</text:p>
          </table:table-cell>
          <table:table-cell table:formula="of:=([.Q99]-[.$D99])/[.$D99]" office:value-type="percentage" office:value="0.00392541707556425">
            <text:p>0.39%</text:p>
          </table:table-cell>
          <table:table-cell/>
          <table:table-cell office:value-type="float" office:value="0.4063">
            <text:p>0.41</text:p>
          </table:table-cell>
          <table:table-cell office:value-type="float" office:value="65.05">
            <text:p>65.05</text:p>
          </table:table-cell>
          <table:table-cell table:formula="of:=([.U99]-[.$D99])/[.$D99]" office:value-type="percentage" office:value="-0.00318940137389603">
            <text:p>-0.32%</text:p>
          </table:table-cell>
          <table:table-cell table:formula="of:=MAX([.S99];ABS([.W99]))" office:value-type="percentage" office:value="0.00392541707556425">
            <text:p>0.39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  <table:table-cell/>
          <table:table-cell office:value-type="float" office:value="0.3969">
            <text:p>0.4</text:p>
          </table:table-cell>
          <table:table-cell office:value-type="float" office:value="68.14">
            <text:p>68.14</text:p>
          </table:table-cell>
          <table:table-cell table:style-name="ce14" table:formula="of:=0.1/SQRT([.E100])" office:value-type="percentage" office:value="0.0121143170434335">
            <text:p>1.2%</text:p>
          </table:table-cell>
          <table:table-cell/>
          <table:table-cell office:value-type="float" office:value="0.398">
            <text:p>0.4</text:p>
          </table:table-cell>
          <table:table-cell office:value-type="float" office:value="68.33">
            <text:p>68.33</text:p>
          </table:table-cell>
          <table:table-cell table:formula="of:=([.H100]-[.$D100])/[.$D100]" office:value-type="percentage" office:value="0.00277147896195513">
            <text:p>0.28%</text:p>
          </table:table-cell>
          <table:table-cell/>
          <table:table-cell office:value-type="float" office:value="0.3958">
            <text:p>0.4</text:p>
          </table:table-cell>
          <table:table-cell office:value-type="float" office:value="67.95">
            <text:p>67.95</text:p>
          </table:table-cell>
          <table:table-cell table:formula="of:=([.L100]-[.$D100])/[.$D100]" office:value-type="percentage" office:value="-0.00277147896195513">
            <text:p>-0.28%</text:p>
          </table:table-cell>
          <table:table-cell table:formula="of:=MAX([.J100];ABS([.N100]))" office:value-type="percentage" office:value="0.00277147896195513">
            <text:p>0.28%</text:p>
          </table:table-cell>
          <table:table-cell/>
          <table:table-cell office:value-type="float" office:value="0.3978">
            <text:p>0.4</text:p>
          </table:table-cell>
          <table:table-cell office:value-type="float" office:value="68.3">
            <text:p>68.30</text:p>
          </table:table-cell>
          <table:table-cell table:formula="of:=([.Q100]-[.$D100])/[.$D100]" office:value-type="percentage" office:value="0.00226757369614515">
            <text:p>0.23%</text:p>
          </table:table-cell>
          <table:table-cell/>
          <table:table-cell office:value-type="float" office:value="0.3964">
            <text:p>0.4</text:p>
          </table:table-cell>
          <table:table-cell office:value-type="float" office:value="68.06">
            <text:p>68.06</text:p>
          </table:table-cell>
          <table:table-cell table:formula="of:=([.U100]-[.$D100])/[.$D100]" office:value-type="percentage" office:value="-0.00125976316452507">
            <text:p>-0.13%</text:p>
          </table:table-cell>
          <table:table-cell table:formula="of:=MAX([.S100];ABS([.W100]))" office:value-type="percentage" office:value="0.00226757369614515">
            <text:p>0.23%</text:p>
          </table:table-cell>
          <table:table-cell table:number-columns-repeated="1000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00">
            <text:p>1300</text:p>
          </table:table-cell>
          <table:table-cell/>
          <table:table-cell office:value-type="float" office:value="0.08795">
            <text:p>0.09</text:p>
          </table:table-cell>
          <table:table-cell office:value-type="float" office:value="51.97">
            <text:p>51.97</text:p>
          </table:table-cell>
          <table:table-cell table:style-name="ce14" table:formula="of:=0.1/SQRT([.E101])" office:value-type="percentage" office:value="0.0138715068791369">
            <text:p>1.4%</text:p>
          </table:table-cell>
          <table:table-cell/>
          <table:table-cell office:value-type="float" office:value="0.08816">
            <text:p>0.09</text:p>
          </table:table-cell>
          <table:table-cell office:value-type="float" office:value="52.09">
            <text:p>52.09</text:p>
          </table:table-cell>
          <table:table-cell table:formula="of:=([.H101]-[.$D101])/[.$D101]" office:value-type="percentage" office:value="0.00238772029562253">
            <text:p>0.24%</text:p>
          </table:table-cell>
          <table:table-cell/>
          <table:table-cell office:value-type="float" office:value="0.0876">
            <text:p>0.09</text:p>
          </table:table-cell>
          <table:table-cell office:value-type="float" office:value="51.76">
            <text:p>51.76</text:p>
          </table:table-cell>
          <table:table-cell table:formula="of:=([.L101]-[.$D101])/[.$D101]" office:value-type="percentage" office:value="-0.00397953382603756">
            <text:p>-0.40%</text:p>
          </table:table-cell>
          <table:table-cell table:formula="of:=MAX([.J101];ABS([.N101]))" office:value-type="percentage" office:value="0.00397953382603756">
            <text:p>0.40%</text:p>
          </table:table-cell>
          <table:table-cell/>
          <table:table-cell office:value-type="float" office:value="0.08866">
            <text:p>0.09</text:p>
          </table:table-cell>
          <table:table-cell office:value-type="float" office:value="52.39">
            <text:p>52.39</text:p>
          </table:table-cell>
          <table:table-cell table:formula="of:=([.Q101]-[.$D101])/[.$D101]" office:value-type="percentage" office:value="0.00807276861853328">
            <text:p>0.81%</text:p>
          </table:table-cell>
          <table:table-cell/>
          <table:table-cell office:value-type="float" office:value="0.08745">
            <text:p>0.09</text:p>
          </table:table-cell>
          <table:table-cell office:value-type="float" office:value="51.67">
            <text:p>51.67</text:p>
          </table:table-cell>
          <table:table-cell table:formula="of:=([.U101]-[.$D101])/[.$D101]" office:value-type="percentage" office:value="-0.00568504832291059">
            <text:p>-0.57%</text:p>
          </table:table-cell>
          <table:table-cell table:formula="of:=MAX([.S101];ABS([.W101]))" office:value-type="percentage" office:value="0.00807276861853328">
            <text:p>0.81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00">
            <text:p>1300</text:p>
          </table:table-cell>
          <table:table-cell/>
          <table:table-cell office:value-type="float" office:value="0.1925">
            <text:p>0.19</text:p>
          </table:table-cell>
          <table:table-cell office:value-type="float" office:value="61.35">
            <text:p>61.35</text:p>
          </table:table-cell>
          <table:table-cell table:style-name="ce14" table:formula="of:=0.1/SQRT([.E102])" office:value-type="percentage" office:value="0.0127671134170601">
            <text:p>1.3%</text:p>
          </table:table-cell>
          <table:table-cell/>
          <table:table-cell office:value-type="float" office:value="0.1933">
            <text:p>0.19</text:p>
          </table:table-cell>
          <table:table-cell office:value-type="float" office:value="61.6">
            <text:p>61.60</text:p>
          </table:table-cell>
          <table:table-cell table:formula="of:=([.H102]-[.$D102])/[.$D102]" office:value-type="percentage" office:value="0.00415584415584413">
            <text:p>0.42%</text:p>
          </table:table-cell>
          <table:table-cell/>
          <table:table-cell office:value-type="float" office:value="0.192">
            <text:p>0.19</text:p>
          </table:table-cell>
          <table:table-cell office:value-type="float" office:value="61.19">
            <text:p>61.19</text:p>
          </table:table-cell>
          <table:table-cell table:formula="of:=([.L102]-[.$D102])/[.$D102]" office:value-type="percentage" office:value="-0.0025974025974026">
            <text:p>-0.26%</text:p>
          </table:table-cell>
          <table:table-cell table:formula="of:=MAX([.J102];ABS([.N102]))" office:value-type="percentage" office:value="0.00415584415584413">
            <text:p>0.42%</text:p>
          </table:table-cell>
          <table:table-cell/>
          <table:table-cell office:value-type="float" office:value="0.1935">
            <text:p>0.19</text:p>
          </table:table-cell>
          <table:table-cell office:value-type="float" office:value="61.65">
            <text:p>61.65</text:p>
          </table:table-cell>
          <table:table-cell table:formula="of:=([.Q102]-[.$D102])/[.$D102]" office:value-type="percentage" office:value="0.0051948051948052">
            <text:p>0.52%</text:p>
          </table:table-cell>
          <table:table-cell/>
          <table:table-cell office:value-type="float" office:value="0.1917">
            <text:p>0.19</text:p>
          </table:table-cell>
          <table:table-cell office:value-type="float" office:value="61.09">
            <text:p>61.09</text:p>
          </table:table-cell>
          <table:table-cell table:formula="of:=([.U102]-[.$D102])/[.$D102]" office:value-type="percentage" office:value="-0.00415584415584413">
            <text:p>-0.42%</text:p>
          </table:table-cell>
          <table:table-cell table:formula="of:=MAX([.S102];ABS([.W102]))" office:value-type="percentage" office:value="0.0051948051948052">
            <text:p>0.52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00">
            <text:p>1300</text:p>
          </table:table-cell>
          <table:table-cell/>
          <table:table-cell office:value-type="float" office:value="0.2396">
            <text:p>0.24</text:p>
          </table:table-cell>
          <table:table-cell office:value-type="float" office:value="66.4">
            <text:p>66.40</text:p>
          </table:table-cell>
          <table:table-cell table:style-name="ce14" table:formula="of:=0.1/SQRT([.E103])" office:value-type="percentage" office:value="0.0122720173418454">
            <text:p>1.2%</text:p>
          </table:table-cell>
          <table:table-cell/>
          <table:table-cell office:value-type="float" office:value="0.2402">
            <text:p>0.24</text:p>
          </table:table-cell>
          <table:table-cell office:value-type="float" office:value="66.58">
            <text:p>66.58</text:p>
          </table:table-cell>
          <table:table-cell table:formula="of:=([.H103]-[.$D103])/[.$D103]" office:value-type="percentage" office:value="0.00250417362270458">
            <text:p>0.25%</text:p>
          </table:table-cell>
          <table:table-cell/>
          <table:table-cell office:value-type="float" office:value="0.2385">
            <text:p>0.24</text:p>
          </table:table-cell>
          <table:table-cell office:value-type="float" office:value="66.11">
            <text:p>66.11</text:p>
          </table:table-cell>
          <table:table-cell table:formula="of:=([.L103]-[.$D103])/[.$D103]" office:value-type="percentage" office:value="-0.00459098497495822">
            <text:p>-0.46%</text:p>
          </table:table-cell>
          <table:table-cell table:formula="of:=MAX([.J103];ABS([.N103]))" office:value-type="percentage" office:value="0.00459098497495822">
            <text:p>0.46%</text:p>
          </table:table-cell>
          <table:table-cell/>
          <table:table-cell office:value-type="float" office:value="0.2402">
            <text:p>0.24</text:p>
          </table:table-cell>
          <table:table-cell office:value-type="float" office:value="66.57">
            <text:p>66.57</text:p>
          </table:table-cell>
          <table:table-cell table:formula="of:=([.Q103]-[.$D103])/[.$D103]" office:value-type="percentage" office:value="0.00250417362270458">
            <text:p>0.25%</text:p>
          </table:table-cell>
          <table:table-cell/>
          <table:table-cell office:value-type="float" office:value="0.2389">
            <text:p>0.24</text:p>
          </table:table-cell>
          <table:table-cell office:value-type="float" office:value="66.22">
            <text:p>66.22</text:p>
          </table:table-cell>
          <table:table-cell table:formula="of:=([.U103]-[.$D103])/[.$D103]" office:value-type="percentage" office:value="-0.00292153589315528">
            <text:p>-0.29%</text:p>
          </table:table-cell>
          <table:table-cell table:formula="of:=MAX([.S103];ABS([.W103]))" office:value-type="percentage" office:value="0.00292153589315528">
            <text:p>0.29%</text:p>
          </table:table-cell>
          <table:table-cell table:number-columns-repeated="1000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00">
            <text:p>1400</text:p>
          </table:table-cell>
          <table:table-cell/>
          <table:table-cell office:value-type="float" office:value="0.05434">
            <text:p>0.05</text:p>
          </table:table-cell>
          <table:table-cell office:value-type="float" office:value="54.94">
            <text:p>54.94</text:p>
          </table:table-cell>
          <table:table-cell table:style-name="ce14" table:formula="of:=0.1/SQRT([.E104])" office:value-type="percentage" office:value="0.0134913581799828">
            <text:p>1.3%</text:p>
          </table:table-cell>
          <table:table-cell/>
          <table:table-cell office:value-type="float" office:value="0.05453">
            <text:p>0.05</text:p>
          </table:table-cell>
          <table:table-cell office:value-type="float" office:value="55.13">
            <text:p>55.13</text:p>
          </table:table-cell>
          <table:table-cell table:formula="of:=([.H104]-[.$D104])/[.$D104]" office:value-type="percentage" office:value="0.00349650349650342">
            <text:p>0.35%</text:p>
          </table:table-cell>
          <table:table-cell/>
          <table:table-cell office:value-type="float" office:value="0.05404">
            <text:p>0.05</text:p>
          </table:table-cell>
          <table:table-cell office:value-type="float" office:value="54.63">
            <text:p>54.63</text:p>
          </table:table-cell>
          <table:table-cell table:formula="of:=([.L104]-[.$D104])/[.$D104]" office:value-type="percentage" office:value="-0.00552079499447923">
            <text:p>-0.55%</text:p>
          </table:table-cell>
          <table:table-cell table:formula="of:=MAX([.J104];ABS([.N104]))" office:value-type="percentage" office:value="0.00552079499447923">
            <text:p>0.55%</text:p>
          </table:table-cell>
          <table:table-cell/>
          <table:table-cell office:value-type="float" office:value="0.05473">
            <text:p>0.05</text:p>
          </table:table-cell>
          <table:table-cell office:value-type="float" office:value="55.33">
            <text:p>55.33</text:p>
          </table:table-cell>
          <table:table-cell table:formula="of:=([.Q104]-[.$D104])/[.$D104]" office:value-type="percentage" office:value="0.00717703349282299">
            <text:p>0.72%</text:p>
          </table:table-cell>
          <table:table-cell/>
          <table:table-cell office:value-type="float" office:value="0.05401">
            <text:p>0.05</text:p>
          </table:table-cell>
          <table:table-cell office:value-type="float" office:value="54.6">
            <text:p>54.60</text:p>
          </table:table-cell>
          <table:table-cell table:formula="of:=([.U104]-[.$D104])/[.$D104]" office:value-type="percentage" office:value="-0.0060728744939272">
            <text:p>-0.61%</text:p>
          </table:table-cell>
          <table:table-cell table:formula="of:=MAX([.S104];ABS([.W104]))" office:value-type="percentage" office:value="0.00717703349282299">
            <text:p>0.72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400">
            <text:p>1400</text:p>
          </table:table-cell>
          <table:table-cell/>
          <table:table-cell office:value-type="float" office:value="0.114">
            <text:p>0.11</text:p>
          </table:table-cell>
          <table:table-cell office:value-type="float" office:value="62.62">
            <text:p>62.62</text:p>
          </table:table-cell>
          <table:table-cell table:style-name="ce14" table:formula="of:=0.1/SQRT([.E105])" office:value-type="percentage" office:value="0.0126369849526581">
            <text:p>1.3%</text:p>
          </table:table-cell>
          <table:table-cell/>
          <table:table-cell office:value-type="float" office:value="0.1144">
            <text:p>0.11</text:p>
          </table:table-cell>
          <table:table-cell office:value-type="float" office:value="62.8">
            <text:p>62.80</text:p>
          </table:table-cell>
          <table:table-cell table:formula="of:=([.H105]-[.$D105])/[.$D105]" office:value-type="percentage" office:value="0.00350877192982454">
            <text:p>0.35%</text:p>
          </table:table-cell>
          <table:table-cell/>
          <table:table-cell office:value-type="float" office:value="0.114">
            <text:p>0.11</text:p>
          </table:table-cell>
          <table:table-cell office:value-type="float" office:value="62.6">
            <text:p>62.60</text:p>
          </table:table-cell>
          <table:table-cell table:formula="of:=([.L105]-[.$D105])/[.$D105]" office:value-type="percentage" office:value="0">
            <text:p>0.00%</text:p>
          </table:table-cell>
          <table:table-cell table:formula="of:=MAX([.J105];ABS([.N105]))" office:value-type="percentage" office:value="0.00350877192982454">
            <text:p>0.35%</text:p>
          </table:table-cell>
          <table:table-cell/>
          <table:table-cell office:value-type="float" office:value="0.1143">
            <text:p>0.11</text:p>
          </table:table-cell>
          <table:table-cell office:value-type="float" office:value="62.77">
            <text:p>62.77</text:p>
          </table:table-cell>
          <table:table-cell table:formula="of:=([.Q105]-[.$D105])/[.$D105]" office:value-type="percentage" office:value="0.00263157894736837">
            <text:p>0.26%</text:p>
          </table:table-cell>
          <table:table-cell/>
          <table:table-cell office:value-type="float" office:value="0.1138">
            <text:p>0.11</text:p>
          </table:table-cell>
          <table:table-cell office:value-type="float" office:value="62.48">
            <text:p>62.48</text:p>
          </table:table-cell>
          <table:table-cell table:formula="of:=([.U105]-[.$D105])/[.$D105]" office:value-type="percentage" office:value="-0.00175438596491221">
            <text:p>-0.18%</text:p>
          </table:table-cell>
          <table:table-cell table:formula="of:=MAX([.S105];ABS([.W105]))" office:value-type="percentage" office:value="0.00263157894736837">
            <text:p>0.26%</text:p>
          </table:table-cell>
          <table:table-cell table:number-columns-repeated="1000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500">
            <text:p>1500</text:p>
          </table:table-cell>
          <table:table-cell/>
          <table:table-cell office:value-type="float" office:value="0.03197">
            <text:p>0.03</text:p>
          </table:table-cell>
          <table:table-cell office:value-type="float" office:value="55.37">
            <text:p>55.37</text:p>
          </table:table-cell>
          <table:table-cell table:style-name="ce14" table:formula="of:=0.1/SQRT([.E106])" office:value-type="percentage" office:value="0.0134388695483371">
            <text:p>1.3%</text:p>
          </table:table-cell>
          <table:table-cell/>
          <table:table-cell office:value-type="float" office:value="0.03205">
            <text:p>0.03</text:p>
          </table:table-cell>
          <table:table-cell office:value-type="float" office:value="55.51">
            <text:p>55.51</text:p>
          </table:table-cell>
          <table:table-cell table:formula="of:=([.H106]-[.$D106])/[.$D106]" office:value-type="percentage" office:value="0.00250234594932739">
            <text:p>0.25%</text:p>
          </table:table-cell>
          <table:table-cell/>
          <table:table-cell office:value-type="float" office:value="0.03185">
            <text:p>0.03</text:p>
          </table:table-cell>
          <table:table-cell office:value-type="float" office:value="55.16">
            <text:p>55.16</text:p>
          </table:table-cell>
          <table:table-cell table:formula="of:=([.L106]-[.$D106])/[.$D106]" office:value-type="percentage" office:value="-0.00375351892399131">
            <text:p>-0.38%</text:p>
          </table:table-cell>
          <table:table-cell table:formula="of:=MAX([.J106];ABS([.N106]))" office:value-type="percentage" office:value="0.00375351892399131">
            <text:p>0.38%</text:p>
          </table:table-cell>
          <table:table-cell/>
          <table:table-cell office:value-type="float" office:value="0.03227">
            <text:p>0.03</text:p>
          </table:table-cell>
          <table:table-cell office:value-type="float" office:value="55.89">
            <text:p>55.89</text:p>
          </table:table-cell>
          <table:table-cell table:formula="of:=([.Q106]-[.$D106])/[.$D106]" office:value-type="percentage" office:value="0.00938379730997794">
            <text:p>0.94%</text:p>
          </table:table-cell>
          <table:table-cell/>
          <table:table-cell office:value-type="float" office:value="0.03173">
            <text:p>0.03</text:p>
          </table:table-cell>
          <table:table-cell office:value-type="float" office:value="54.96">
            <text:p>54.96</text:p>
          </table:table-cell>
          <table:table-cell table:formula="of:=([.U106]-[.$D106])/[.$D106]" office:value-type="percentage" office:value="-0.00750703784798261">
            <text:p>-0.75%</text:p>
          </table:table-cell>
          <table:table-cell table:formula="of:=MAX([.S106];ABS([.W106]))" office:value-type="percentage" office:value="0.00938379730997794">
            <text:p>0.94%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" table:number-rows-spanned="1">
            <text:p>MAX(ABS())</text:p>
          </table:table-cell>
          <table:covered-table-cell table:style-name="ce5"/>
          <table:table-cell/>
          <table:table-cell table:style-name="ce9"/>
          <table:table-cell table:style-name="ce12"/>
          <table:table-cell table:style-name="ce7" table:number-columns-repeated="2"/>
          <table:table-cell table:style-name="ce9"/>
          <table:table-cell/>
          <table:table-cell table:formula="of:=MAX([.J2:.J106])" office:value-type="percentage" office:value="0.0921052631578949">
            <text:p>9.21%</text:p>
          </table:table-cell>
          <table:table-cell table:style-name="ce7"/>
          <table:table-cell table:style-name="ce9"/>
          <table:table-cell/>
          <table:table-cell table:formula="of:=MIN([.N2:.N106])" office:value-type="percentage" office:value="-0.096272845013671">
            <text:p>-9.63%</text:p>
          </table:table-cell>
          <table:table-cell/>
          <table:table-cell table:style-name="ce7"/>
          <table:table-cell table:style-name="ce9"/>
          <table:table-cell/>
          <table:table-cell table:formula="of:=MAX([.S2:.S106])" office:value-type="percentage" office:value="0.0215500945179584">
            <text:p>2.16%</text:p>
          </table:table-cell>
          <table:table-cell table:style-name="ce7"/>
          <table:table-cell table:style-name="ce9"/>
          <table:table-cell/>
          <table:table-cell table:formula="of:=MIN([.W2:.W106])" office:value-type="percentage" office:value="-0.0221905537459283">
            <text:p>-2.22%</text:p>
          </table:table-cell>
          <table:table-cell table:number-columns-repeated="1001"/>
        </table:table-row>
        <table:table-row table:style-name="ro1">
          <table:table-cell table:style-name="ce2" office:value-type="string" table:number-columns-spanned="2" table:number-rows-spanned="1">
            <text:p>MAX, no 100</text:p>
          </table:table-cell>
          <table:covered-table-cell table:style-name="ce5"/>
          <table:table-cell/>
          <table:table-cell table:style-name="ce9"/>
          <table:table-cell table:style-name="ce12"/>
          <table:table-cell table:style-name="ce7" table:number-columns-repeated="2"/>
          <table:table-cell table:style-name="ce9"/>
          <table:table-cell/>
          <table:table-cell table:formula="of:=MAX([.J12:.J106])" office:value-type="percentage" office:value="0.0531271015467384">
            <text:p>5.31%</text:p>
          </table:table-cell>
          <table:table-cell table:style-name="ce7"/>
          <table:table-cell table:style-name="ce9"/>
          <table:table-cell/>
          <table:table-cell table:formula="of:=MIN([.N12:.N106])" office:value-type="percentage" office:value="-0.0605245460659046">
            <text:p>-6.05%</text:p>
          </table:table-cell>
          <table:table-cell/>
          <table:table-cell table:style-name="ce7"/>
          <table:table-cell table:style-name="ce9"/>
          <table:table-cell/>
          <table:table-cell table:formula="of:=MAX([.S12:.S106])" office:value-type="percentage" office:value="0.018463810930576">
            <text:p>1.85%</text:p>
          </table:table-cell>
          <table:table-cell table:style-name="ce7"/>
          <table:table-cell table:style-name="ce9"/>
          <table:table-cell/>
          <table:table-cell table:formula="of:=MIN([.W12:.W106])" office:value-type="percentage" office:value="-0.0221905537459283">
            <text:p>-2.22%</text:p>
          </table:table-cell>
          <table:table-cell table:number-columns-repeated="1001"/>
        </table:table-row>
        <table:table-row table:style-name="ro1">
          <table:table-cell table:style-name="ce2" office:value-type="string" table:number-columns-spanned="2" table:number-rows-spanned="1">
            <text:p>MAX, no 100,200</text:p>
          </table:table-cell>
          <table:covered-table-cell table:style-name="ce5"/>
          <table:table-cell/>
          <table:table-cell table:style-name="ce9"/>
          <table:table-cell table:style-name="ce12"/>
          <table:table-cell table:style-name="ce7" table:number-columns-repeated="2"/>
          <table:table-cell table:style-name="ce9"/>
          <table:table-cell/>
          <table:table-cell table:formula="of:=MAX([.J22:.J106])" office:value-type="percentage" office:value="0.038407115423489">
            <text:p>3.84%</text:p>
          </table:table-cell>
          <table:table-cell table:style-name="ce7"/>
          <table:table-cell table:style-name="ce9"/>
          <table:table-cell/>
          <table:table-cell table:formula="of:=MIN([.N22:.N106])" office:value-type="percentage" office:value="-0.0365175972479493">
            <text:p>-3.65%</text:p>
          </table:table-cell>
          <table:table-cell/>
          <table:table-cell table:style-name="ce7"/>
          <table:table-cell table:style-name="ce9"/>
          <table:table-cell/>
          <table:table-cell table:formula="of:=MAX([.S22:.S106])" office:value-type="percentage" office:value="0.018463810930576">
            <text:p>1.85%</text:p>
          </table:table-cell>
          <table:table-cell table:style-name="ce7"/>
          <table:table-cell table:style-name="ce9"/>
          <table:table-cell/>
          <table:table-cell table:formula="of:=MIN([.W22:.W106])" office:value-type="percentage" office:value="-0.0221905537459283">
            <text:p>-2.22%</text:p>
          </table:table-cell>
          <table:table-cell table:number-columns-repeated="1001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X1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percentage-style style:name="N119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4/03/2011</text:date>, <text:time>23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03T23:10:41</dc:date>
    <dc:creator>Phillip Dudero</dc:creator>
    <meta:generator>OpenOffice.org/3.1$Linux OpenOffice.org_project/310m19$Build-9420</meta:generator>
    <meta:editing-duration>PT12H15M51S</meta:editing-duration>
    <meta:editing-cycles>10</meta:editing-cycles>
    <meta:document-statistic meta:table-count="1" meta:cell-count="20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connect-bar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746cm" svg:height="11.191cm" chart:class="chart:bar" chart:style-name="ch1">
        <chart:title svg:x="7.6cm" svg:y="0.224cm" chart:style-name="ch2">
          <text:p>JES Uncertainties</text:p>
        </chart:title>
        <chart:subtitle svg:x="7.415cm" svg:y="0.95cm" chart:style-name="ch3">
          <text:p>MWR = 700-1300 GeV</text:p>
        </chart:subtitle>
        <chart:plot-area chart:style-name="ch4" table:cell-range-address="Sheet1.Z13:Sheet1.AA22" chart:data-source-has-labels="column" svg:x="0.547cm" svg:y="1.624cm" svg:width="17.825cm" svg:height="9.344cm">
          <chart:axis chart:dimension="x" chart:name="primary-x" chart:style-name="ch5">
            <chart:categories table:cell-range-address="Sheet1.Z13:Sheet1.Z22"/>
          </chart:axis>
          <chart:axis chart:dimension="y" chart:name="primary-y" chart:style-name="ch6">
            <chart:title svg:x="0.343cm" svg:y="10.264cm" chart:style-name="ch7">
              <text:p># of masspoints with uncertainty
 [min &lt; unc &lt;= max] per bin</text:p>
            </chart:title>
            <chart:grid chart:style-name="ch8" chart:class="major"/>
          </chart:axis>
          <chart:series chart:style-name="ch9" chart:values-cell-range-address="Sheet1.AA13:Sheet1.AA2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 text:id="Sheet1.Z13:Sheet1.Z22">1%</text:p>
              </table:table-cell>
              <table:table-cell office:value-type="float" office:value="0">
                <text:p text:id="Sheet1.AA13:Sheet1.AA22">0</text:p>
              </table:table-cell>
            </table:table-row>
            <table:table-row>
              <table:table-cell office:value-type="string">
                <text:p>2%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%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%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%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%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%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%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%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connect-bar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8.651cm" svg:height="13.636cm" chart:class="chart:bar" chart:style-name="ch1">
        <chart:title svg:x="7.486cm" svg:y="0.273cm" chart:style-name="ch2">
          <text:p>MES Uncertainties</text:p>
        </chart:title>
        <chart:subtitle svg:x="7.473cm" svg:y="1.048cm" chart:style-name="ch3">
          <text:p>MWR=700-1600 GeV</text:p>
        </chart:subtitle>
        <chart:plot-area chart:style-name="ch4" table:cell-range-address="Sheet1.Z33:Sheet1.AA43" chart:data-source-has-labels="column" svg:x="0.372cm" svg:y="2.149cm" svg:width="17.904cm" svg:height="11.281cm">
          <chart:axis chart:dimension="x" chart:name="primary-x" chart:style-name="ch5">
            <chart:categories table:cell-range-address="Sheet1.Z33:Sheet1.Z43"/>
          </chart:axis>
          <chart:axis chart:dimension="y" chart:name="primary-y" chart:style-name="ch6">
            <chart:title svg:x="0.2cm" svg:y="13.24cm" chart:style-name="ch7">
              <text:p># of masspoints with uncertainty [min &lt; unc &lt;= max] per bin</text:p>
            </chart:title>
            <chart:grid chart:style-name="ch8" chart:class="major"/>
          </chart:axis>
          <chart:series chart:style-name="ch9" chart:values-cell-range-address="Sheet1.AA33:Sheet1.AA43" chart:class="chart:bar">
            <chart:data-point chart:repeated="11"/>
          </chart:series>
          <chart:wall chart:style-name="ch10"/>
          <chart:floor chart:style-name="ch11"/>
        </chart:plot-area>
        <draw:frame draw:style-name="gr1" draw:text-style-name="P1" svg:width="32.885cm" svg:height="40.137cm" svg:x="-9.562cm" svg:y="-14.911cm">
          <draw:image xlink:href="Pictures/200000620000807500009CC9C75A4973.svm" xlink:type="simple" xlink:show="embed" xlink:actuate="onLoad">
            <text:p/>
          </draw:image>
        </draw:frame>
        <draw:frame draw:style-name="gr1" draw:text-style-name="P1" svg:width="32.885cm" svg:height="40.137cm" svg:x="-9.562cm" svg:y="-14.911cm">
          <draw:image xlink:href="Pictures/200000620000807500009CC9C75A4973.svm" xlink:type="simple" xlink:show="embed" xlink:actuate="onLoad">
            <text:p/>
          </draw:image>
        </draw:frame>
        <draw:frame draw:style-name="gr1" draw:text-style-name="P1" svg:width="32.885cm" svg:height="40.137cm" svg:x="-9.562cm" svg:y="-14.911cm">
          <draw:image xlink:href="Pictures/200000620000807500009CC9C75A4973.svm" xlink:type="simple" xlink:show="embed" xlink:actuate="onLoad">
            <text:p/>
          </draw:image>
        </draw:frame>
        <draw:frame draw:style-name="gr1" draw:text-style-name="P1" svg:width="32.885cm" svg:height="40.137cm" svg:x="-9.562cm" svg:y="-14.911cm">
          <draw:image xlink:href="Pictures/200000620000807500009CC9C75A4973.svm" xlink:type="simple" xlink:show="embed" xlink:actuate="onLoad">
            <text:p/>
          </draw:image>
        </draw:frame>
        <draw:frame draw:style-name="gr1" draw:text-style-name="P1" svg:width="32.885cm" svg:height="40.137cm" svg:x="-9.562cm" svg:y="-14.911cm">
          <draw:image xlink:href="Pictures/200000620000807500009CC9C75A4973.svm" xlink:type="simple" xlink:show="embed" xlink:actuate="onLoad">
            <text:p/>
          </draw:image>
        </draw:frame>
        <draw:frame draw:style-name="gr1" draw:text-style-name="P1" svg:width="32.885cm" svg:height="40.137cm" svg:x="-9.562cm" svg:y="-14.911cm">
          <draw:image xlink:href="Pictures/200000620000807500009CC9C75A497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 text:id="Sheet1.Z33:Sheet1.Z43">0.2%</text:p>
              </table:table-cell>
              <table:table-cell office:value-type="float" office:value="17">
                <text:p text:id="Sheet1.AA33:Sheet1.AA43">17</text:p>
              </table:table-cell>
            </table:table-row>
            <table:table-row>
              <table:table-cell office:value-type="string">
                <text:p>0.4%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.6%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.8%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.0%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.2%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4%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.6%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8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%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2%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connect-bar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576cm" svg:height="10.155cm" chart:class="chart:bar" chart:style-name="ch1">
        <chart:title svg:x="6.563cm" svg:y="0.204cm" chart:style-name="ch2">
          <text:p>MC Statistical uncertainties</text:p>
        </chart:title>
        <chart:subtitle svg:x="7.859cm" svg:y="0.91cm" chart:style-name="ch3">
          <text:p>MWR=700-1600</text:p>
        </chart:subtitle>
        <chart:plot-area chart:style-name="ch4" table:cell-range-address="Sheet1.Z65:Sheet1.AA74" chart:data-source-has-labels="column" svg:x="0.541cm" svg:y="1.564cm" svg:width="17.664cm" svg:height="8.388cm">
          <chart:axis chart:dimension="x" chart:name="primary-x" chart:style-name="ch5">
            <chart:categories table:cell-range-address="Sheet1.Z65:Sheet1.Z74"/>
          </chart:axis>
          <chart:axis chart:dimension="y" chart:name="primary-y" chart:style-name="ch6">
            <chart:title svg:x="0.372cm" svg:y="9.833cm" chart:style-name="ch7">
              <text:p># of masspoints with uncertainty
[min &lt; unc &lt;= max] per bin</text:p>
            </chart:title>
            <chart:grid chart:style-name="ch8" chart:class="major"/>
          </chart:axis>
          <chart:series chart:style-name="ch9" chart:values-cell-range-address="Sheet1.AA65:Sheet1.AA7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 text:id="Sheet1.Z65:Sheet1.Z74">1%</text:p>
              </table:table-cell>
              <table:table-cell office:value-type="float" office:value="0">
                <text:p text:id="Sheet1.AA65:Sheet1.AA74">0</text:p>
              </table:table-cell>
            </table:table-row>
            <table:table-row>
              <table:table-cell office:value-type="string">
                <text:p>2%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%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%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%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%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%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%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